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onospace" svg:font-family="Monospace"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office:font-face-decls>
  <office:automatic-styles>
    <style:style style:name="P1" style:family="paragraph" style:parent-style-name="Standard">
      <style:paragraph-properties fo:margin-left="0cm" fo:margin-right="0cm" fo:text-align="start" style:justify-single-word="false" fo:text-indent="0cm" style:auto-text-indent="false"/>
    </style:style>
    <style:style style:name="P2" style:family="paragraph" style:parent-style-name="Standard">
      <style:paragraph-properties fo:margin-left="0cm" fo:margin-right="0cm" fo:text-align="start" style:justify-single-word="false" fo:text-indent="0cm" style:auto-text-indent="false"/>
      <style:text-properties officeooo:paragraph-rsid="0012bbf0"/>
    </style:style>
    <style:style style:name="P3" style:family="paragraph" style:parent-style-name="Standard">
      <style:paragraph-properties fo:margin-left="0cm" fo:margin-right="0cm" fo:text-align="start" style:justify-single-word="false" fo:text-indent="0cm" style:auto-text-indent="false"/>
      <style:text-properties officeooo:paragraph-rsid="0013ebbd"/>
    </style:style>
    <style:style style:name="P4" style:family="paragraph" style:parent-style-name="Standard">
      <style:paragraph-properties fo:margin-left="0cm" fo:margin-right="0cm" fo:text-align="start" style:justify-single-word="false" fo:text-indent="0cm" style:auto-text-indent="false"/>
      <style:text-properties officeooo:paragraph-rsid="001c7a24"/>
    </style:style>
    <style:style style:name="P5" style:family="paragraph" style:parent-style-name="Standard">
      <style:paragraph-properties fo:margin-left="0cm" fo:margin-right="0cm" fo:text-align="start" style:justify-single-word="false" fo:text-indent="0cm" style:auto-text-indent="false"/>
      <style:text-properties style:font-name="Monospace" fo:font-size="10pt" style:font-size-asian="10pt"/>
    </style:style>
    <style:style style:name="P6" style:family="paragraph" style:parent-style-name="Standard">
      <style:paragraph-properties fo:margin-left="0cm" fo:margin-right="0cm" fo:text-align="start" style:justify-single-word="false" fo:text-indent="0cm" style:auto-text-indent="false"/>
      <style:text-properties style:font-name="Monospace" fo:font-size="10pt" officeooo:paragraph-rsid="0012bbf0" style:font-size-asian="10pt"/>
    </style:style>
    <style:style style:name="P7" style:family="paragraph" style:parent-style-name="Standard">
      <style:paragraph-properties fo:margin-left="0cm" fo:margin-right="0cm" fo:text-align="start" style:justify-single-word="false" fo:text-indent="0cm" style:auto-text-indent="false"/>
      <style:text-properties style:font-name="Monospace" fo:font-size="10pt" officeooo:paragraph-rsid="0013ebbd" style:font-size-asian="10pt"/>
    </style:style>
    <style:style style:name="P8" style:family="paragraph" style:parent-style-name="Standard">
      <style:paragraph-properties fo:margin-left="0cm" fo:margin-right="0cm" fo:text-align="start" style:justify-single-word="false" fo:text-indent="0cm" style:auto-text-indent="false"/>
      <style:text-properties fo:color="#000000" style:font-name="Monospace" fo:font-size="10pt" style:font-size-asian="10pt"/>
    </style:style>
    <style:style style:name="P9" style:family="paragraph" style:parent-style-name="Standard">
      <style:paragraph-properties fo:margin-left="0cm" fo:margin-right="0cm" fo:text-align="start" style:justify-single-word="false" fo:text-indent="0cm" style:auto-text-indent="false"/>
      <style:text-properties fo:color="#000000" style:font-name="Monospace" fo:font-size="10pt" officeooo:paragraph-rsid="0012bbf0" style:font-size-asian="10pt"/>
    </style:style>
    <style:style style:name="P10" style:family="paragraph" style:parent-style-name="Standard">
      <style:paragraph-properties fo:margin-left="0cm" fo:margin-right="0cm" fo:text-align="start" style:justify-single-word="false" fo:text-indent="0cm" style:auto-text-indent="false"/>
      <style:text-properties fo:color="#000000" style:font-name="Monospace" fo:font-size="10pt" officeooo:paragraph-rsid="0013ebbd" style:font-size-asian="10pt"/>
    </style:style>
    <style:style style:name="P11" style:family="paragraph" style:parent-style-name="Standard">
      <style:paragraph-properties fo:margin-left="0cm" fo:margin-right="0cm" fo:text-align="start" style:justify-single-word="false" fo:text-indent="0cm" style:auto-text-indent="false"/>
      <style:text-properties fo:color="#3f7f5f" style:font-name="Monospace" fo:font-size="10pt" style:font-size-asian="10pt"/>
    </style:style>
    <style:style style:name="P12" style:family="paragraph" style:parent-style-name="Standard">
      <style:paragraph-properties fo:margin-left="0cm" fo:margin-right="0cm" fo:text-align="start" style:justify-single-word="false" fo:text-indent="0cm" style:auto-text-indent="false"/>
      <style:text-properties fo:color="#7f0055" style:font-name="Monospace" fo:font-size="10pt" fo:font-weight="bold" style:font-size-asian="10pt" style:font-weight-asian="bold"/>
    </style:style>
    <style:style style:name="P13" style:family="paragraph" style:parent-style-name="Standard">
      <style:paragraph-properties fo:margin-left="0cm" fo:margin-right="0cm" fo:text-align="start" style:justify-single-word="false" fo:text-indent="0cm" style:auto-text-indent="false"/>
      <style:text-properties officeooo:rsid="0013ebbd" officeooo:paragraph-rsid="001c7a24"/>
    </style:style>
    <style:style style:name="P14" style:family="paragraph" style:parent-style-name="Standard">
      <style:text-properties officeooo:rsid="0013ebbd" officeooo:paragraph-rsid="0013ebbd"/>
    </style:style>
    <style:style style:name="P15" style:family="paragraph" style:parent-style-name="Standard">
      <style:text-properties officeooo:rsid="0013ebbd" officeooo:paragraph-rsid="00159aab"/>
    </style:style>
    <style:style style:name="P16" style:family="paragraph" style:parent-style-name="Standard">
      <style:text-properties officeooo:paragraph-rsid="0013ebbd"/>
    </style:style>
    <style:style style:name="P17" style:family="paragraph" style:parent-style-name="Standard">
      <style:text-properties style:text-underline-style="none" officeooo:rsid="0013ebbd" officeooo:paragraph-rsid="0013ebbd"/>
    </style:style>
    <style:style style:name="P18" style:family="paragraph" style:parent-style-name="Standard">
      <style:text-properties fo:font-weight="bold" officeooo:paragraph-rsid="0013ebbd" style:font-weight-asian="bold" style:font-weight-complex="bold"/>
    </style:style>
    <style:style style:name="P19" style:family="paragraph" style:parent-style-name="Standard">
      <style:text-properties fo:font-weight="bold" officeooo:paragraph-rsid="0017fb36" style:font-weight-asian="bold" style:font-weight-complex="bold"/>
    </style:style>
    <style:style style:name="P20" style:family="paragraph" style:parent-style-name="Standard">
      <style:text-properties officeooo:paragraph-rsid="00195b79"/>
    </style:style>
    <style:style style:name="P21" style:family="paragraph" style:parent-style-name="Standard">
      <style:text-properties fo:font-size="15pt" fo:font-weight="bold" officeooo:rsid="0013ebbd" officeooo:paragraph-rsid="0013ebbd" style:font-size-asian="15pt" style:font-weight-asian="bold" style:font-size-complex="15pt" style:font-weight-complex="bold"/>
    </style:style>
    <style:style style:name="P22" style:family="paragraph" style:parent-style-name="Standard">
      <style:text-properties fo:font-size="15pt" fo:font-weight="bold" officeooo:rsid="0013ebbd" officeooo:paragraph-rsid="001bd52b" style:font-size-asian="15pt" style:font-weight-asian="bold" style:font-size-complex="15pt" style:font-weight-complex="bold"/>
    </style:style>
    <style:style style:name="P23" style:family="paragraph" style:parent-style-name="Standard">
      <style:text-properties fo:font-size="15pt" fo:font-weight="bold" officeooo:rsid="001c2b9a" officeooo:paragraph-rsid="001c2b9a" style:font-size-asian="15pt" style:font-weight-asian="bold" style:font-size-complex="15pt" style:font-weight-complex="bold"/>
    </style:style>
    <style:style style:name="P24" style:family="paragraph" style:parent-style-name="Standard">
      <style:text-properties officeooo:paragraph-rsid="001bd52b"/>
    </style:style>
    <style:style style:name="P25" style:family="paragraph" style:parent-style-name="Standard">
      <style:text-properties fo:font-size="10pt" fo:font-weight="bold" officeooo:rsid="001c2b9a" officeooo:paragraph-rsid="001c2b9a" style:font-size-asian="10pt" style:font-weight-asian="bold" style:font-size-complex="10pt" style:font-weight-complex="bold"/>
    </style:style>
    <style:style style:name="P26" style:family="paragraph" style:parent-style-name="Standard">
      <style:text-properties fo:color="#000000" style:font-name="Monospace" fo:font-size="10pt" fo:font-weight="bold" officeooo:rsid="001bd52b" officeooo:paragraph-rsid="001bd52b" style:font-size-asian="10pt" style:font-weight-asian="bold" style:font-size-complex="15pt" style:font-weight-complex="bold"/>
    </style:style>
    <style:style style:name="P27" style:family="paragraph" style:parent-style-name="Standard">
      <style:text-properties fo:color="#000000" style:font-name="Monospace" fo:font-size="10pt" fo:font-weight="bold" officeooo:rsid="001c2b9a" officeooo:paragraph-rsid="001c2b9a" style:font-size-asian="10pt" style:font-weight-asian="bold" style:font-size-complex="10pt" style:font-weight-complex="bold"/>
    </style:style>
    <style:style style:name="P28" style:family="paragraph" style:parent-style-name="Standard">
      <style:text-properties fo:color="#000000" style:font-name="Monospace" fo:font-size="15pt" fo:font-weight="bold" officeooo:rsid="0013ebbd" officeooo:paragraph-rsid="0013ebbd" style:font-size-asian="15pt" style:font-weight-asian="bold" style:font-size-complex="15pt" style:font-weight-complex="bold"/>
    </style:style>
    <style:style style:name="P29" style:family="paragraph" style:parent-style-name="Standard">
      <style:text-properties fo:color="#000000" style:font-name="Monospace" fo:font-size="15pt" fo:font-weight="bold" officeooo:rsid="001c2b9a" officeooo:paragraph-rsid="001c2b9a" style:font-size-asian="15pt" style:font-weight-asian="bold" style:font-size-complex="15pt" style:font-weight-complex="bold"/>
    </style:style>
    <style:style style:name="P30" style:family="paragraph" style:parent-style-name="Standard">
      <style:text-properties officeooo:paragraph-rsid="001c7a24"/>
    </style:style>
    <style:style style:name="P31" style:family="paragraph" style:parent-style-name="Standard">
      <style:text-properties fo:font-size="14pt" fo:font-weight="bold" officeooo:rsid="0013ebbd" officeooo:paragraph-rsid="0013ebbd" style:font-size-asian="14pt" style:font-weight-asian="bold" style:font-size-complex="14pt" style:font-weight-complex="bold"/>
    </style:style>
    <style:style style:name="P32" style:family="paragraph" style:parent-style-name="Standard">
      <style:text-properties fo:color="#000000" style:font-name="Monospace" fo:font-size="10pt" officeooo:paragraph-rsid="0013ebbd" style:font-size-asian="10pt"/>
    </style:style>
    <style:style style:name="P33" style:family="paragraph" style:parent-style-name="Standard">
      <style:text-properties fo:color="#3f7f5f" style:font-name="Monospace" fo:font-size="10pt" officeooo:rsid="0013ebbd" officeooo:paragraph-rsid="0013ebbd" style:font-size-asian="10pt"/>
    </style:style>
    <style:style style:name="P34" style:family="paragraph" style:parent-style-name="Standard">
      <style:text-properties fo:font-size="15pt" fo:font-weight="bold" officeooo:rsid="0013ebbd" officeooo:paragraph-rsid="001c7a24" style:font-size-asian="15pt" style:font-weight-asian="bold" style:font-size-complex="15pt" style:font-weight-complex="bold"/>
    </style:style>
    <style:style style:name="P35" style:family="paragraph" style:parent-style-name="Standard">
      <style:paragraph-properties fo:margin-left="0cm" fo:margin-right="0cm" fo:text-align="start" style:justify-single-word="false" fo:text-indent="0cm" style:auto-text-indent="false"/>
      <style:text-properties fo:color="#000000" style:font-name="Monospace" fo:font-size="10pt" style:font-size-asian="10pt"/>
    </style:style>
    <style:style style:name="T1" style:family="text">
      <style:text-properties fo:color="#7f0055" style:font-name="Monospace" fo:font-size="10pt" fo:font-weight="bold" style:font-size-asian="10pt" style:font-weight-asian="bold"/>
    </style:style>
    <style:style style:name="T2" style:family="text">
      <style:text-properties fo:color="#7f0055" style:font-name="Monospace" fo:font-size="10pt" style:text-underline-style="none" style:font-size-asian="10pt"/>
    </style:style>
    <style:style style:name="T3" style:family="text">
      <style:text-properties fo:color="#7f0055" style:font-name="Monospace" fo:font-size="10pt" style:text-underline-style="none" fo:font-weight="bold" style:font-size-asian="10pt" style:font-weight-asian="bold" style:font-weight-complex="bold"/>
    </style:style>
    <style:style style:name="T4" style:family="text">
      <style:text-properties fo:color="#7f0055" style:font-name="Monospace" fo:font-size="10pt" style:font-size-asian="10pt"/>
    </style:style>
    <style:style style:name="T5" style:family="text">
      <style:text-properties fo:color="#7f0055" style:font-name="Monospace" fo:font-weight="bold" style:font-weight-asian="bold"/>
    </style:style>
    <style:style style:name="T6" style:family="text">
      <style:text-properties fo:color="#7f0055" fo:font-weight="bold" style:font-weight-asian="bold"/>
    </style:style>
    <style:style style:name="T7" style:family="text">
      <style:text-properties fo:color="#000000"/>
    </style:style>
    <style:style style:name="T8" style:family="text">
      <style:text-properties fo:color="#000000" style:font-name="Monospace"/>
    </style:style>
    <style:style style:name="T9" style:family="text">
      <style:text-properties fo:color="#000000" style:font-name="Monospace" fo:font-size="10pt" style:font-size-asian="10pt"/>
    </style:style>
    <style:style style:name="T10" style:family="text">
      <style:text-properties fo:color="#000000" style:font-name="Monospace" fo:font-size="10pt" fo:font-weight="bold" style:font-size-asian="10pt" style:font-weight-asian="bold"/>
    </style:style>
    <style:style style:name="T11" style:family="text">
      <style:text-properties fo:color="#000000" style:font-name="Monospace" fo:font-size="10pt" fo:font-weight="bold" officeooo:rsid="001bd52b" style:font-size-asian="10pt" style:font-weight-asian="bold" style:font-size-complex="15pt" style:font-weight-complex="bold"/>
    </style:style>
    <style:style style:name="T12" style:family="text">
      <style:text-properties fo:color="#000000" style:font-name="Monospace" fo:font-size="10pt" style:text-underline-style="solid" style:text-underline-width="auto" style:text-underline-color="font-color" style:font-size-asian="10pt"/>
    </style:style>
    <style:style style:name="T13" style:family="text">
      <style:text-properties fo:color="#000000" style:font-name="Monospace" fo:font-size="10pt" style:text-underline-style="none" style:font-size-asian="10pt"/>
    </style:style>
    <style:style style:name="T14" style:family="text">
      <style:text-properties fo:color="#000000" style:font-name="Monospace" fo:font-size="10pt" style:text-underline-style="none" fo:font-weight="bold" style:font-size-asian="10pt" style:font-weight-asian="bold" style:font-weight-complex="bold"/>
    </style:style>
    <style:style style:name="T15" style:family="text">
      <style:text-properties fo:color="#000000" style:font-name="Monospace" fo:font-weight="bold" style:font-weight-asian="bold"/>
    </style:style>
    <style:style style:name="T16" style:family="text">
      <style:text-properties fo:color="#000000" style:font-name="Monospace" fo:font-size="15pt" fo:font-weight="bold" officeooo:rsid="0013ebbd" style:font-size-asian="15pt" style:font-weight-asian="bold" style:font-size-complex="15pt" style:font-weight-complex="bold"/>
    </style:style>
    <style:style style:name="T17" style:family="text">
      <style:text-properties fo:color="#000000" style:font-name="Monospace" fo:font-size="15pt" style:font-size-asian="15pt" style:font-size-complex="15pt"/>
    </style:style>
    <style:style style:name="T18" style:family="text">
      <style:text-properties fo:color="#000000" fo:font-weight="bold" style:font-weight-asian="bold"/>
    </style:style>
    <style:style style:name="T19" style:family="text">
      <style:text-properties fo:color="#005032"/>
    </style:style>
    <style:style style:name="T20" style:family="text">
      <style:text-properties fo:color="#005032" style:font-name="Monospace"/>
    </style:style>
    <style:style style:name="T21" style:family="text">
      <style:text-properties fo:color="#005032" style:font-name="Monospace" fo:font-size="10pt" style:font-size-asian="10pt"/>
    </style:style>
    <style:style style:name="T22" style:family="text">
      <style:text-properties fo:color="#3c3c3c" style:font-name="Monospace" fo:font-size="10pt" style:text-underline-style="solid" style:text-underline-width="auto" style:text-underline-color="font-color" style:font-size-asian="10pt"/>
    </style:style>
    <style:style style:name="T23" style:family="text">
      <style:text-properties fo:color="#3c3c3c" style:font-name="Monospace" fo:font-size="10pt" style:text-underline-style="solid" style:text-underline-width="auto" style:text-underline-color="font-color" fo:font-weight="bold" style:font-size-asian="10pt" style:font-weight-asian="bold"/>
    </style:style>
    <style:style style:name="T24" style:family="text">
      <style:text-properties fo:color="#3c3c3c" style:font-name="Monospace" fo:font-size="10pt" style:text-underline-style="none" style:font-size-asian="10pt"/>
    </style:style>
    <style:style style:name="T25" style:family="text">
      <style:text-properties fo:color="#3c3c3c" style:font-name="Monospace" fo:font-size="10pt" style:text-underline-style="none" fo:font-weight="bold" style:font-size-asian="10pt" style:font-weight-asian="bold" style:font-weight-complex="bold"/>
    </style:style>
    <style:style style:name="T26" style:family="text">
      <style:text-properties fo:color="#3c3c3c" style:font-name="Monospace" style:text-underline-style="solid" style:text-underline-width="auto" style:text-underline-color="font-color" fo:font-weight="bold" style:font-weight-asian="bold"/>
    </style:style>
    <style:style style:name="T27" style:family="text">
      <style:text-properties officeooo:rsid="0013ebbd"/>
    </style:style>
    <style:style style:name="T28" style:family="text">
      <style:text-properties fo:color="#3f7f5f" style:font-name="Monospace" fo:font-size="10pt" style:font-size-asian="10pt"/>
    </style:style>
    <style:style style:name="T29" style:family="text">
      <style:text-properties fo:color="#3f7f5f" style:font-name="Monospace" fo:font-size="10pt" style:text-underline-style="solid" style:text-underline-width="auto" style:text-underline-color="font-color" style:font-size-asian="10pt"/>
    </style:style>
    <style:style style:name="T30" style:family="text">
      <style:text-properties fo:font-size="20pt" style:text-underline-style="none" fo:font-weight="bold" officeooo:rsid="0013ebbd" style:font-size-asian="20pt" style:font-weight-asian="bold" style:font-size-complex="20pt" style:font-weight-complex="bold"/>
    </style:style>
    <style:style style:name="T31" style:family="text">
      <style:text-properties fo:color="#0000c0" style:font-name="Monospace" fo:font-size="10pt" style:font-size-asian="10pt"/>
    </style:style>
    <style:style style:name="T32" style:family="text">
      <style:text-properties fo:color="#0000c0" style:font-name="Monospace" fo:font-size="10pt" fo:font-style="italic" style:font-size-asian="10pt" style:font-style-asian="italic"/>
    </style:style>
    <style:style style:name="T33" style:family="text">
      <style:text-properties fo:font-size="15pt" fo:font-weight="bold" officeooo:rsid="0013ebbd" style:font-size-asian="15pt" style:font-weight-asian="bold" style:font-size-complex="15pt"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本次分配到了im_iip、im_ltm_common、 im_mipi文件其中im_ltm_common、im_mipi没有超过1000行没有进行拆分 im_iip拆分成8个类 imiipdefine、imiipstruct、imiipcounter|、imiipmain、imiipnew、imiipstatic、imiipsub、imiipoid8个类，其中源im_iip.h文件包含在imiipdefine.h 和imiipstruct.h文件中</text:p>
      <text:p text:style-name="Standard"/>
      <text:p text:style-name="Standard">imiipdefine：</text:p>
      <text:p text:style-name="Standard">公有函数更改记录：</text:p>
      <text:p text:style-name="P1"><text:span text:style-name="T1">extern</text:span><text:span text:style-name="T9"> </text:span><text:span text:style-name="T21">INT32</text:span><text:span text:style-name="T9"> </text:span><text:span text:style-name="T10">Im_IIP_Init</text:span><text:span text:style-name="T9">( VOID );</text:span></text:p>
      <text:p text:style-name="P1"><text:span text:style-name="T9">改为：</text:span><text:span text:style-name="T21">INT32</text:span><text:span text:style-name="T9"> </text:span><text:span text:style-name="T10">im_iip_struct_init</text:span><text:span text:style-name="T9">( VOID );</text:span></text:p>
      <text:p text:style-name="P8"/>
      <text:p text:style-name="P1"><text:span text:style-name="T1">extern</text:span><text:span text:style-name="T9"> </text:span><text:span text:style-name="T21">INT32</text:span><text:span text:style-name="T9"> </text:span><text:span text:style-name="T10">Im_IIP_Init_Unit</text:span><text:span text:style-name="T9">( </text:span><text:span text:style-name="T1">const</text:span><text:span text:style-name="T9"> </text:span><text:span text:style-name="T21">E_IM_IIP_UNIT_ID</text:span><text:span text:style-name="T9"> unit_id );</text:span></text:p>
      <text:p text:style-name="P2"><text:span text:style-name="T9">改为：</text:span><text:span text:style-name="T21">INT32</text:span><text:span text:style-name="T9"> </text:span><text:span text:style-name="T10">im_iip_struct_init_unit</text:span><text:span text:style-name="T9">( </text:span><text:span text:style-name="T1">const</text:span><text:span text:style-name="T9"> </text:span><text:span text:style-name="T21">E_IM_IIP_UNIT_ID</text:span><text:span text:style-name="T9"> unit_id );</text:span></text:p>
      <text:p text:style-name="P8"/>
      <text:p text:style-name="P1"><text:span text:style-name="T1">extern</text:span><text:span text:style-name="T9"> </text:span><text:span text:style-name="T21">INT32</text:span><text:span text:style-name="T9"> </text:span><text:span text:style-name="T10">Im_IIP_Open</text:span><text:span text:style-name="T9">( </text:span><text:span text:style-name="T1">const</text:span><text:span text:style-name="T9"> </text:span><text:span text:style-name="T21">INT32</text:span><text:span text:style-name="T9"> wait_time );</text:span></text:p>
      <text:p text:style-name="P2"><text:span text:style-name="T9">改为：</text:span><text:span text:style-name="T21">INT32</text:span><text:span text:style-name="T9"> </text:span><text:span text:style-name="T10">im_iip_struct_open</text:span><text:span text:style-name="T9">( </text:span><text:span text:style-name="T1">const</text:span><text:span text:style-name="T9"> </text:span><text:span text:style-name="T21">INT32</text:span><text:span text:style-name="T9"> wait_time );</text:span></text:p>
      <text:p text:style-name="P8"/>
      <text:p text:style-name="P1"><text:span text:style-name="T1">extern</text:span><text:span text:style-name="T9"> </text:span><text:span text:style-name="T21">INT32</text:span><text:span text:style-name="T9"> </text:span><text:span text:style-name="T10">Im_IIP_Close</text:span><text:span text:style-name="T9">( VOID );</text:span></text:p>
      <text:p text:style-name="P2"><text:span text:style-name="T9">改为：</text:span><text:span text:style-name="T21">INT32</text:span><text:span text:style-name="T9"> </text:span><text:span text:style-name="T10">im_iip_struct_close</text:span><text:span text:style-name="T9">( VOID );</text:span></text:p>
      <text:p text:style-name="P1"/>
      <text:p text:style-name="P1"><text:span text:style-name="T1">extern</text:span><text:span text:style-name="T9"> </text:span><text:span text:style-name="T21">INT32</text:span><text:span text:style-name="T9"> </text:span><text:span text:style-name="T10">Im_IIP_Ctrl_AXI</text:span><text:span text:style-name="T9">( </text:span><text:span text:style-name="T1">const</text:span><text:span text:style-name="T9"> </text:span><text:span text:style-name="T21">E_IM_IIP_AXI_ID</text:span><text:span text:style-name="T9"> axi_id, </text:span><text:span text:style-name="T1">const</text:span><text:span text:style-name="T9"> </text:span><text:span text:style-name="T21">T_IM_IIP_CTRL_AXI</text:span><text:span text:style-name="T9">* </text:span><text:span text:style-name="T1">const</text:span><text:span text:style-name="T9"> cfg );</text:span></text:p>
      <text:p text:style-name="P2"><text:span text:style-name="T9">改为：</text:span><text:span text:style-name="T21">INT32</text:span><text:span text:style-name="T9"> </text:span><text:span text:style-name="T10">im_iip_sub_ctrl_axi</text:span><text:span text:style-name="T9">( </text:span><text:span text:style-name="T1">const</text:span><text:span text:style-name="T9"> </text:span><text:span text:style-name="T21">E_IM_IIP_AXI_ID</text:span><text:span text:style-name="T9"> axi_id, </text:span><text:span text:style-name="T1">const</text:span><text:span text:style-name="T9"> </text:span><text:span text:style-name="T21">T_IM_IIP_CTRL_AXI</text:span><text:span text:style-name="T9">* </text:span><text:span text:style-name="T1">const</text:span><text:span text:style-name="T9"> cfg );</text:span></text:p>
      <text:p text:style-name="P8"/>
      <text:p text:style-name="P1"><text:span text:style-name="T1">extern</text:span><text:span text:style-name="T9"> </text:span><text:span text:style-name="T21">INT32</text:span><text:span text:style-name="T9"> </text:span><text:span text:style-name="T10">Im_IIP_Ctrl_AXI_ALL</text:span><text:span text:style-name="T9">( </text:span><text:span text:style-name="T1">const</text:span><text:span text:style-name="T9"> </text:span><text:span text:style-name="T21">T_IM_IIP_CTRL_AXI_ALL</text:span><text:span text:style-name="T9">* </text:span><text:span text:style-name="T1">const</text:span><text:span text:style-name="T9"> cfg );</text:span></text:p>
      <text:p text:style-name="P2"><text:span text:style-name="T9">改为：</text:span><text:span text:style-name="T21">INT32</text:span><text:span text:style-name="T9"> </text:span><text:span text:style-name="T10">im_iip_sub_ctrl_axi_all</text:span><text:span text:style-name="T9">( </text:span><text:span text:style-name="T1">const</text:span><text:span text:style-name="T9"> </text:span><text:span text:style-name="T21">T_IM_IIP_CTRL_AXI_ALL</text:span><text:span text:style-name="T9">* </text:span><text:span text:style-name="T1">const</text:span><text:span text:style-name="T9"> cfg );</text:span></text:p>
      <text:p text:style-name="P8"/>
      <text:p text:style-name="P1"><text:span text:style-name="T1">extern</text:span><text:span text:style-name="T9"> </text:span><text:span text:style-name="T21">INT32</text:span><text:span text:style-name="T9"> </text:span><text:span text:style-name="T10">Im_IIP_Ctrl_Base</text:span><text:span text:style-name="T9">( </text:span><text:span text:style-name="T1">const</text:span><text:span text:style-name="T9"> </text:span><text:span text:style-name="T21">T_IM_IIP_CTRL_BASE</text:span><text:span text:style-name="T9">* </text:span><text:span text:style-name="T1">const</text:span><text:span text:style-name="T9"> cfg );</text:span></text:p>
      <text:p text:style-name="P2"><text:span text:style-name="T9">改为：</text:span><text:span text:style-name="T21">INT32</text:span><text:span text:style-name="T9"> </text:span><text:span text:style-name="T10">im_iip_struct_ctrl_base</text:span><text:span text:style-name="T9">( </text:span><text:span text:style-name="T1">const</text:span><text:span text:style-name="T9"> </text:span><text:span text:style-name="T21">T_IM_IIP_CTRL_BASE</text:span><text:span text:style-name="T9">* </text:span><text:span text:style-name="T1">const</text:span><text:span text:style-name="T9"> cfg );</text:span></text:p>
      <text:p text:style-name="P1"/>
      <text:p text:style-name="P1"><text:span text:style-name="T1">extern</text:span><text:span text:style-name="T9"> </text:span><text:span text:style-name="T21">INT32</text:span><text:span text:style-name="T9"> </text:span><text:span text:style-name="T10">Im_IIP_Update_PADRS</text:span><text:span text:style-name="T9">( </text:span><text:span text:style-name="T1">const</text:span><text:span text:style-name="T9"> </text:span><text:span text:style-name="T21">E_IM_IIP_UNIT_ID</text:span><text:span text:style-name="T9"> unit_id, </text:span><text:span text:style-name="T1">const</text:span><text:span text:style-name="T9"> </text:span><text:span text:style-name="T21">ULONG</text:span><text:span text:style-name="T9"> unit_param_addr );</text:span></text:p>
      <text:p text:style-name="P2"><text:span text:style-name="T9">改为：</text:span><text:span text:style-name="T21">INT32</text:span><text:span text:style-name="T9"> </text:span><text:span text:style-name="T10">im_iip_sub_update_padrs</text:span><text:span text:style-name="T9">( </text:span><text:span text:style-name="T1">const</text:span><text:span text:style-name="T9"> </text:span><text:span text:style-name="T21">E_IM_IIP_UNIT_ID</text:span><text:span text:style-name="T9"> unit_id, </text:span><text:span text:style-name="T1">const</text:span><text:span text:style-name="T9"> </text:span><text:span text:style-name="T21">ULONG</text:span><text:span text:style-name="T9"> unit_param_addr );</text:span></text:p>
      <text:p text:style-name="P8"/>
      <text:p text:style-name="P1"><text:span text:style-name="T1">extern</text:span><text:span text:style-name="T9"> </text:span><text:span text:style-name="T21">INT32</text:span><text:span text:style-name="T9"> </text:span><text:span text:style-name="T10">Im_IIP_Start</text:span><text:span text:style-name="T9">( VOID );</text:span></text:p>
      <text:p text:style-name="P2"><text:span text:style-name="T9">改为：</text:span><text:span text:style-name="T21">INT32</text:span><text:span text:style-name="T9"> </text:span><text:span text:style-name="T10">im_iip_sub_start</text:span><text:span text:style-name="T9">( VOID );</text:span></text:p>
      <text:p text:style-name="P8"/>
      <text:p text:style-name="P8"/>
      <text:p text:style-name="P1"><text:span text:style-name="T1">extern</text:span><text:span text:style-name="T9"> </text:span><text:span text:style-name="T21">INT32</text:span><text:span text:style-name="T9"> </text:span><text:span text:style-name="T10">Im_IIP_Stop</text:span><text:span text:style-name="T9">( </text:span><text:span text:style-name="T1">const</text:span><text:span text:style-name="T9"> </text:span><text:span text:style-name="T21">UINT32</text:span><text:span text:style-name="T9"> stop_type );</text:span></text:p>
      <text:p text:style-name="P3"><text:span text:style-name="T9">改为：</text:span><text:span text:style-name="T21">INT32</text:span><text:span text:style-name="T9"> </text:span><text:span text:style-name="T10">im_iip_main_stop</text:span><text:span text:style-name="T9">( </text:span><text:span text:style-name="T1">const</text:span><text:span text:style-name="T9"> </text:span><text:span text:style-name="T21">UINT32</text:span><text:span text:style-name="T9"> stop_type );</text:span></text:p>
      <text:p text:style-name="P1"/>
      <text:p text:style-name="P1"><text:span text:style-name="T1">extern</text:span><text:span text:style-name="T9"> </text:span><text:span text:style-name="T21">INT32</text:span><text:span text:style-name="T9"> </text:span><text:span text:style-name="T10">Im_IIP_Get_SL_Status</text:span><text:span text:style-name="T9">( </text:span><text:span text:style-name="T21">UINT32</text:span><text:span text:style-name="T9">* </text:span><text:span text:style-name="T1">const</text:span><text:span text:style-name="T9"> sl_status );</text:span></text:p>
      <text:p text:style-name="P3"><text:span text:style-name="T9">改为：</text:span><text:span text:style-name="T21">INT32</text:span><text:span text:style-name="T9"> </text:span><text:span text:style-name="T10">im_iip_main_get_sl_status</text:span><text:span text:style-name="T9">( </text:span><text:span text:style-name="T21">UINT32</text:span><text:span text:style-name="T9">* </text:span><text:span text:style-name="T1">const</text:span><text:span text:style-name="T9"> sl_status );</text:span></text:p>
      <text:p text:style-name="P8"/>
      <text:p text:style-name="P1"><text:span text:style-name="T1">extern</text:span><text:span text:style-name="T9"> </text:span><text:span text:style-name="T21">INT32</text:span><text:span text:style-name="T9"> </text:span><text:span text:style-name="T10">Im_IIP_Get_UNIT_PARAM</text:span><text:span text:style-name="T9">( </text:span><text:span text:style-name="T1">const</text:span><text:span text:style-name="T9"> </text:span><text:span text:style-name="T21">E_IM_IIP_UNIT_ID</text:span><text:span text:style-name="T9"> unit_id, </text:span><text:span text:style-name="T21">ULONG</text:span><text:span text:style-name="T9">* </text:span><text:span text:style-name="T1">const</text:span><text:span text:style-name="T9"> p_param_buffer, </text:span><text:span text:style-name="T21">UINT32</text:span><text:span text:style-name="T9">* </text:span><text:span text:style-name="T1">const</text:span><text:span text:style-name="T9"> size );</text:span></text:p>
      <text:p text:style-name="P1"/>
      <text:p text:style-name="P3"><text:span text:style-name="T9">改为：</text:span><text:span text:style-name="T21">INT32</text:span><text:span text:style-name="T9"> </text:span><text:span text:style-name="T10">im_iip_static_get_unit_param</text:span><text:span text:style-name="T9">( </text:span><text:span text:style-name="T1">const</text:span><text:span text:style-name="T9"> </text:span><text:span text:style-name="T21">E_IM_IIP_UNIT_ID</text:span><text:span text:style-name="T9"> unit_id, </text:span><text:span text:style-name="T21">ULONG</text:span><text:span text:style-name="T9">* </text:span><text:span text:style-name="T1">const</text:span><text:span text:style-name="T9"> p_param_buffer, </text:span><text:span text:style-name="T21">UINT32</text:span><text:span text:style-name="T9">* </text:span><text:span text:style-name="T1">const</text:span><text:span text:style-name="T9"> size );</text:span></text:p>
      <text:p text:style-name="P8"/>
      <text:p text:style-name="P1"><text:span text:style-name="T1">extern</text:span><text:span text:style-name="T9"> </text:span><text:span text:style-name="T21">INT32</text:span><text:span text:style-name="T9"> </text:span><text:span text:style-name="T10">Im_IIP_Set_AccessEnable</text:span><text:span text:style-name="T9">( </text:span><text:span text:style-name="T1">const</text:span><text:span text:style-name="T9"> </text:span><text:span text:style-name="T21">UINT32</text:span><text:span text:style-name="T9"> res_bitmask, </text:span><text:span text:style-name="T1">const</text:span><text:span text:style-name="T9"> UCHAR permission_flg );</text:span></text:p>
      <text:p text:style-name="P7"><text:span text:style-name="T7">改为：</text:span><text:span text:style-name="T19">INT32</text:span><text:span text:style-name="T7"> </text:span><text:span text:style-name="T18">im_iip_set_static_accessenable</text:span><text:span text:style-name="T7">( </text:span><text:span text:style-name="T6">const</text:span><text:span text:style-name="T7"> </text:span><text:span text:style-name="T19">UINT32</text:span><text:span text:style-name="T7"> res_bitmask, </text:span><text:span text:style-name="T6">const</text:span><text:span text:style-name="T7"> UCHAR permission_flg );</text:span></text:p>
      <text:p text:style-name="P5"/>
      <text:p text:style-name="P5"/>
      <text:p text:style-name="P6"><text:span text:style-name="T19">INT32</text:span><text:span text:style-name="T7"> </text:span><text:span text:style-name="T18">Im_IIP_Set_IntHandler</text:span><text:span text:style-name="T7">( </text:span><text:span text:style-name="T6">const</text:span><text:span text:style-name="T7"> </text:span><text:span text:style-name="T19">ULONG</text:span><text:span text:style-name="T7"> interrupt_bitmask, </text:span><text:span text:style-name="T6">const</text:span><text:span text:style-name="T7"> </text:span><text:span text:style-name="T19">T_IM_IIP_CALLBACK</text:span><text:span text:style-name="T7"> int_handler );</text:span></text:p>
      <text:p text:style-name="P7"><text:span text:style-name="T7">改为：</text:span><text:span text:style-name="T19">INT32</text:span><text:span text:style-name="T7"> </text:span><text:span text:style-name="T18">im_iip_counter_set_inthandler</text:span><text:span text:style-name="T7">( </text:span><text:span text:style-name="T6">const</text:span><text:span text:style-name="T7"> </text:span><text:span text:style-name="T19">ULONG</text:span><text:span text:style-name="T7"> interrupt_bitmask, </text:span><text:span text:style-name="T6">const</text:span><text:span text:style-name="T7"> </text:span><text:span text:style-name="T19">T_IM_IIP_CALLBACK</text:span><text:span text:style-name="T7"> </text:span><text:soft-page-break/><text:span text:style-name="T7">int_handler );</text:span></text:p>
      <text:p text:style-name="P9"/>
      <text:p text:style-name="P11">//私有函数变成公有函数被调用</text:p>
      <text:p text:style-name="P8"/>
      <text:p text:style-name="P1"><text:span text:style-name="T21">UINT32</text:span><text:span text:style-name="T9"> </text:span><text:span text:style-name="T10">im_iip_irq_disable</text:span><text:span text:style-name="T9">( </text:span><text:span text:style-name="T1">void</text:span><text:span text:style-name="T9"> );</text:span></text:p>
      <text:p text:style-name="P3"><text:span text:style-name="T9">改为：</text:span><text:span text:style-name="T21">UINT32</text:span><text:span text:style-name="T9"> </text:span><text:span text:style-name="T10">im_iip_static_irq_disable</text:span><text:span text:style-name="T9">( </text:span><text:span text:style-name="T1">void</text:span><text:span text:style-name="T9"> );</text:span></text:p>
      <text:p text:style-name="P8"/>
      <text:p text:style-name="P1"><text:span text:style-name="T1">void</text:span><text:span text:style-name="T9"> </text:span><text:span text:style-name="T10">im_iip_irq_enable</text:span><text:span text:style-name="T9">( </text:span><text:span text:style-name="T21">UINT32</text:span><text:span text:style-name="T9"> irq_mask );</text:span></text:p>
      <text:p text:style-name="P3"><text:span text:style-name="T10">改为：</text:span><text:span text:style-name="T1">void</text:span><text:span text:style-name="T9"> </text:span><text:span text:style-name="T10">im_iip_static_irq_enable</text:span><text:span text:style-name="T9">( </text:span><text:span text:style-name="T21">ImIipDefine</text:span><text:span text:style-name="T9">* self, </text:span><text:span text:style-name="T21">UINT32</text:span><text:span text:style-name="T9"> irq_mask );</text:span></text:p>
      <text:p text:style-name="P8"/>
      <text:p text:style-name="P1"><text:span text:style-name="T21">INT32</text:span><text:span text:style-name="T9"> </text:span><text:span text:style-name="T10">im_iip_util_resizerotate_main</text:span><text:span text:style-name="T9">( </text:span><text:span text:style-name="T21">T_IM_IIP_UTIL_PARAM_RESIZE_ROTATE</text:span><text:span text:style-name="T9">* </text:span><text:span text:style-name="T1">const</text:span><text:span text:style-name="T9"> rr_param, </text:span><text:span text:style-name="T1">const</text:span><text:span text:style-name="T9"> </text:span><text:span text:style-name="T21">T_IM_IIP_UTIL_RR</text:span><text:span text:style-name="T9">* </text:span><text:span text:style-name="T1">const</text:span><text:span text:style-name="T9"> cfg );</text:span></text:p>
      <text:p text:style-name="P3"><text:span text:style-name="T12">改为：</text:span><text:span text:style-name="T22">INT32</text:span><text:span text:style-name="T9"> </text:span><text:span text:style-name="T10">im_iip_define_util_resizerotate_main</text:span><text:span text:style-name="T9">( </text:span><text:span text:style-name="T21">T_IM_IIP_UTIL_PARAM_RESIZE_ROTATE</text:span><text:span text:style-name="T9">* </text:span><text:span text:style-name="T1">const</text:span><text:span text:style-name="T9"> rr_param, </text:span><text:span text:style-name="T1">const</text:span><text:span text:style-name="T9"> </text:span><text:span text:style-name="T21">T_IM_IIP_UTIL_RR</text:span><text:span text:style-name="T9">* </text:span><text:span text:style-name="T1">const</text:span><text:span text:style-name="T9"> cfg );</text:span></text:p>
      <text:p text:style-name="P8"/>
      <text:p text:style-name="P1"><text:span text:style-name="T21">INT32</text:span><text:span text:style-name="T9"> </text:span><text:span text:style-name="T10">im_iip_check_wait_time</text:span><text:span text:style-name="T9">( </text:span><text:span text:style-name="T1">const</text:span><text:span text:style-name="T9"> </text:span><text:span text:style-name="T21">INT32</text:span><text:span text:style-name="T9"> wait_time );</text:span></text:p>
      <text:p text:style-name="P3"><text:span text:style-name="T12">改为：</text:span><text:span text:style-name="T22">INT32</text:span><text:span text:style-name="T9"> </text:span><text:span text:style-name="T10">im_iip_counter_check_wait_time</text:span><text:span text:style-name="T9">(</text:span><text:span text:style-name="T21">ImIipDefine</text:span><text:span text:style-name="T9">* self, </text:span><text:span text:style-name="T1">const</text:span><text:span text:style-name="T9"> </text:span><text:span text:style-name="T21">INT32</text:span><text:span text:style-name="T9"> wait_time );</text:span></text:p>
      <text:p text:style-name="P8"/>
      <text:p text:style-name="P1"><text:span text:style-name="T21">INT32</text:span><text:span text:style-name="T9"> </text:span><text:span text:style-name="T10">im_iip_util_csc_main</text:span><text:span text:style-name="T9">( </text:span><text:span text:style-name="T21">T_IM_IIP_UTIL_PARAM_CSC</text:span><text:span text:style-name="T9">* </text:span><text:span text:style-name="T1">const</text:span><text:span text:style-name="T9"> csc_param, </text:span><text:span text:style-name="T1">const</text:span><text:span text:style-name="T9"> </text:span><text:span text:style-name="T21">T_IM_IIP_UTIL_CSC</text:span><text:span text:style-name="T9">* </text:span><text:span text:style-name="T1">const</text:span><text:span text:style-name="T9"> cfg, </text:span><text:span text:style-name="T1">const</text:span><text:span text:style-name="T9"> </text:span><text:span text:style-name="T21">INT32</text:span><text:span text:style-name="T9"> wait_time );</text:span></text:p>
      <text:p text:style-name="P3"><text:span text:style-name="T9">改为：</text:span><text:span text:style-name="T21">INT32</text:span><text:span text:style-name="T9"> </text:span><text:span text:style-name="T10">im_iip_define_util_csc_main</text:span><text:span text:style-name="T9">( </text:span><text:span text:style-name="T21">T_IM_IIP_UTIL_PARAM_CSC</text:span><text:span text:style-name="T9">* </text:span><text:span text:style-name="T1">const</text:span><text:span text:style-name="T9"> csc_param, </text:span><text:span text:style-name="T1">const</text:span><text:span text:style-name="T9"> </text:span><text:span text:style-name="T21">T_IM_IIP_UTIL_CSC</text:span><text:span text:style-name="T9">* </text:span><text:span text:style-name="T1">const</text:span><text:span text:style-name="T9"> cfg, </text:span><text:span text:style-name="T1">const</text:span><text:span text:style-name="T9"> </text:span><text:span text:style-name="T21">INT32</text:span><text:span text:style-name="T9"> wait_time );</text:span></text:p>
      <text:p text:style-name="P8"/>
      <text:p text:style-name="P1"><text:span text:style-name="T21">INT32</text:span><text:span text:style-name="T9"> </text:span><text:span text:style-name="T10">im_iip_util_lut_main</text:span><text:span text:style-name="T9">( </text:span><text:span text:style-name="T21">T_IM_IIP_UTIL_PARAM_LUT</text:span><text:span text:style-name="T9">* </text:span><text:span text:style-name="T1">const</text:span><text:span text:style-name="T9"> lut_param, </text:span><text:span text:style-name="T1">const</text:span><text:span text:style-name="T9"> </text:span><text:span text:style-name="T21">T_IM_IIP_UTIL_LUT</text:span><text:span text:style-name="T9">* </text:span><text:span text:style-name="T1">const</text:span><text:span text:style-name="T9"> cfg );</text:span></text:p>
      <text:p text:style-name="P3"><text:span text:style-name="T12">改为：</text:span><text:span text:style-name="T22">INT32</text:span><text:span text:style-name="T9"> </text:span><text:span text:style-name="T10">im_iip_new_util_lut_main</text:span><text:span text:style-name="T9">( </text:span><text:span text:style-name="T21">T_IM_IIP_UTIL_PARAM_LUT</text:span><text:span text:style-name="T9">* </text:span><text:span text:style-name="T1">const</text:span><text:span text:style-name="T9"> lut_param, </text:span><text:span text:style-name="T1">const</text:span><text:span text:style-name="T9"> </text:span><text:span text:style-name="T21">T_IM_IIP_UTIL_LUT</text:span><text:span text:style-name="T9">* </text:span><text:span text:style-name="T1">const</text:span><text:span text:style-name="T9"> cfg );</text:span></text:p>
      <text:p text:style-name="P8"/>
      <text:p text:style-name="P1"><text:span text:style-name="T21">INT32</text:span><text:span text:style-name="T9"> </text:span><text:span text:style-name="T10">im_iip_util_alpha_main</text:span><text:span text:style-name="T9">( </text:span><text:span text:style-name="T21">T_IM_IIP_UTIL_PARAM_ALPHA</text:span><text:span text:style-name="T9">* </text:span><text:span text:style-name="T1">const</text:span><text:span text:style-name="T9"> alp_param, </text:span><text:span text:style-name="T1">const</text:span><text:span text:style-name="T9"> </text:span><text:span text:style-name="T21">T_IM_IIP_UTIL_ALPHABLEND</text:span><text:span text:style-name="T9">* </text:span><text:span text:style-name="T1">const</text:span><text:span text:style-name="T9"> cfg );</text:span></text:p>
      <text:p text:style-name="P3"><text:span text:style-name="T9">改为：</text:span><text:span text:style-name="T21">INT32</text:span><text:span text:style-name="T9"> </text:span><text:span text:style-name="T10">im_iip_new_util_alpha_main</text:span><text:span text:style-name="T9">( </text:span><text:span text:style-name="T21">T_IM_IIP_UTIL_PARAM_ALPHA</text:span><text:span text:style-name="T9">* </text:span><text:span text:style-name="T1">const</text:span><text:span text:style-name="T9"> alp_param, </text:span><text:span text:style-name="T1">const</text:span><text:span text:style-name="T9"> </text:span><text:span text:style-name="T21">T_IM_IIP_UTIL_ALPHABLEND</text:span><text:span text:style-name="T9">* </text:span><text:span text:style-name="T1">const</text:span><text:span text:style-name="T9"> cfg );</text:span></text:p>
      <text:p text:style-name="P8"/>
      <text:p text:style-name="P1"><text:span text:style-name="T9">VOID </text:span><text:span text:style-name="T10">im_iip_get_unit_param_size</text:span><text:span text:style-name="T9">( </text:span><text:span text:style-name="T21">UINT32</text:span><text:span text:style-name="T9">* </text:span><text:span text:style-name="T1">const</text:span><text:span text:style-name="T9"> size, </text:span><text:span text:style-name="T1">const</text:span><text:span text:style-name="T9"> </text:span><text:span text:style-name="T21">E_IM_IIP_UNIT_ID</text:span><text:span text:style-name="T9"> unit_id );</text:span></text:p>
      <text:p text:style-name="P3"><text:span text:style-name="T9">改为：VOID </text:span><text:span text:style-name="T10">im_iip_sub_get_unit_param_size</text:span><text:span text:style-name="T9">(</text:span><text:span text:style-name="T21">ImIipDefine</text:span><text:span text:style-name="T9">* self, </text:span><text:span text:style-name="T21">UINT32</text:span><text:span text:style-name="T9">* </text:span><text:span text:style-name="T1">const</text:span><text:span text:style-name="T9"> size, </text:span><text:span text:style-name="T1">const</text:span><text:span text:style-name="T9"> </text:span><text:span text:style-name="T21">E_IM_IIP_UNIT_ID</text:span><text:span text:style-name="T9"> unit_id );</text:span></text:p>
      <text:p text:style-name="P8"/>
      <text:p text:style-name="P1"><text:span text:style-name="T9">VOID </text:span><text:span text:style-name="T10">im_iip_On_Iipclk</text:span><text:span text:style-name="T9">( VOID );</text:span></text:p>
      <text:p text:style-name="P3"><text:span text:style-name="T9">改为：VOID </text:span><text:span text:style-name="T23">im_iip_counter_on_lipclk</text:span><text:span text:style-name="T9">( </text:span><text:span text:style-name="T21">ImIipDefine</text:span><text:span text:style-name="T9">* self );</text:span></text:p>
      <text:p text:style-name="P8"/>
      <text:p text:style-name="P1"><text:span text:style-name="T9">VOID </text:span><text:span text:style-name="T10">im_iip_On_Iclk</text:span><text:span text:style-name="T9">( VOID );</text:span></text:p>
      <text:p text:style-name="P3"><text:span text:style-name="T9">改为：VOID </text:span><text:span text:style-name="T10">im_iip_struct_on_lclk</text:span><text:span text:style-name="T9">( </text:span><text:span text:style-name="T21">ImIipDefine</text:span><text:span text:style-name="T9">* self );</text:span></text:p>
      <text:p text:style-name="P8"/>
      <text:p text:style-name="P1"><text:span text:style-name="T9">VOID </text:span><text:span text:style-name="T10">im_iip_get_regword</text:span><text:span text:style-name="T9">( </text:span><text:span text:style-name="T21">ULONG</text:span><text:span text:style-name="T9">* dst, </text:span><text:span text:style-name="T1">const</text:span><text:span text:style-name="T9"> </text:span><text:span text:style-name="T1">volatile</text:span><text:span text:style-name="T9"> </text:span><text:span text:style-name="T21">ULONG</text:span><text:span text:style-name="T9">* src, </text:span><text:span text:style-name="T1">const</text:span><text:span text:style-name="T9"> </text:span><text:span text:style-name="T21">UINT32</text:span><text:span text:style-name="T9"> bytes );</text:span></text:p>
      <text:p text:style-name="P3"><text:span text:style-name="T9">改为：VOID </text:span><text:span text:style-name="T10">im_iip_sub_get_regword</text:span><text:span text:style-name="T9">( <text:s/></text:span><text:span text:style-name="T21">ImIipDefine</text:span><text:span text:style-name="T9">* self,</text:span><text:span text:style-name="T21">ULONG</text:span><text:span text:style-name="T9">* dst, </text:span><text:span text:style-name="T1">const</text:span><text:span text:style-name="T9"> </text:span><text:span text:style-name="T1">volatile</text:span><text:span text:style-name="T9"> </text:span><text:span text:style-name="T21">ULONG</text:span><text:span text:style-name="T9">* src, </text:span><text:span text:style-name="T1">const</text:span><text:span text:style-name="T9"> </text:span><text:span text:style-name="T21">UINT32</text:span><text:span text:style-name="T9"> bytes );</text:span></text:p>
      <text:p text:style-name="P8"/>
      <text:p text:style-name="P1"><text:span text:style-name="T9">VOID </text:span><text:span text:style-name="T10">im_iip_Off_Iclk</text:span><text:span text:style-name="T9">( VOID );</text:span></text:p>
      <text:p text:style-name="P3"><text:span text:style-name="T9">改为：VOID </text:span><text:span text:style-name="T10">im_iip_struct_off_iclk</text:span><text:span text:style-name="T9">( <text:s/></text:span><text:span text:style-name="T21">ImIipDefine</text:span><text:span text:style-name="T9">* self );</text:span></text:p>
      <text:p text:style-name="P8"/>
      <text:p text:style-name="P1"><text:span text:style-name="T9">VOID </text:span><text:span text:style-name="T10">im_iip_Off_Iipclk</text:span><text:span text:style-name="T9">( VOID );</text:span></text:p>
      <text:p text:style-name="P3"><text:span text:style-name="T9">改为：VOID </text:span><text:span text:style-name="T10">im_iip_counter_off_lipclk</text:span><text:span text:style-name="T9">( <text:s/></text:span><text:span text:style-name="T22">ImIipDefine</text:span><text:span text:style-name="T9">* self <text:s/>);</text:span></text:p>
      <text:p text:style-name="P8"/>
      <text:p text:style-name="P1"><text:span text:style-name="T9">VOID </text:span><text:span text:style-name="T10">im_iip_clear_hwen_all</text:span><text:span text:style-name="T9">( VOID );</text:span></text:p>
      <text:p text:style-name="P3"><text:span text:style-name="T9">改为：VOID </text:span><text:span text:style-name="T10">im_iip_sub_clear_hwen_all</text:span><text:span text:style-name="T9">( </text:span><text:span text:style-name="T21">ImIipDefine</text:span><text:span text:style-name="T9">* self );</text:span></text:p>
      <text:p text:style-name="P8"><text:soft-page-break/></text:p>
      <text:p text:style-name="P1"><text:span text:style-name="T9">VOID </text:span><text:span text:style-name="T10">im_iip_set_acesen0_reg</text:span><text:span text:style-name="T9">( </text:span><text:span text:style-name="T1">volatile</text:span><text:span text:style-name="T9"> </text:span><text:span text:style-name="T21">T_IM_IIP_SWTRG_MNG</text:span><text:span text:style-name="T9">* </text:span><text:span text:style-name="T1">const</text:span><text:span text:style-name="T9"> swtrg_mng );</text:span></text:p>
      <text:p text:style-name="P1"><text:span text:style-name="T9">VOID </text:span><text:span text:style-name="T10">im_iip_counter_set_acesen0_reg</text:span><text:span text:style-name="T9">(</text:span><text:span text:style-name="T21">ImIipDefine</text:span><text:span text:style-name="T9">* self, </text:span><text:span text:style-name="T1">volatile</text:span><text:span text:style-name="T9"> </text:span><text:span text:style-name="T21">T_IM_IIP_SWTRG_MNG</text:span><text:span text:style-name="T9">* </text:span><text:span text:style-name="T1">const</text:span><text:span text:style-name="T9"> swtrg_mng );</text:span></text:p>
      <text:p text:style-name="P8"/>
      <text:p text:style-name="P1"><text:span text:style-name="T1">volatile</text:span><text:span text:style-name="T9"> </text:span><text:span text:style-name="T1">struct</text:span><text:span text:style-name="T9"> io_iip_uinftbl* </text:span><text:span text:style-name="T10">im_iip_get_unitinftbl_regaddr</text:span><text:span text:style-name="T9">( </text:span><text:span text:style-name="T1">const</text:span><text:span text:style-name="T9"> </text:span><text:span text:style-name="T21">E_IM_IIP_UNIT_ID</text:span><text:span text:style-name="T9"> unit_id );</text:span></text:p>
      <text:p text:style-name="P1"><text:span text:style-name="T1">volatile</text:span><text:span text:style-name="T9"> </text:span><text:span text:style-name="T1">struct</text:span><text:span text:style-name="T9"> io_iip_uinftbl* </text:span><text:span text:style-name="T10">im_iip_sun_get_unitinftbl_regaddr</text:span><text:span text:style-name="T9">( </text:span><text:span text:style-name="T1">const</text:span><text:span text:style-name="T9"> </text:span><text:span text:style-name="T21">E_IM_IIP_UNIT_ID</text:span><text:span text:style-name="T9"> unit_id );</text:span></text:p>
      <text:p text:style-name="P8"/>
      <text:p text:style-name="P1"><text:span text:style-name="T9">VOID </text:span><text:span text:style-name="T10">im_iip_set_UNITINFTBL_SL</text:span><text:span text:style-name="T9">( </text:span><text:span text:style-name="T1">const</text:span><text:span text:style-name="T9"> </text:span><text:span text:style-name="T21">T_IM_IIP_UNIT_CFG</text:span><text:span text:style-name="T9">* </text:span><text:span text:style-name="T1">const</text:span><text:span text:style-name="T9"> sl_cfg, </text:span><text:span text:style-name="T1">volatile</text:span><text:span text:style-name="T9"> </text:span><text:span text:style-name="T1">struct</text:span><text:span text:style-name="T9"> io_iip_uinftbl* </text:span><text:span text:style-name="T1">const</text:span><text:span text:style-name="T9"> pUNITINFTBL );</text:span></text:p>
      <text:p text:style-name="P1"><text:span text:style-name="T9">VOID </text:span><text:span text:style-name="T10">im_iip_static_set_unitinftbl_sl</text:span><text:span text:style-name="T9">( <text:s/></text:span><text:span text:style-name="T21">ImIipDefine</text:span><text:span text:style-name="T9">* self,</text:span><text:span text:style-name="T1">const</text:span><text:span text:style-name="T9"> </text:span><text:span text:style-name="T21">T_IM_IIP_UNIT_CFG</text:span><text:span text:style-name="T9">* </text:span><text:span text:style-name="T1">const</text:span><text:span text:style-name="T9"> sl_cfg, </text:span><text:span text:style-name="T1">volatile</text:span><text:span text:style-name="T9"> </text:span><text:span text:style-name="T1">struct</text:span><text:span text:style-name="T9"> io_iip_uinftbl* </text:span><text:span text:style-name="T1">const</text:span><text:span text:style-name="T9"> pUNITINFTBL );</text:span></text:p>
      <text:p text:style-name="P8"/>
      <text:p text:style-name="P1"><text:span text:style-name="T9">VOID </text:span><text:span text:style-name="T10">im_iip_set_UNITINFTBL</text:span><text:span text:style-name="T9">( </text:span><text:span text:style-name="T1">const</text:span><text:span text:style-name="T9"> </text:span><text:span text:style-name="T21">T_IM_IIP_UNIT_CFG</text:span><text:span text:style-name="T9">* </text:span><text:span text:style-name="T1">const</text:span><text:span text:style-name="T9"> cfg, </text:span><text:span text:style-name="T1">volatile</text:span><text:span text:style-name="T9"> </text:span><text:span text:style-name="T1">struct</text:span><text:span text:style-name="T9"> io_iip_uinftbl* </text:span><text:span text:style-name="T1">const</text:span><text:span text:style-name="T9"> pUNITINFTBL );</text:span></text:p>
      <text:p text:style-name="P1"><text:span text:style-name="T9">VOID </text:span><text:span text:style-name="T10">im_iip_couter_set_unitinftbl</text:span><text:span text:style-name="T9">( </text:span><text:span text:style-name="T22">ImIipDefine</text:span><text:span text:style-name="T9">* self,</text:span><text:span text:style-name="T1">const</text:span><text:span text:style-name="T9"> </text:span><text:span text:style-name="T21">T_IM_IIP_UNIT_CFG</text:span><text:span text:style-name="T9">* </text:span><text:span text:style-name="T1">const</text:span><text:span text:style-name="T9"> cfg, </text:span><text:span text:style-name="T1">volatile</text:span><text:span text:style-name="T9"> </text:span><text:span text:style-name="T1">struct</text:span><text:span text:style-name="T9"> io_iip_uinftbl* </text:span><text:span text:style-name="T1">const</text:span><text:span text:style-name="T9"> pUNITINFTBL );</text:span></text:p>
      <text:p text:style-name="P8"/>
      <text:p text:style-name="P1"><text:span text:style-name="T9">VOID </text:span><text:span text:style-name="T10">im_iip_fill_word</text:span><text:span text:style-name="T9">( </text:span><text:span text:style-name="T1">volatile</text:span><text:span text:style-name="T9"> </text:span><text:span text:style-name="T21">ULONG</text:span><text:span text:style-name="T9">* dst, </text:span><text:span text:style-name="T1">const</text:span><text:span text:style-name="T9"> </text:span><text:span text:style-name="T21">UINT32</text:span><text:span text:style-name="T9"> start_pos, </text:span><text:span text:style-name="T1">const</text:span><text:span text:style-name="T9"> </text:span><text:span text:style-name="T21">UINT32</text:span><text:span text:style-name="T9"> num, </text:span><text:span text:style-name="T1">const</text:span><text:span text:style-name="T9"> </text:span><text:span text:style-name="T21">ULONG</text:span><text:span text:style-name="T9"> fill_value );</text:span></text:p>
      <text:p text:style-name="P1"><text:span text:style-name="T9">VOID </text:span><text:span text:style-name="T10">im_iip_sub_fill_word</text:span><text:span text:style-name="T9">( <text:s/></text:span><text:span text:style-name="T21">ImIipDefine</text:span><text:span text:style-name="T9">* self,</text:span><text:span text:style-name="T1">volatile</text:span><text:span text:style-name="T9"> </text:span><text:span text:style-name="T21">ULONG</text:span><text:span text:style-name="T9">* dst, </text:span><text:span text:style-name="T1">const</text:span><text:span text:style-name="T9"> </text:span><text:span text:style-name="T21">UINT32</text:span><text:span text:style-name="T9"> start_pos, </text:span><text:span text:style-name="T1">const</text:span><text:span text:style-name="T9"> </text:span><text:span text:style-name="T21">UINT32</text:span><text:span text:style-name="T9"> num, </text:span><text:span text:style-name="T1">const</text:span><text:span text:style-name="T9"> </text:span><text:span text:style-name="T21">ULONG</text:span><text:span text:style-name="T9"> fill_value );</text:span></text:p>
      <text:p text:style-name="P8"/>
      <text:p text:style-name="P1"><text:span text:style-name="T9">VOID </text:span><text:span text:style-name="T10">im_iip_copy_short_to_word</text:span><text:span text:style-name="T9">( </text:span><text:span text:style-name="T1">volatile</text:span><text:span text:style-name="T9"> </text:span><text:span text:style-name="T21">ULONG</text:span><text:span text:style-name="T9">* dst, </text:span><text:span text:style-name="T1">const</text:span><text:span text:style-name="T9"> </text:span><text:span text:style-name="T21">USHORT</text:span><text:span text:style-name="T9">* src, </text:span><text:span text:style-name="T1">const</text:span><text:span text:style-name="T9"> </text:span><text:span text:style-name="T21">UINT32</text:span><text:span text:style-name="T9"> bytes );</text:span></text:p>
      <text:p text:style-name="P1"><text:span text:style-name="T9">VOID </text:span><text:span text:style-name="T10">im_iip_sub_copy_short_to_word</text:span><text:span text:style-name="T9">( </text:span><text:span text:style-name="T21">ImIipDefine</text:span><text:span text:style-name="T9">* self, </text:span><text:span text:style-name="T1">volatile</text:span><text:span text:style-name="T9"> </text:span><text:span text:style-name="T21">ULONG</text:span><text:span text:style-name="T9">* dst, </text:span><text:span text:style-name="T1">const</text:span><text:span text:style-name="T9"> </text:span><text:span text:style-name="T21">USHORT</text:span><text:span text:style-name="T9">* src, </text:span><text:span text:style-name="T1">const</text:span><text:span text:style-name="T9"> </text:span><text:span text:style-name="T21">UINT32</text:span><text:span text:style-name="T9"> bytes );</text:span></text:p>
      <text:p text:style-name="P8"/>
      <text:p text:style-name="P1"><text:span text:style-name="T9">VOID </text:span><text:span text:style-name="T10">im_iip_update_pixfmttbl</text:span><text:span text:style-name="T9">( </text:span><text:span text:style-name="T1">const</text:span><text:span text:style-name="T9"> </text:span><text:span text:style-name="T21">UINT32</text:span><text:span text:style-name="T9"> pixid );</text:span></text:p>
      <text:p text:style-name="P1"><text:span text:style-name="T9">VOID </text:span><text:span text:style-name="T10">im_iip_counter_update_pixfmttbl</text:span><text:span text:style-name="T9">( </text:span><text:span text:style-name="T21">ImIipDefine</text:span><text:span text:style-name="T9">* self,</text:span><text:span text:style-name="T1">const</text:span><text:span text:style-name="T9"> </text:span><text:span text:style-name="T21">UINT32</text:span><text:span text:style-name="T9"> pixid );</text:span></text:p>
      <text:p text:style-name="P8"/>
      <text:p text:style-name="P1"><text:span text:style-name="T9">VOID </text:span><text:span text:style-name="T10">im_iip_wait_pftflg</text:span><text:span text:style-name="T9">( VOID );</text:span></text:p>
      <text:p text:style-name="P1"><text:span text:style-name="T9">VOID </text:span><text:span text:style-name="T10">im_iip_counter_wait_pftflg</text:span><text:span text:style-name="T9">( <text:s/></text:span><text:span text:style-name="T21">ImIipDefine</text:span><text:span text:style-name="T9">* self );</text:span></text:p>
      <text:p text:style-name="P8"/>
      <text:p text:style-name="P1"><text:span text:style-name="T21">INT32</text:span><text:span text:style-name="T9"> </text:span><text:span text:style-name="T10">im_iip_hunt_unit_and_pix</text:span><text:span text:style-name="T9">( </text:span><text:span text:style-name="T1">const</text:span><text:span text:style-name="T9"> </text:span><text:span text:style-name="T21">U_IM_IIP_64BIT_MASK</text:span><text:span text:style-name="T9"> unitid_bitmask, </text:span><text:span text:style-name="T1">const</text:span><text:span text:style-name="T9"> </text:span><text:span text:style-name="T21">UINT32</text:span><text:span text:style-name="T9"> pixid_bitmask, </text:span><text:span text:style-name="T1">const</text:span><text:span text:style-name="T9"> </text:span><text:span text:style-name="T21">UINT32</text:span><text:span text:style-name="T9"> other_bitmask, </text:span><text:span text:style-name="T1">const</text:span><text:span text:style-name="T9"> </text:span><text:span text:style-name="T21">UINT32</text:span><text:span text:style-name="T9"> cache_bitmask );</text:span></text:p>
      <text:p text:style-name="P1"><text:span text:style-name="T21">INT32</text:span><text:span text:style-name="T9"> </text:span><text:span text:style-name="T10">im_iip_counter_hunt_unit_and_pix</text:span><text:span text:style-name="T9">( </text:span><text:span text:style-name="T1">const</text:span><text:span text:style-name="T9"> </text:span><text:span text:style-name="T21">U_IM_IIP_64BIT_MASK</text:span><text:span text:style-name="T9"> unitid_bitmask, </text:span><text:span text:style-name="T1">const</text:span><text:span text:style-name="T9"> </text:span><text:span text:style-name="T21">UINT32</text:span><text:span text:style-name="T9"> pixid_bitmask, </text:span><text:span text:style-name="T1">const</text:span><text:span text:style-name="T9"> </text:span><text:span text:style-name="T21">UINT32</text:span><text:span text:style-name="T9"> other_bitmask, </text:span><text:span text:style-name="T1">const</text:span><text:span text:style-name="T9"> </text:span><text:span text:style-name="T21">UINT32</text:span><text:span text:style-name="T9"> cache_bitmask );</text:span></text:p>
      <text:p text:style-name="P8"/>
      <text:p text:style-name="P1"><text:span text:style-name="T21">INT32</text:span><text:span text:style-name="T9"> </text:span><text:span text:style-name="T10">im_iip_twai_pol_sem</text:span><text:span text:style-name="T9">( </text:span><text:span text:style-name="T1">const</text:span><text:span text:style-name="T9"> </text:span><text:span text:style-name="T21">DDIM_USER_ID</text:span><text:span text:style-name="T9"> semid, </text:span><text:span text:style-name="T1">const</text:span><text:span text:style-name="T9"> </text:span><text:span text:style-name="T21">DDIM_USER_TMO</text:span><text:span text:style-name="T9"> tmout );</text:span></text:p>
      <text:p text:style-name="P1"><text:span text:style-name="T21">INT32</text:span><text:span text:style-name="T9"> </text:span><text:span text:style-name="T10">im_iip_counter_twai_pol_sem</text:span><text:span text:style-name="T9">( </text:span><text:span text:style-name="T1">const</text:span><text:span text:style-name="T9"> </text:span><text:span text:style-name="T21">DDIM_USER_ID</text:span><text:span text:style-name="T9"> semid, </text:span><text:span text:style-name="T1">const</text:span><text:span text:style-name="T9"> </text:span><text:span text:style-name="T21">DDIM_USER_TMO</text:span><text:span text:style-name="T9"> tmout );</text:span></text:p>
      <text:p text:style-name="P8"/>
      <text:p text:style-name="P1"><text:span text:style-name="T21">INT32</text:span><text:span text:style-name="T9"> </text:span><text:span text:style-name="T10">im_iip_calc_timeout</text:span><text:span text:style-name="T9">( </text:span><text:span text:style-name="T21">T_IM_IIP_TIMEOUT</text:span><text:span text:style-name="T9">* </text:span><text:span text:style-name="T1">const</text:span><text:span text:style-name="T9"> tmout );</text:span></text:p>
      <text:p text:style-name="P1"><text:span text:style-name="T21">INT32</text:span><text:span text:style-name="T9"> </text:span><text:span text:style-name="T10">im_iip_static_calc_timeout</text:span><text:span text:style-name="T9">( </text:span><text:span text:style-name="T21">T_IM_IIP_TIMEOUT</text:span><text:span text:style-name="T9">* </text:span><text:span text:style-name="T1">const</text:span><text:span text:style-name="T9"> tmout );</text:span></text:p>
      <text:p text:style-name="P8"/>
      <text:p text:style-name="P1"><text:span text:style-name="T9">VOID </text:span><text:span text:style-name="T10">im_iip_Off_izarac_caxrac</text:span><text:span text:style-name="T9">( VOID );</text:span></text:p>
      <text:p text:style-name="P1"><text:span text:style-name="T9">VOID </text:span><text:span text:style-name="T10">im_iip_counter_off_izarac_caxrac</text:span><text:span text:style-name="T9">( <text:s/></text:span><text:span text:style-name="T21">ImIipDefine</text:span><text:span text:style-name="T9">* self );</text:span></text:p>
      <text:p text:style-name="P8"/>
      <text:p text:style-name="P1"><text:span text:style-name="T21">INT32</text:span><text:span text:style-name="T9"> </text:span><text:span text:style-name="T10">im_iip_twai_pol_flg</text:span><text:span text:style-name="T9">( </text:span><text:span text:style-name="T1">const</text:span><text:span text:style-name="T9"> </text:span><text:span text:style-name="T21">DDIM_USER_ID</text:span><text:span text:style-name="T9"> flagid, </text:span><text:span text:style-name="T1">const</text:span><text:span text:style-name="T9"> </text:span><text:span text:style-name="T21">DDIM_USER_FLGPTN</text:span><text:span text:style-name="T9"> waiptn, </text:span><text:span text:style-name="T1">const</text:span><text:span text:style-name="T9"> </text:span><text:span text:style-name="T21">DDIM_USER_MODE</text:span><text:span text:style-name="T9"> wfmode, </text:span><text:span text:style-name="T21">DDIM_USER_FLGPTN</text:span><text:span text:style-name="T9">* </text:span><text:span text:style-name="T1">const</text:span><text:span text:style-name="T9"> p_flgptn, </text:span><text:span text:style-name="T1">const</text:span><text:span text:style-name="T9"> </text:span><text:span text:style-name="T21">DDIM_USER_TMO</text:span><text:span text:style-name="T9"> tmout );</text:span></text:p>
      <text:p text:style-name="P1"><text:span text:style-name="T21">INT32</text:span><text:span text:style-name="T9"> </text:span><text:span text:style-name="T10">im_iip_static_twai_pol_flg</text:span><text:span text:style-name="T9">( </text:span><text:span text:style-name="T1">const</text:span><text:span text:style-name="T9"> </text:span><text:span text:style-name="T21">DDIM_USER_ID</text:span><text:span text:style-name="T9"> flagid, </text:span><text:span text:style-name="T1">const</text:span><text:span text:style-name="T9"> </text:span><text:span text:style-name="T21">DDIM_USER_FLGPTN</text:span><text:span text:style-name="T9"> waiptn, </text:span><text:span text:style-name="T1">const</text:span><text:span text:style-name="T9"> </text:span><text:span text:style-name="T21">DDIM_USER_MODE</text:span><text:span text:style-name="T9"> wfmode, </text:span><text:span text:style-name="T21">DDIM_USER_FLGPTN</text:span><text:span text:style-name="T9">* </text:span><text:span text:style-name="T1">const</text:span><text:span text:style-name="T9"> p_flgptn, </text:span><text:span text:style-name="T1">const</text:span><text:span text:style-name="T9"> </text:span><text:span text:style-name="T21">DDIM_USER_TMO</text:span><text:span text:style-name="T9"> tmout );</text:span></text:p>
      <text:p text:style-name="P8"/>
      <text:p text:style-name="P1"><text:span text:style-name="T9">VOID </text:span><text:span text:style-name="T10">im_iip_On_izarac_caxrac</text:span><text:span text:style-name="T9">( VOID );</text:span></text:p>
      <text:p text:style-name="P5"><text:span text:style-name="T8">VOID </text:span><text:span text:style-name="T15">im_iip_counter_on_izarac_caxrac</text:span><text:span text:style-name="T8">( </text:span><text:span text:style-name="T20">ImIipDefine</text:span><text:span text:style-name="T8">* self );</text:span></text:p>
      <text:p text:style-name="P5"/>
      <text:p text:style-name="P1"><text:soft-page-break/><text:span text:style-name="T9">VOID </text:span><text:span text:style-name="T10">im_iip_set_pixfmttbl_param</text:span><text:span text:style-name="T9">( </text:span><text:span text:style-name="T21">T_IM_IIP_PIXFMTTBL</text:span><text:span text:style-name="T9">* </text:span><text:span text:style-name="T1">const</text:span><text:span text:style-name="T9"> pixfmttbl,</text:span></text:p>
      <text:p text:style-name="P1"><text:span text:style-name="T9"><text:tab/><text:tab/><text:tab/><text:tab/><text:tab/><text:tab/><text:tab/><text:tab/><text:tab/> <text:s text:c="3"/></text:span><text:span text:style-name="T1">const</text:span><text:span text:style-name="T9"> </text:span><text:span text:style-name="T21">T_IM_IIP_UTIL_IMG_GBL</text:span><text:span text:style-name="T9">* </text:span><text:span text:style-name="T1">const</text:span><text:span text:style-name="T9"> gbl,</text:span></text:p>
      <text:p text:style-name="P1"><text:span text:style-name="T9"><text:tab/><text:tab/><text:tab/><text:tab/><text:tab/><text:tab/><text:tab/><text:tab/><text:tab/> <text:s text:c="3"/></text:span><text:span text:style-name="T1">const</text:span><text:span text:style-name="T9"> </text:span><text:span text:style-name="T21">UINT32</text:span><text:span text:style-name="T9"> pix_depth,</text:span></text:p>
      <text:p text:style-name="P1"><text:span text:style-name="T9"><text:tab/><text:tab/><text:tab/><text:tab/><text:tab/><text:tab/><text:tab/><text:tab/><text:tab/> <text:s text:c="3"/></text:span><text:span text:style-name="T1">const</text:span><text:span text:style-name="T9"> </text:span><text:span text:style-name="T21">T_IM_IIP_UTIL_ALPHA_INFO</text:span><text:span text:style-name="T9">* </text:span><text:span text:style-name="T1">const</text:span><text:span text:style-name="T9"> alpha );</text:span></text:p>
      <text:p text:style-name="P8"/>
      <text:p text:style-name="P7"><text:span text:style-name="T7">改为：</text:span><text:span text:style-name="T8">VOID </text:span><text:span text:style-name="T15">im_iip_sub_set_pixfmttbl_param</text:span><text:span text:style-name="T8">( </text:span><text:span text:style-name="T20">ImIipDefine</text:span><text:span text:style-name="T8">* self,</text:span><text:span text:style-name="T20">T_IM_IIP_PIXFMTTBL</text:span><text:span text:style-name="T8">* </text:span><text:span text:style-name="T5">const</text:span><text:span text:style-name="T8"> pixfmttbl,</text:span></text:p>
      <text:p text:style-name="P1"><text:span text:style-name="T9"><text:tab/><text:tab/><text:tab/><text:tab/><text:tab/><text:tab/><text:tab/><text:tab/><text:tab/> <text:s text:c="3"/></text:span><text:span text:style-name="T1">const</text:span><text:span text:style-name="T9"> </text:span><text:span text:style-name="T21">T_IM_IIP_UTIL_IMG_GBL</text:span><text:span text:style-name="T9">* </text:span><text:span text:style-name="T1">const</text:span><text:span text:style-name="T9"> gbl,</text:span></text:p>
      <text:p text:style-name="P1"><text:span text:style-name="T9"><text:tab/><text:tab/><text:tab/><text:tab/><text:tab/><text:tab/><text:tab/><text:tab/><text:tab/> <text:s text:c="3"/></text:span><text:span text:style-name="T1">const</text:span><text:span text:style-name="T9"> </text:span><text:span text:style-name="T21">UINT32</text:span><text:span text:style-name="T9"> pix_depth,</text:span></text:p>
      <text:p text:style-name="P1"><text:span text:style-name="T9"><text:tab/><text:tab/><text:tab/><text:tab/><text:tab/><text:tab/><text:tab/><text:tab/><text:tab/> <text:s text:c="3"/></text:span><text:span text:style-name="T1">const</text:span><text:span text:style-name="T9"> </text:span><text:span text:style-name="T21">T_IM_IIP_UTIL_ALPHA_INFO</text:span><text:span text:style-name="T9">* </text:span><text:span text:style-name="T1">const</text:span><text:span text:style-name="T9"> alpha );</text:span></text:p>
      <text:p text:style-name="P5"/>
      <text:p text:style-name="P5"/>
      <text:p text:style-name="P1"><text:span text:style-name="T21">ULONG</text:span><text:span text:style-name="T9"> </text:span><text:span text:style-name="T10">im_iip_util_conv_pixid</text:span><text:span text:style-name="T9">( </text:span><text:span text:style-name="T1">const</text:span><text:span text:style-name="T9"> </text:span><text:span text:style-name="T21">E_IM_IIP_PIXID</text:span><text:span text:style-name="T9"> pixid );</text:span></text:p>
      <text:p text:style-name="P3"><text:span text:style-name="T9">改为：</text:span><text:span text:style-name="T21">ULONG</text:span><text:span text:style-name="T9"> </text:span><text:span text:style-name="T10">im_iip_sub_util_conv_pixid</text:span><text:span text:style-name="T9">( </text:span><text:span text:style-name="T1">const</text:span><text:span text:style-name="T9"> </text:span><text:span text:style-name="T21">E_IM_IIP_PIXID</text:span><text:span text:style-name="T9"> pixid );</text:span></text:p>
      <text:p text:style-name="P8"/>
      <text:p text:style-name="P1"><text:span text:style-name="T9">VOID </text:span><text:span text:style-name="T10">im_iip_set_phvsz_1d_sl</text:span><text:span text:style-name="T9">( </text:span><text:span text:style-name="T21">T_IM_IIP_UTIL_PHVSZ</text:span><text:span text:style-name="T9">* </text:span><text:span text:style-name="T1">const</text:span><text:span text:style-name="T9"> phvsz,</text:span></text:p>
      <text:p text:style-name="P1"><text:span text:style-name="T9"><text:tab/><text:tab/><text:tab/><text:tab/><text:tab/><text:tab/><text:tab/><text:tab/> <text:s text:c="3"/></text:span><text:span text:style-name="T1">const</text:span><text:span text:style-name="T9"> </text:span><text:span text:style-name="T21">T_IM_IIP_UTIL_IMG_INT</text:span><text:span text:style-name="T9">* </text:span><text:span text:style-name="T1">const</text:span><text:span text:style-name="T9"> dst );</text:span></text:p>
      <text:p text:style-name="P7"><text:span text:style-name="T7">改为：</text:span><text:span text:style-name="T8">VOID </text:span><text:span text:style-name="T15">im_iip_sub_set_phvsz_1d_sl</text:span><text:span text:style-name="T8">( </text:span><text:span text:style-name="T20">ImIipDefine</text:span><text:span text:style-name="T8">* self,</text:span><text:span text:style-name="T20">T_IM_IIP_UTIL_PHVSZ</text:span><text:span text:style-name="T8">* </text:span><text:span text:style-name="T5">const</text:span><text:span text:style-name="T8"> phvsz,</text:span></text:p>
      <text:p text:style-name="P3"><text:span text:style-name="T9"><text:tab/><text:tab/><text:tab/><text:tab/><text:tab/><text:tab/><text:tab/><text:tab/> <text:s text:c="3"/></text:span><text:span text:style-name="T1">const</text:span><text:span text:style-name="T9"> </text:span><text:span text:style-name="T21">T_IM_IIP_UTIL_IMG_INT</text:span><text:span text:style-name="T9">* </text:span><text:span text:style-name="T1">const</text:span><text:span text:style-name="T9"> dst );</text:span></text:p>
      <text:p text:style-name="P10"/>
      <text:p text:style-name="P1"><text:span text:style-name="T9">VOID </text:span><text:span text:style-name="T10">im_iip_set_unitinftbl_param</text:span><text:span text:style-name="T9">( </text:span><text:span text:style-name="T21">T_IM_IIP_UNIT_CFG</text:span><text:span text:style-name="T9">* </text:span><text:span text:style-name="T1">const</text:span><text:span text:style-name="T9"> unitinftbl_param, </text:span><text:span text:style-name="T1">const</text:span><text:span text:style-name="T9"> </text:span><text:span text:style-name="T21">E_IM_IIP_UNIT_ID</text:span><text:span text:style-name="T9"> id, </text:span><text:span text:style-name="T1">const</text:span><text:span text:style-name="T9"> VOID* </text:span><text:span text:style-name="T1">const</text:span><text:span text:style-name="T9"> addr, </text:span><text:span text:style-name="T1">const</text:span><text:span text:style-name="T9"> </text:span><text:span text:style-name="T21">ULLONG</text:span><text:span text:style-name="T9"> unitid_bitmask );</text:span></text:p>
      <text:p text:style-name="P8"/>
      <text:p text:style-name="P3"><text:span text:style-name="T9">改为：VOID </text:span><text:span text:style-name="T10">im_iip_sub_set_unitinftbl_param</text:span><text:span text:style-name="T9">( </text:span><text:span text:style-name="T21">ImIipDefine</text:span><text:span text:style-name="T9">* self,</text:span><text:span text:style-name="T21">T_IM_IIP_UNIT_CFG</text:span><text:span text:style-name="T9">* </text:span><text:span text:style-name="T1">const</text:span><text:span text:style-name="T9"> unitinftbl_param, </text:span><text:span text:style-name="T1">const</text:span><text:span text:style-name="T9"> </text:span><text:span text:style-name="T21">E_IM_IIP_UNIT_ID</text:span><text:span text:style-name="T9"> id, </text:span><text:span text:style-name="T1">const</text:span><text:span text:style-name="T9"> VOID* </text:span><text:span text:style-name="T1">const</text:span><text:span text:style-name="T9"> addr, </text:span><text:span text:style-name="T1">const</text:span><text:span text:style-name="T9"> </text:span><text:span text:style-name="T21">ULLONG</text:span><text:span text:style-name="T9"> unitid_bitmask );</text:span></text:p>
      <text:p text:style-name="P5"/>
      <text:p text:style-name="P1"><text:span text:style-name="T21">ULONG</text:span><text:span text:style-name="T9"> </text:span><text:span text:style-name="T10">im_iip_util_conv_portid</text:span><text:span text:style-name="T9">( </text:span><text:span text:style-name="T1">const</text:span><text:span text:style-name="T9"> </text:span><text:span text:style-name="T21">E_IM_IIP_UNIT_ID</text:span><text:span text:style-name="T9"> unitid );</text:span></text:p>
      <text:p text:style-name="P3"><text:span text:style-name="T9">改为：</text:span><text:span text:style-name="T21">ULONG</text:span><text:span text:style-name="T9"> </text:span><text:span text:style-name="T10">im_iip_sub_util_conv_portid</text:span><text:span text:style-name="T9">( </text:span><text:span text:style-name="T1">const</text:span><text:span text:style-name="T9"> </text:span><text:span text:style-name="T21">E_IM_IIP_UNIT_ID</text:span><text:span text:style-name="T9"> unitid );</text:span></text:p>
      <text:p text:style-name="P8"/>
      <text:p text:style-name="P1"><text:span text:style-name="T9">VOID </text:span><text:span text:style-name="T10">im_iip_set_sl_unit_param</text:span><text:span text:style-name="T9">( </text:span><text:span text:style-name="T21">T_IM_IIP_PARAM_STS</text:span><text:span text:style-name="T9">* </text:span><text:span text:style-name="T1">const</text:span><text:span text:style-name="T9"> sl,</text:span></text:p>
      <text:p text:style-name="P1"><text:span text:style-name="T9"><text:tab/><text:tab/><text:tab/><text:tab/><text:tab/><text:tab/><text:tab/><text:tab/><text:tab/> <text:s/></text:span><text:span text:style-name="T1">const</text:span><text:span text:style-name="T9"> </text:span><text:span text:style-name="T21">T_IM_IIP_UTIL_PHVSZ</text:span><text:span text:style-name="T9">* </text:span><text:span text:style-name="T1">const</text:span><text:span text:style-name="T9"> phvsz,</text:span></text:p>
      <text:p text:style-name="P1"><text:span text:style-name="T9"><text:tab/><text:tab/><text:tab/><text:tab/><text:tab/><text:tab/><text:tab/><text:tab/><text:tab/> <text:s/></text:span><text:span text:style-name="T1">const</text:span><text:span text:style-name="T9"> </text:span><text:span text:style-name="T21">T_IM_IIP_UTIL_RECT_INT</text:span><text:span text:style-name="T9">* </text:span><text:span text:style-name="T1">const</text:span><text:span text:style-name="T9"> dst_rect,</text:span></text:p>
      <text:p text:style-name="P1"><text:span text:style-name="T9"><text:tab/><text:tab/><text:tab/><text:tab/><text:tab/><text:tab/><text:tab/><text:tab/><text:tab/> <text:s/></text:span><text:span text:style-name="T1">const</text:span><text:span text:style-name="T9"> </text:span><text:span text:style-name="T21">T_IM_IIP_UTIL_IMG_GBL</text:span><text:span text:style-name="T9">* </text:span><text:span text:style-name="T1">const</text:span><text:span text:style-name="T9"> dst_gbl,</text:span></text:p>
      <text:p text:style-name="P1"><text:span text:style-name="T9"><text:tab/><text:tab/><text:tab/><text:tab/><text:tab/><text:tab/><text:tab/><text:tab/><text:tab/> <text:s/></text:span><text:span text:style-name="T1">const</text:span><text:span text:style-name="T9"> </text:span><text:span text:style-name="T21">UINT32</text:span><text:span text:style-name="T9"> pix_depth );</text:span></text:p>
      <text:p text:style-name="P1"/>
      <text:p text:style-name="P3"><text:span text:style-name="T9">改为：VOID </text:span><text:span text:style-name="T10">im_iip_define_set_sl_unit_param</text:span><text:span text:style-name="T9">( </text:span><text:span text:style-name="T21">ImIipDefine</text:span><text:span text:style-name="T9">* self,</text:span><text:span text:style-name="T21">T_IM_IIP_PARAM_STS</text:span><text:span text:style-name="T9">* </text:span><text:span text:style-name="T1">const</text:span><text:span text:style-name="T9"> sl,</text:span></text:p>
      <text:p text:style-name="P1"><text:span text:style-name="T9"><text:tab/><text:tab/><text:tab/><text:tab/><text:tab/><text:tab/><text:tab/><text:tab/><text:tab/> <text:s/></text:span><text:span text:style-name="T1">const</text:span><text:span text:style-name="T9"> </text:span><text:span text:style-name="T21">T_IM_IIP_UTIL_PHVSZ</text:span><text:span text:style-name="T9">* </text:span><text:span text:style-name="T1">const</text:span><text:span text:style-name="T9"> phvsz,</text:span></text:p>
      <text:p text:style-name="P1"><text:span text:style-name="T9"><text:tab/><text:tab/><text:tab/><text:tab/><text:tab/><text:tab/><text:tab/><text:tab/><text:tab/> <text:s/></text:span><text:span text:style-name="T1">const</text:span><text:span text:style-name="T9"> </text:span><text:span text:style-name="T21">T_IM_IIP_UTIL_RECT_INT</text:span><text:span text:style-name="T9">* </text:span><text:span text:style-name="T1">const</text:span><text:span text:style-name="T9"> dst_rect,</text:span></text:p>
      <text:p text:style-name="P1"><text:span text:style-name="T9"><text:tab/><text:tab/><text:tab/><text:tab/><text:tab/><text:tab/><text:tab/><text:tab/><text:tab/> <text:s/></text:span><text:span text:style-name="T1">const</text:span><text:span text:style-name="T9"> </text:span><text:span text:style-name="T21">T_IM_IIP_UTIL_IMG_GBL</text:span><text:span text:style-name="T9">* </text:span><text:span text:style-name="T1">const</text:span><text:span text:style-name="T9"> dst_gbl,</text:span></text:p>
      <text:p text:style-name="P1"><text:span text:style-name="T9"><text:tab/><text:tab/><text:tab/><text:tab/><text:tab/><text:tab/><text:tab/><text:tab/><text:tab/> <text:s/></text:span><text:span text:style-name="T1">const</text:span><text:span text:style-name="T9"> </text:span><text:span text:style-name="T21">UINT32</text:span><text:span text:style-name="T9"> pix_depth );</text:span></text:p>
      <text:p text:style-name="P8"/>
      <text:p text:style-name="P1"><text:span text:style-name="T9">VOID </text:span><text:span text:style-name="T10">im_iip_set_1d_unit_param</text:span><text:span text:style-name="T9">( </text:span><text:span text:style-name="T21">T_IM_IIP_PARAM_1DL</text:span><text:span text:style-name="T9">* </text:span><text:span text:style-name="T1">const</text:span><text:span text:style-name="T9"> p1D,</text:span></text:p>
      <text:p text:style-name="P1"><text:span text:style-name="T9"><text:tab/><text:tab/><text:tab/><text:tab/><text:tab/><text:tab/><text:tab/><text:tab/><text:tab/> <text:s/></text:span><text:span text:style-name="T1">const</text:span><text:span text:style-name="T9"> </text:span><text:span text:style-name="T21">T_IM_IIP_UTIL_PHVSZ</text:span><text:span text:style-name="T9">* </text:span><text:span text:style-name="T1">const</text:span><text:span text:style-name="T9"> phvsz,</text:span></text:p>
      <text:p text:style-name="P1"><text:soft-page-break/><text:span text:style-name="T9"><text:tab/><text:tab/><text:tab/><text:tab/><text:tab/><text:tab/><text:tab/><text:tab/><text:tab/> <text:s/></text:span><text:span text:style-name="T1">const</text:span><text:span text:style-name="T9"> </text:span><text:span text:style-name="T21">T_IM_IIP_UTIL_IMG_INT</text:span><text:span text:style-name="T9">* </text:span><text:span text:style-name="T1">const</text:span><text:span text:style-name="T9"> src,</text:span></text:p>
      <text:p text:style-name="P1"><text:span text:style-name="T9"><text:tab/><text:tab/><text:tab/><text:tab/><text:tab/><text:tab/><text:tab/><text:tab/><text:tab/> <text:s/></text:span><text:span text:style-name="T1">const</text:span><text:span text:style-name="T9"> </text:span><text:span text:style-name="T21">UINT32</text:span><text:span text:style-name="T9"> pix_depth,</text:span></text:p>
      <text:p text:style-name="P1"><text:span text:style-name="T9"><text:tab/><text:tab/><text:tab/><text:tab/><text:tab/><text:tab/><text:tab/><text:tab/><text:tab/> <text:s/></text:span><text:span text:style-name="T1">const</text:span><text:span text:style-name="T9"> </text:span><text:span text:style-name="T21">E_IM_IIP_PARAM_CSEL</text:span><text:span text:style-name="T9"> cache_select );</text:span></text:p>
      <text:p text:style-name="P5"/>
      <text:p text:style-name="P7"><text:span text:style-name="T7">改为：</text:span><text:span text:style-name="T8">VOID </text:span><text:span text:style-name="T15">im_iip_define_set_1d_unit_param</text:span><text:span text:style-name="T8">( <text:s/></text:span><text:span text:style-name="T20">ImIipDefine</text:span><text:span text:style-name="T8">* self,</text:span><text:span text:style-name="T20">T_IM_IIP_PARAM_1DL</text:span><text:span text:style-name="T8">* </text:span><text:span text:style-name="T5">const</text:span><text:span text:style-name="T8"> p1D,</text:span></text:p>
      <text:p text:style-name="P1"><text:span text:style-name="T9"><text:tab/><text:tab/><text:tab/><text:tab/><text:tab/><text:tab/><text:tab/><text:tab/><text:tab/> <text:s/></text:span><text:span text:style-name="T1">const</text:span><text:span text:style-name="T9"> </text:span><text:span text:style-name="T21">T_IM_IIP_UTIL_PHVSZ</text:span><text:span text:style-name="T9">* </text:span><text:span text:style-name="T1">const</text:span><text:span text:style-name="T9"> phvsz,</text:span></text:p>
      <text:p text:style-name="P1"><text:span text:style-name="T9"><text:tab/><text:tab/><text:tab/><text:tab/><text:tab/><text:tab/><text:tab/><text:tab/><text:tab/> <text:s/></text:span><text:span text:style-name="T1">const</text:span><text:span text:style-name="T9"> </text:span><text:span text:style-name="T21">T_IM_IIP_UTIL_IMG_INT</text:span><text:span text:style-name="T9">* </text:span><text:span text:style-name="T1">const</text:span><text:span text:style-name="T9"> src,</text:span></text:p>
      <text:p text:style-name="P1"><text:span text:style-name="T9"><text:tab/><text:tab/><text:tab/><text:tab/><text:tab/><text:tab/><text:tab/><text:tab/><text:tab/> <text:s/></text:span><text:span text:style-name="T1">const</text:span><text:span text:style-name="T9"> </text:span><text:span text:style-name="T21">UINT32</text:span><text:span text:style-name="T9"> pix_depth,</text:span></text:p>
      <text:p text:style-name="P1"><text:span text:style-name="T9"><text:tab/><text:tab/><text:tab/><text:tab/><text:tab/><text:tab/><text:tab/><text:tab/><text:tab/> <text:s/></text:span><text:span text:style-name="T1">const</text:span><text:span text:style-name="T9"> </text:span><text:span text:style-name="T21">E_IM_IIP_PARAM_CSEL</text:span><text:span text:style-name="T9"> cache_select );</text:span></text:p>
      <text:p text:style-name="P5"/>
      <text:p text:style-name="P1"><text:span text:style-name="T21">INT32</text:span><text:span text:style-name="T9"> </text:span><text:span text:style-name="T10">im_iip_util_exec_rotate</text:span><text:span text:style-name="T9">( </text:span><text:span text:style-name="T21">T_IM_IIP_UTIL_PARAM_RESIZE_ROTATE</text:span><text:span text:style-name="T9">* </text:span><text:span text:style-name="T1">const</text:span><text:span text:style-name="T9"> rr_param, </text:span><text:span text:style-name="T1">const</text:span><text:span text:style-name="T9"> </text:span><text:span text:style-name="T21">T_IM_IIP_UTIL_RR</text:span><text:span text:style-name="T9">* </text:span><text:span text:style-name="T1">const</text:span><text:span text:style-name="T9"> cfg );</text:span></text:p>
      <text:p text:style-name="P3"><text:span text:style-name="T9">改为：</text:span><text:span text:style-name="T21">INT32</text:span><text:span text:style-name="T9"> </text:span><text:span text:style-name="T10">im_iip_new_util_exec_rotate</text:span><text:span text:style-name="T9">( </text:span><text:span text:style-name="T21">T_IM_IIP_UTIL_PARAM_RESIZE_ROTATE</text:span><text:span text:style-name="T9">* </text:span><text:span text:style-name="T1">const</text:span><text:span text:style-name="T9"> rr_param, </text:span><text:span text:style-name="T1">const</text:span><text:span text:style-name="T9"> </text:span><text:span text:style-name="T21">T_IM_IIP_UTIL_RR</text:span><text:span text:style-name="T9">* </text:span><text:span text:style-name="T1">const</text:span><text:span text:style-name="T9"> cfg );</text:span></text:p>
      <text:p text:style-name="P8"/>
      <text:p text:style-name="P1"><text:span text:style-name="T21">INT32</text:span><text:span text:style-name="T9"> </text:span><text:span text:style-name="T10">im_iip_util_exec_csc</text:span><text:span text:style-name="T9">( </text:span><text:span text:style-name="T21">T_IM_IIP_UTIL_PARAM_CSC</text:span><text:span text:style-name="T9">* </text:span><text:span text:style-name="T1">const</text:span><text:span text:style-name="T9"> csc_param, </text:span><text:span text:style-name="T1">const</text:span><text:span text:style-name="T9"> </text:span><text:span text:style-name="T21">T_IM_IIP_UTIL_CSC</text:span><text:span text:style-name="T9">* </text:span><text:span text:style-name="T1">const</text:span><text:span text:style-name="T9"> cfg );</text:span></text:p>
      <text:p text:style-name="P7"><text:span text:style-name="T7">改为：</text:span><text:span text:style-name="T20">INT32</text:span><text:span text:style-name="T8"> </text:span><text:span text:style-name="T26">im_iip_new_util_exec_csc</text:span><text:span text:style-name="T8">( </text:span><text:span text:style-name="T20">T_IM_IIP_UTIL_PARAM_CSC</text:span><text:span text:style-name="T8">* </text:span><text:span text:style-name="T5">const</text:span><text:span text:style-name="T8"> csc_param, </text:span><text:span text:style-name="T5">const</text:span><text:span text:style-name="T8"> </text:span><text:span text:style-name="T20">T_IM_IIP_UTIL_CSC</text:span><text:span text:style-name="T8">* </text:span><text:span text:style-name="T5">const</text:span><text:span text:style-name="T8"> cfg );</text:span></text:p>
      <text:p text:style-name="P5"/>
      <text:p text:style-name="P1"><text:span text:style-name="T9">VOID </text:span><text:span text:style-name="T10">im_iip_util_set_lut_unit_param</text:span><text:span text:style-name="T9">( </text:span><text:span text:style-name="T21">T_IM_IIP_PARAM_LUT</text:span><text:span text:style-name="T9">* </text:span><text:span text:style-name="T1">const</text:span><text:span text:style-name="T9"> lut,</text:span></text:p>
      <text:p text:style-name="P1"><text:span text:style-name="T9"><text:tab/><text:tab/><text:tab/><text:tab/><text:tab/><text:tab/><text:tab/><text:tab/><text:tab/> <text:s text:c="2"/></text:span><text:span text:style-name="T1">const</text:span><text:span text:style-name="T9"> </text:span><text:span text:style-name="T21">T_IM_IIP_UTIL_LUT</text:span><text:span text:style-name="T9">* </text:span><text:span text:style-name="T1">const</text:span><text:span text:style-name="T9"> cfg );</text:span></text:p>
      <text:p text:style-name="P7"><text:span text:style-name="T7">改为：</text:span><text:span text:style-name="T8">VOID </text:span><text:span text:style-name="T15">im_iip_new_util_set_lut_unit_param</text:span><text:span text:style-name="T8">( </text:span><text:span text:style-name="T20">ImIipDefine</text:span><text:span text:style-name="T8">* self,</text:span><text:span text:style-name="T20">T_IM_IIP_PARAM_LUT</text:span><text:span text:style-name="T8">* </text:span><text:span text:style-name="T5">const</text:span><text:span text:style-name="T8"> lut,</text:span></text:p>
      <text:p text:style-name="P1"><text:span text:style-name="T9"><text:tab/><text:tab/><text:tab/><text:tab/><text:tab/><text:tab/><text:tab/><text:tab/><text:tab/> <text:s text:c="2"/></text:span><text:span text:style-name="T1">const</text:span><text:span text:style-name="T9"> </text:span><text:span text:style-name="T21">T_IM_IIP_UTIL_LUT</text:span><text:span text:style-name="T9">* </text:span><text:span text:style-name="T1">const</text:span><text:span text:style-name="T9"> cfg );</text:span></text:p>
      <text:p text:style-name="P5"/>
      <text:p text:style-name="P1"><text:span text:style-name="T21">ULONG</text:span><text:span text:style-name="T9"> </text:span><text:span text:style-name="T10">im_iip_util_conv_portid_1</text:span><text:span text:style-name="T9">( </text:span><text:span text:style-name="T1">const</text:span><text:span text:style-name="T9"> </text:span><text:span text:style-name="T21">E_IM_IIP_UNIT_ID</text:span><text:span text:style-name="T9"> unitid );</text:span></text:p>
      <text:p text:style-name="P3"><text:span text:style-name="T9">改为：</text:span><text:span text:style-name="T21">ULONG</text:span><text:span text:style-name="T9"> </text:span><text:span text:style-name="T10">im_iip_new_util_conv_portid_1</text:span><text:span text:style-name="T9">( </text:span><text:span text:style-name="T1">const</text:span><text:span text:style-name="T9"> </text:span><text:span text:style-name="T21">E_IM_IIP_UNIT_ID</text:span><text:span text:style-name="T9"> unitid );</text:span></text:p>
      <text:p text:style-name="P8"/>
      <text:p text:style-name="P1"><text:span text:style-name="T9">VOID </text:span><text:span text:style-name="T10">im_iip_set_axi_param</text:span><text:span text:style-name="T9">( </text:span><text:span text:style-name="T1">const</text:span><text:span text:style-name="T9"> </text:span><text:span text:style-name="T21">E_IM_IIP_UNIT_ID</text:span><text:span text:style-name="T9"> unitid, </text:span><text:span text:style-name="T21">E_IM_IIP_AXI_ID</text:span><text:span text:style-name="T9">* </text:span><text:span text:style-name="T1">const</text:span><text:span text:style-name="T9"> axi_id, </text:span><text:span text:style-name="T21">T_IM_IIP_CTRL_AXI</text:span><text:span text:style-name="T9">* </text:span><text:span text:style-name="T1">const</text:span><text:span text:style-name="T9"> axi_cfg, </text:span><text:span text:style-name="T1">const</text:span><text:span text:style-name="T9"> UCHAR master_IF );</text:span></text:p>
      <text:p text:style-name="P7"><text:span text:style-name="T7">改为：</text:span><text:span text:style-name="T8">VOID </text:span><text:span text:style-name="T15">im_iip_new_set_axi_param</text:span><text:span text:style-name="T8">( <text:s/></text:span><text:span text:style-name="T20">ImIipDefine</text:span><text:span text:style-name="T8">* self,</text:span><text:span text:style-name="T5">const</text:span><text:span text:style-name="T8"> </text:span><text:span text:style-name="T20">E_IM_IIP_UNIT_ID</text:span><text:span text:style-name="T8"> unitid, </text:span><text:span text:style-name="T20">E_IM_IIP_AXI_ID</text:span><text:span text:style-name="T8">* </text:span><text:span text:style-name="T5">const</text:span><text:span text:style-name="T8"> axi_id, </text:span><text:span text:style-name="T20">T_IM_IIP_CTRL_AXI</text:span><text:span text:style-name="T8">* </text:span><text:span text:style-name="T5">const</text:span><text:span text:style-name="T8"> axi_cfg, </text:span><text:span text:style-name="T5">const</text:span><text:span text:style-name="T8"> UCHAR master_IF );</text:span></text:p>
      <text:p text:style-name="P5"/>
      <text:p text:style-name="P1"><text:span text:style-name="T21">E_IM_IIP_PARAM_PF_PDIST</text:span><text:span text:style-name="T9"> </text:span><text:span text:style-name="T10">im_iip_get_PF_PDIST</text:span><text:span text:style-name="T9">( </text:span><text:span text:style-name="T1">const</text:span><text:span text:style-name="T9"> </text:span><text:span text:style-name="T21">UINT32</text:span><text:span text:style-name="T9"> pix_depth,</text:span></text:p>
      <text:p text:style-name="P1"><text:span text:style-name="T9"><text:tab/><text:tab/><text:tab/><text:tab/><text:tab/><text:tab/><text:tab/><text:tab/><text:tab/><text:tab/><text:tab/><text:tab/> <text:s text:c="3"/></text:span><text:span text:style-name="T1">const</text:span><text:span text:style-name="T9"> </text:span><text:span text:style-name="T21">E_IM_IIP_FTYPE</text:span><text:span text:style-name="T9"> frame_type,</text:span></text:p>
      <text:p text:style-name="P1"><text:span text:style-name="T9"><text:tab/><text:tab/><text:tab/><text:tab/><text:tab/><text:tab/><text:tab/><text:tab/><text:tab/><text:tab/><text:tab/><text:tab/> <text:s text:c="3"/></text:span><text:span text:style-name="T1">const</text:span><text:span text:style-name="T9"> </text:span><text:span text:style-name="T21">E_IM_IIP_PFMT</text:span><text:span text:style-name="T9"> pix_format,</text:span></text:p>
      <text:p text:style-name="P1"><text:span text:style-name="T9"><text:tab/><text:tab/><text:tab/><text:tab/><text:tab/><text:tab/><text:tab/><text:tab/><text:tab/><text:tab/><text:tab/><text:tab/> <text:s text:c="3"/></text:span><text:span text:style-name="T1">const</text:span><text:span text:style-name="T9"> </text:span><text:span text:style-name="T21">UINT32</text:span><text:span text:style-name="T9"> alpha );</text:span></text:p>
      <text:p text:style-name="P3"><text:span text:style-name="T9">改为：</text:span><text:span text:style-name="T21">E_IM_IIP_PARAM_PF_PDIST</text:span><text:span text:style-name="T9"> </text:span><text:span text:style-name="T10">im_iip_sub_get_pf_pdist</text:span><text:span text:style-name="T9">( </text:span><text:span text:style-name="T1">const</text:span><text:span text:style-name="T9"> </text:span><text:span text:style-name="T21">UINT32</text:span><text:span text:style-name="T9"> pix_depth,</text:span></text:p>
      <text:p text:style-name="P1"><text:span text:style-name="T9"><text:tab/><text:tab/><text:tab/><text:tab/><text:tab/><text:tab/><text:tab/><text:tab/><text:tab/><text:tab/><text:tab/><text:tab/> <text:s text:c="3"/></text:span><text:span text:style-name="T1">const</text:span><text:span text:style-name="T9"> </text:span><text:span text:style-name="T21">E_IM_IIP_FTYPE</text:span><text:span text:style-name="T9"> frame_type,</text:span></text:p>
      <text:p text:style-name="P1"><text:span text:style-name="T9"><text:tab/><text:tab/><text:tab/><text:tab/><text:tab/><text:tab/><text:tab/><text:tab/><text:tab/><text:tab/><text:tab/><text:tab/> <text:s text:c="3"/></text:span><text:span text:style-name="T1">const</text:span><text:span text:style-name="T9"> </text:span><text:span text:style-name="T21">E_IM_IIP_PFMT</text:span><text:span text:style-name="T9"> pix_format,</text:span></text:p>
      <text:p text:style-name="P1"><text:span text:style-name="T9"><text:tab/><text:tab/><text:tab/><text:tab/><text:tab/><text:tab/><text:tab/><text:tab/><text:tab/><text:tab/><text:tab/><text:tab/> <text:s text:c="3"/></text:span><text:span text:style-name="T1">const</text:span><text:span text:style-name="T9"> </text:span><text:span text:style-name="T21">UINT32</text:span><text:span text:style-name="T9"> alpha );</text:span></text:p>
      <text:p text:style-name="P8"/>
      <text:p text:style-name="P8"><text:soft-page-break/></text:p>
      <text:p text:style-name="P1"><text:span text:style-name="T21">INT32</text:span><text:span text:style-name="T9"> </text:span><text:span text:style-name="T10">im_iip_unset_interrupt</text:span><text:span text:style-name="T9">( </text:span><text:span text:style-name="T1">const</text:span><text:span text:style-name="T9"> </text:span><text:span text:style-name="T21">U_IM_IIP_64BIT_MASK</text:span><text:span text:style-name="T9"> unitid_bitmask, </text:span><text:span text:style-name="T1">const</text:span><text:span text:style-name="T9"> UCHAR cause );</text:span></text:p>
      <text:p text:style-name="P3"><text:span text:style-name="T9">改为：</text:span><text:span text:style-name="T21">INT32</text:span><text:span text:style-name="T9"> </text:span><text:span text:style-name="T10">im_iip_counter_unset_interrupt</text:span><text:span text:style-name="T9">( </text:span><text:span text:style-name="T1">const</text:span><text:span text:style-name="T9"> </text:span><text:span text:style-name="T21">U_IM_IIP_64BIT_MASK</text:span><text:span text:style-name="T9"> unitid_bitmask, </text:span><text:span text:style-name="T1">const</text:span><text:span text:style-name="T9"> UCHAR cause );</text:span></text:p>
      <text:p text:style-name="Standard"/>
      <text:p text:style-name="P14">extern INT32 Im_IIP_Get_Genline( T_IM_IIP_GENLINE* const genline );</text:p>
      <text:p text:style-name="P14"><text:span text:style-name="T10">改为：</text:span><text:span text:style-name="T9"> </text:span><text:span text:style-name="T21">INT32</text:span><text:span text:style-name="T9"> </text:span><text:span text:style-name="T10">im_iip_static_get_genline</text:span><text:span text:style-name="T9">( </text:span><text:span text:style-name="T21">T_IM_IIP_GENLINE</text:span><text:span text:style-name="T9">* </text:span><text:span text:style-name="T1">const</text:span><text:span text:style-name="T9"> genline );</text:span></text:p>
      <text:p text:style-name="P14"/>
      <text:p text:style-name="P14">extern INT32 Im_IIP_Get_Debug_Monitor( T_IM_IIP_DEBUG_MONITOR* const monitor_val );</text:p>
      <text:p text:style-name="P14"><text:span text:style-name="T10">改为：</text:span><text:span text:style-name="T21">INT32</text:span><text:span text:style-name="T9"> </text:span><text:span text:style-name="T10">im_iip_static_get_debug_monitor</text:span><text:span text:style-name="T9">( </text:span><text:span text:style-name="T21">T_IM_IIP_DEBUG_MONITOR</text:span><text:span text:style-name="T9">* </text:span><text:span text:style-name="T1">const</text:span><text:span text:style-name="T9"> monitor_val );</text:span></text:p>
      <text:p text:style-name="P14"/>
      <text:p text:style-name="P14">extern INT32 Im_IIP_Start_DumpUnitReg( const E_IM_IIP_UNIT_ID unit_id );</text:p>
      <text:p text:style-name="P14"><text:span text:style-name="T10">改为：</text:span><text:span text:style-name="T21">INT32</text:span><text:span text:style-name="T9"> </text:span><text:span text:style-name="T10">im_iip_static_start_dumpunitreg</text:span><text:span text:style-name="T9">( </text:span><text:span text:style-name="T1">const</text:span><text:span text:style-name="T9"> </text:span><text:span text:style-name="T21">E_IM_IIP_UNIT_ID</text:span><text:span text:style-name="T9"> unit_id );</text:span></text:p>
      <text:p text:style-name="P14"/>
      <text:p text:style-name="P14">extern INT32 Im_IIP_Start_DumpUnitReg_ByName( const CHAR* const unit_name );</text:p>
      <text:p text:style-name="P14"><text:span text:style-name="T10">改为：</text:span><text:span text:style-name="T9"> </text:span><text:span text:style-name="T21">INT32</text:span><text:span text:style-name="T9"> </text:span><text:span text:style-name="T10">im_iip_static_dumpunitreg_byname</text:span><text:span text:style-name="T9">( </text:span><text:span text:style-name="T1">const</text:span><text:span text:style-name="T9"> CHAR* </text:span><text:span text:style-name="T1">const</text:span><text:span text:style-name="T9"> unit_name );</text:span></text:p>
      <text:p text:style-name="P14"/>
      <text:p text:style-name="P14">extern INT32 Im_IIP_Stop_DumpUnitReg( VOID );</text:p>
      <text:p text:style-name="P16"><text:span text:style-name="T10">改为：</text:span><text:span text:style-name="T21">INT32</text:span><text:span text:style-name="T9"> </text:span><text:span text:style-name="T10">im_iip_static_stop_dumpunitreg</text:span><text:span text:style-name="T9">( VOID );</text:span></text:p>
      <text:p text:style-name="P32"/>
      <text:p text:style-name="P31"><text:s text:c="2"/>imiipdefine.h:被静态变量库调用函数不能改名字：</text:p>
      <text:p text:style-name="P33">//静态变量库调用函数</text:p>
      <text:p text:style-name="P1"><text:span text:style-name="T21">INT32</text:span><text:span text:style-name="T9"> <text:tab/><text:tab/><text:tab/><text:tab/><text:tab/><text:tab/><text:tab/><text:tab/><text:tab/><text:tab/></text:span><text:span text:style-name="T10">Im_IIP_LinkStart_SWTRG</text:span><text:span text:style-name="T9">( </text:span><text:span text:style-name="T1">const</text:span><text:span text:style-name="T9"> </text:span><text:span text:style-name="T21">ImIipStructEImIipUnitId</text:span><text:span text:style-name="T9"> unitId, </text:span><text:span text:style-name="T1">const</text:span><text:span text:style-name="T9"> </text:span><text:span text:style-name="T21">INT32</text:span><text:span text:style-name="T9"> swtrg, </text:span><text:span text:style-name="T1">const</text:span><text:span text:style-name="T9"> </text:span><text:span text:style-name="T21">UINT32</text:span><text:span text:style-name="T9"> link_onoff );</text:span></text:p>
      <text:p text:style-name="P1"><text:span text:style-name="T21">INT32</text:span><text:span text:style-name="T9"> <text:tab/><text:tab/><text:tab/><text:tab/><text:tab/><text:tab/><text:tab/><text:tab/><text:tab/><text:tab/></text:span><text:span text:style-name="T10">Im_IIP_Start_SWTRG</text:span><text:span text:style-name="T9">( </text:span><text:span text:style-name="T1">const</text:span><text:span text:style-name="T9"> </text:span><text:span text:style-name="T21">ImIipStructEImIipUnitId</text:span><text:span text:style-name="T9"> unitId, </text:span><text:span text:style-name="T1">const</text:span><text:span text:style-name="T9"> </text:span><text:span text:style-name="T21">INT32</text:span><text:span text:style-name="T9"> swtrg );</text:span></text:p>
      <text:p text:style-name="P1"><text:span text:style-name="T1">extern</text:span><text:span text:style-name="T9"> </text:span><text:span text:style-name="T21">INT32</text:span><text:span text:style-name="T9"> <text:tab/><text:tab/><text:tab/><text:tab/><text:tab/><text:tab/></text:span><text:span text:style-name="T10">Im_IIP_Set_Interrupt</text:span><text:span text:style-name="T9">( </text:span><text:span text:style-name="T1">const</text:span><text:span text:style-name="T9"> </text:span><text:span text:style-name="T21">ULONG</text:span><text:span text:style-name="T9"> interrupt_bitmask, </text:span><text:span text:style-name="T1">const</text:span><text:span text:style-name="T9"> UCHAR permission_flg );</text:span></text:p>
      <text:p text:style-name="P1"><text:span text:style-name="T1">extern</text:span><text:span text:style-name="T9"> </text:span><text:span text:style-name="T21">INT32</text:span><text:span text:style-name="T9"> <text:tab/><text:tab/><text:tab/><text:tab/><text:tab/><text:tab/></text:span><text:span text:style-name="T10">Im_IIP_Set_SLIntLines</text:span><text:span text:style-name="T9">( </text:span><text:span text:style-name="T1">const</text:span><text:span text:style-name="T9"> </text:span><text:span text:style-name="T21">ULONG</text:span><text:span text:style-name="T9"> interrupt_bitmask, </text:span><text:span text:style-name="T1">const</text:span><text:span text:style-name="T9"> </text:span><text:span text:style-name="T21">UINT32</text:span><text:span text:style-name="T9"> trans_lines );</text:span></text:p>
      <text:p text:style-name="P1"><text:span text:style-name="T1">extern</text:span><text:span text:style-name="T9"> </text:span><text:span text:style-name="T21">INT32</text:span><text:span text:style-name="T9"> <text:tab/><text:tab/><text:tab/><text:tab/><text:tab/><text:tab/></text:span><text:span text:style-name="T10">Im_IIP_Ctrl_PIXFMTTBL</text:span><text:span text:style-name="T9">( </text:span><text:span text:style-name="T1">const</text:span><text:span text:style-name="T9"> </text:span><text:span text:style-name="T21">UINT32</text:span><text:span text:style-name="T9"> pixid, </text:span><text:span text:style-name="T1">const</text:span><text:span text:style-name="T9"> </text:span><text:span text:style-name="T21">TImIipPixfmttbl</text:span><text:span text:style-name="T9">* </text:span><text:span text:style-name="T1">const</text:span><text:span text:style-name="T9"> tbl );</text:span></text:p>
      <text:p text:style-name="P1"><text:span text:style-name="T1">extern</text:span><text:span text:style-name="T9"> </text:span><text:span text:style-name="T21">INT32</text:span><text:span text:style-name="T9"> <text:tab/><text:tab/><text:tab/><text:tab/><text:tab/><text:tab/></text:span><text:span text:style-name="T10">Im_IIP_Ctrl_UNITINFTBL</text:span><text:span text:style-name="T9">( </text:span><text:span text:style-name="T1">const</text:span><text:span text:style-name="T9"> </text:span><text:span text:style-name="T21">TImIipUnitinftbl</text:span><text:span text:style-name="T9">* </text:span><text:span text:style-name="T1">const</text:span><text:span text:style-name="T9"> tbl );</text:span></text:p>
      <text:p text:style-name="P1"><text:span text:style-name="T1">extern</text:span><text:span text:style-name="T9"> </text:span><text:span text:style-name="T21">INT32</text:span><text:span text:style-name="T9"> <text:tab/><text:tab/><text:tab/><text:tab/><text:tab/><text:tab/></text:span><text:span text:style-name="T10">Im_IIP_Ctrl_LUT</text:span><text:span text:style-name="T9">( </text:span><text:span text:style-name="T1">const</text:span><text:span text:style-name="T9"> </text:span><text:span text:style-name="T21">TImIipLut</text:span><text:span text:style-name="T9">* </text:span><text:span text:style-name="T1">const</text:span><text:span text:style-name="T9"> lut );</text:span></text:p>
      <text:p text:style-name="P1"><text:span text:style-name="T1">extern</text:span><text:span text:style-name="T9"> </text:span><text:span text:style-name="T21">INT32</text:span><text:span text:style-name="T9"> <text:tab/><text:tab/><text:tab/><text:tab/><text:tab/><text:tab/></text:span><text:span text:style-name="T10">Im_IIP_Open_SWTRG</text:span><text:span text:style-name="T9">( </text:span><text:span text:style-name="T1">const</text:span><text:span text:style-name="T9"> </text:span><text:span text:style-name="T21">ULLONG</text:span><text:span text:style-name="T9"> unitid_bitmask64, </text:span><text:span text:style-name="T1">const</text:span><text:span text:style-name="T9"> </text:span><text:span text:style-name="T21">UINT32</text:span><text:span text:style-name="T9"> pixidBitmask, </text:span><text:span text:style-name="T1">const</text:span><text:span text:style-name="T9"> </text:span><text:span text:style-name="T21">UINT32</text:span><text:span text:style-name="T9"> openResBitmask, </text:span><text:span text:style-name="T1">const</text:span><text:span text:style-name="T9"> </text:span><text:span text:style-name="T21">INT32</text:span><text:span text:style-name="T9"> waitTime );</text:span></text:p>
      <text:p text:style-name="P1"><text:span text:style-name="T1">extern</text:span><text:span text:style-name="T9"> </text:span><text:span text:style-name="T21">INT32</text:span><text:span text:style-name="T9"> <text:tab/><text:tab/><text:tab/><text:tab/><text:tab/><text:tab/></text:span><text:span text:style-name="T10">Im_IIP_Close_SWTRG</text:span><text:span text:style-name="T9">( </text:span><text:span text:style-name="T1">const</text:span><text:span text:style-name="T9"> </text:span><text:span text:style-name="T21">ULLONG</text:span><text:span text:style-name="T9"> unitid_bitmask64, </text:span><text:span text:style-name="T1">const</text:span><text:span text:style-name="T9"> </text:span><text:span text:style-name="T21">UINT32</text:span><text:span text:style-name="T9"> pixidBitmask, </text:span><text:span text:style-name="T1">const</text:span><text:span text:style-name="T9"> </text:span><text:span text:style-name="T21">UINT32</text:span><text:span text:style-name="T9"> openResBitmask );</text:span></text:p>
      <text:p text:style-name="P1"><text:span text:style-name="T1">extern</text:span><text:span text:style-name="T9"> </text:span><text:span text:style-name="T21">INT32</text:span><text:span text:style-name="T9"> <text:tab/><text:tab/><text:tab/><text:tab/><text:tab/><text:tab/></text:span><text:span text:style-name="T10">Im_IIP_Ctrl_SWTRG_Unit</text:span><text:span text:style-name="T9">( </text:span><text:span text:style-name="T1">const</text:span><text:span text:style-name="T9"> </text:span><text:span text:style-name="T21">ImIipStructEImIipUnitId</text:span><text:span text:style-name="T9"> unitId, </text:span><text:span text:style-name="T1">const</text:span><text:span text:style-name="T9"> </text:span><text:span text:style-name="T21">TImIipUnitCfg</text:span><text:span text:style-name="T9">* </text:span><text:span text:style-name="T1">const</text:span><text:span text:style-name="T9"> p_unitcfg );</text:span></text:p>
      <text:p text:style-name="P1"><text:span text:style-name="T1">extern</text:span><text:span text:style-name="T9"> </text:span><text:span text:style-name="T21">INT32</text:span><text:span text:style-name="T9"> <text:tab/><text:tab/><text:tab/><text:tab/><text:tab/><text:tab/></text:span><text:span text:style-name="T10">Im_IIP_Wait_End</text:span><text:span text:style-name="T9">( </text:span><text:span text:style-name="T21">UINT32</text:span><text:span text:style-name="T9">* </text:span><text:span text:style-name="T1">const</text:span><text:span text:style-name="T9"> p_wait_factor, </text:span><text:span text:style-name="T1">const</text:span><text:span text:style-name="T9"> </text:span><text:span text:style-name="T21">UINT32</text:span><text:span text:style-name="T9"> wait_factor, </text:span><text:span text:style-name="T1">const</text:span><text:span text:style-name="T9"> </text:span><text:span text:style-name="T21">UINT32</text:span><text:span text:style-name="T9"> wait_mode, </text:span><text:span text:style-name="T1">const</text:span><text:span text:style-name="T9"> </text:span><text:span text:style-name="T21">INT32</text:span><text:span text:style-name="T9"> waitTime );</text:span></text:p>
      <text:p text:style-name="P1"><text:span text:style-name="T1">extern</text:span><text:span text:style-name="T9"> </text:span><text:span text:style-name="T21">INT32</text:span><text:span text:style-name="T9"> <text:tab/><text:tab/><text:tab/><text:tab/><text:tab/><text:tab/></text:span><text:span text:style-name="T10">Im_IIP_Int_Handler</text:span><text:span text:style-name="T9">( VOID );</text:span></text:p>
      <text:p text:style-name="P1"><text:span text:style-name="T1">extern</text:span><text:span text:style-name="T9"> </text:span><text:span text:style-name="T21">INT32</text:span><text:span text:style-name="T9"> <text:tab/><text:tab/><text:tab/><text:tab/><text:tab/><text:tab/></text:span><text:span text:style-name="T10">Im_IIP_Clear_HISTGRAM</text:span><text:span text:style-name="T9">( </text:span><text:span text:style-name="T1">const</text:span><text:span text:style-name="T9"> </text:span><text:span text:style-name="T21">UINT32</text:span><text:span text:style-name="T9"> histgram_a_clr_flag, </text:span><text:span text:style-name="T1">const</text:span><text:span text:style-name="T9"> </text:span><text:span text:style-name="T21">UINT32</text:span><text:span text:style-name="T9"> histgram_b_clr_flag, </text:span><text:span text:style-name="T1">const</text:span><text:span text:style-name="T9"> </text:span><text:span text:style-name="T21">UINT32</text:span><text:span text:style-name="T9"> histgram_c_clr_flag, </text:span><text:span text:style-name="T1">const</text:span><text:span text:style-name="T9"> </text:span><text:span text:style-name="T21">UINT32</text:span><text:span text:style-name="T9"> histgram_d_clr_flag );</text:span></text:p>
      <text:p text:style-name="P1"><text:span text:style-name="T1">extern</text:span><text:span text:style-name="T9"> </text:span><text:span text:style-name="T21">INT32</text:span><text:span text:style-name="T9"> <text:tab/><text:tab/><text:tab/><text:tab/><text:tab/><text:tab/></text:span><text:span text:style-name="T10">Im_IIP_Get_HISTGRAM</text:span><text:span text:style-name="T9">( </text:span><text:span text:style-name="T21">ULONG</text:span><text:span text:style-name="T9">* </text:span><text:span text:style-name="T1">const</text:span><text:span text:style-name="T9"> buffer_histgram_a, </text:span><text:span text:style-name="T21">ULONG</text:span><text:span text:style-name="T9">* </text:span><text:span text:style-name="T1">const</text:span><text:span text:style-name="T9"> buffer_histgram_b, </text:span><text:span text:style-name="T21">ULONG</text:span><text:span text:style-name="T9">* </text:span><text:span text:style-name="T1">const</text:span><text:span text:style-name="T9"> buffer_histgram_c, </text:span><text:span text:style-name="T21">ULONG</text:span><text:span text:style-name="T9">* </text:span><text:span text:style-name="T1">const</text:span><text:span text:style-name="T9"> buffer_histgram_d );</text:span></text:p>
      <text:p text:style-name="P1"><text:span text:style-name="T1">extern</text:span><text:span text:style-name="T9"> </text:span><text:span text:style-name="T21">INT32</text:span><text:span text:style-name="T9"><text:tab/> <text:tab/><text:tab/><text:tab/><text:tab/><text:tab/></text:span><text:span text:style-name="T10">Im_IIP_Get_HISTMAX</text:span><text:span text:style-name="T9">( UCHAR* </text:span><text:span text:style-name="T1">const</text:span><text:span text:style-name="T9"> histmax_a, UCHAR* </text:span><text:span text:style-name="T1">const</text:span><text:span text:style-name="T9"> histmax_b, UCHAR* </text:span><text:span text:style-name="T1">const</text:span><text:span text:style-name="T9"> histmax_c, UCHAR* </text:span><text:span text:style-name="T1">const</text:span><text:span text:style-name="T9"> histmax_d );</text:span></text:p>
      <text:p text:style-name="P1"><text:span text:style-name="T1">extern</text:span><text:span text:style-name="T9"> </text:span><text:span text:style-name="T21">INT32</text:span><text:span text:style-name="T9"> <text:tab/><text:tab/><text:tab/><text:tab/><text:tab/><text:tab/></text:span><text:span text:style-name="T10">Im_IIP_Get_MAXMON</text:span><text:span text:style-name="T9">( </text:span><text:span text:style-name="T21">TImIipMaxmon</text:span><text:span text:style-name="T9">* </text:span><text:span text:style-name="T1">const</text:span><text:span text:style-name="T9"> mon );</text:span></text:p>
      <text:p text:style-name="P1"><text:soft-page-break/><text:span text:style-name="T1">extern</text:span><text:span text:style-name="T9"> </text:span><text:span text:style-name="T21">INT32</text:span><text:span text:style-name="T9"> <text:tab/><text:tab/><text:tab/><text:tab/><text:tab/><text:tab/></text:span><text:span text:style-name="T10">Im_IIP_Get_MINMON</text:span><text:span text:style-name="T9">( </text:span><text:span text:style-name="T21">TImIipMinmon</text:span><text:span text:style-name="T9">* </text:span><text:span text:style-name="T1">const</text:span><text:span text:style-name="T9"> mon );</text:span></text:p>
      <text:p text:style-name="P1"><text:span text:style-name="T1">extern</text:span><text:span text:style-name="T9"> </text:span><text:span text:style-name="T21">INT32</text:span><text:span text:style-name="T9"> <text:tab/><text:tab/><text:tab/><text:tab/><text:tab/><text:tab/></text:span><text:span text:style-name="T10">Im_IIP_Get_ADDMON</text:span><text:span text:style-name="T9">( </text:span><text:span text:style-name="T21">TImIipAddmon</text:span><text:span text:style-name="T9">* </text:span><text:span text:style-name="T1">const</text:span><text:span text:style-name="T9"> mon );</text:span></text:p>
      <text:p text:style-name="P1"><text:span text:style-name="T1">extern</text:span><text:span text:style-name="T9"> </text:span><text:span text:style-name="T21">INT32</text:span><text:span text:style-name="T9"> <text:tab/><text:tab/><text:tab/><text:tab/><text:tab/><text:tab/></text:span><text:span text:style-name="T10">Im_IIP_Get_ImgCache_Access_Info</text:span><text:span text:style-name="T9">( </text:span><text:span text:style-name="T1">const</text:span><text:span text:style-name="T9"> </text:span><text:span text:style-name="T21">ImIipStructEImIipCacheCh</text:span><text:span text:style-name="T9"> cache_ch, </text:span><text:span text:style-name="T21">TImIipAccessInfo</text:span><text:span text:style-name="T9">* </text:span><text:span text:style-name="T1">const</text:span><text:span text:style-name="T9"> info );</text:span></text:p>
      <text:p text:style-name="P1"><text:span text:style-name="T1">extern</text:span><text:span text:style-name="T9"> </text:span><text:span text:style-name="T21">INT32</text:span><text:span text:style-name="T9"> <text:tab/><text:tab/><text:tab/><text:tab/><text:tab/><text:tab/></text:span><text:span text:style-name="T10">Im_IIP_Get_AXI_Status</text:span><text:span text:style-name="T9">( </text:span><text:span text:style-name="T21">TImIipAxiStatus</text:span><text:span text:style-name="T9">* </text:span><text:span text:style-name="T1">const</text:span><text:span text:style-name="T9"> sts );</text:span></text:p>
      <text:p text:style-name="P14"/>
      <text:p text:style-name="P14"/>
      <text:p text:style-name="P34">imiipstruct.h公有函数：</text:p>
      <text:p text:style-name="P30"><text:span text:style-name="T1">extern</text:span><text:span text:style-name="T9"> VOID <text:tab/><text:tab/><text:tab/><text:tab/><text:tab/></text:span><text:span text:style-name="T10">Im_IIP_On_Hclk</text:span><text:span text:style-name="T9">( VOID );</text:span></text:p>
      <text:p text:style-name="P1"><text:span text:style-name="T1">extern</text:span><text:span text:style-name="T9"> VOID <text:tab/><text:tab/><text:tab/><text:tab/><text:tab/></text:span><text:span text:style-name="T10">Im_IIP_Off_Hclk</text:span><text:span text:style-name="T9">( VOID );</text:span></text:p>
      <text:p text:style-name="P1"><text:span text:style-name="T1">extern</text:span><text:span text:style-name="T9"> VOID <text:tab/><text:tab/><text:tab/><text:tab/><text:tab/></text:span><text:span text:style-name="T23">Im_IIP_On_Pclk</text:span><text:span text:style-name="T9">( VOID );</text:span></text:p>
      <text:p text:style-name="P1"><text:span text:style-name="T1">extern</text:span><text:span text:style-name="T9"> VOID <text:tab/><text:tab/><text:tab/><text:tab/><text:tab/></text:span><text:span text:style-name="T10">Im_IIP_Off_Pclk</text:span><text:span text:style-name="T9">( VOID );</text:span></text:p>
      <text:p text:style-name="P8">修改为：（被静态变量库调用不能改名字）</text:p>
      <text:p text:style-name="P30"><text:span text:style-name="T9">VOID <text:tab/><text:tab/><text:tab/><text:tab/><text:tab/></text:span><text:span text:style-name="T10">Im_IIP_On_Hclk</text:span><text:span text:style-name="T9">( VOID );</text:span></text:p>
      <text:p text:style-name="P4"><text:span text:style-name="T9">VOID <text:tab/><text:tab/><text:tab/><text:tab/><text:tab/></text:span><text:span text:style-name="T10">Im_IIP_Off_Hclk</text:span><text:span text:style-name="T9">( VOID );</text:span></text:p>
      <text:p text:style-name="P4"><text:span text:style-name="T9">VOID <text:tab/><text:tab/><text:tab/><text:tab/><text:tab/></text:span><text:span text:style-name="T23">Im_IIP_On_Pclk</text:span><text:span text:style-name="T9">( VOID );</text:span></text:p>
      <text:p text:style-name="P13"><text:span text:style-name="T9">VOID <text:tab/><text:tab/><text:tab/><text:tab/><text:tab/></text:span><text:span text:style-name="T10">Im_IIP_Off_Pclk</text:span><text:span text:style-name="T9">( VOID );</text:span></text:p>
      <text:p text:style-name="P14"/>
      <text:p text:style-name="P14"/>
      <text:p text:style-name="P14"/>
      <text:p text:style-name="P14"/>
      <text:p text:style-name="P18"><text:span text:style-name="T27">宏定义imiipdefine.h:修改思路为</text:span><text:span text:style-name="T24">ImIipDefine_加上具体宏名全部大写中间用下划线分割</text:span></text:p>
      <text:p text:style-name="P19"><text:span text:style-name="T24">例如：</text:span><text:span text:style-name="T2">#define</text:span><text:span text:style-name="T13"> D_IM_IIP_PARAM_PLDUNIT_NONE<text:tab/><text:tab/><text:tab/>(0ULL)<text:tab/><text:tab/>改为：</text:span></text:p>
      <text:p text:style-name="P19"><text:span text:style-name="T2"><text:tab/>#define</text:span><text:span text:style-name="T24">ImIipDefine_ </text:span><text:span text:style-name="T13">D_IM_IIP_PARAM_PLDUNIT_NONE</text:span></text:p>
      <text:p text:style-name="P17"/>
      <text:p text:style-name="P14"/>
      <text:p text:style-name="P15"><text:span text:style-name="T1">#define</text:span><text:span text:style-name="T9"><text:tab/>D_IM_IIP_OK<text:tab/><text:tab/><text:tab/><text:tab/><text:tab/><text:tab/><text:tab/><text:tab/><text:tab/>(D_DDIM_OK)<text:tab/><text:tab/></text:span></text:p>
      <text:p text:style-name="P15"/>
      <text:p text:style-name="P15"><text:span text:style-name="T9"><text:tab/><text:tab/><text:tab/><text:tab/><text:tab/><text:tab/></text:span><text:span text:style-name="T28">/**&lt; Normal end <text:s text:c="21"/>(0) */</text:span></text:p>
      <text:p text:style-name="P1"><text:span text:style-name="T1">#define</text:span><text:span text:style-name="T9"><text:tab/>D_IM_IIP_INVALID_ARG_ERR<text:tab/><text:tab/><text:tab/><text:tab/><text:tab/>(D_IM_IIP | D_DDIM_INPUT_PARAM_ERROR)<text:tab/></text:span><text:span text:style-name="T28">/**&lt; Invalid argument error (0x0C000001) */</text:span></text:p>
      <text:p text:style-name="P1"><text:span text:style-name="T1">#define</text:span><text:span text:style-name="T9"><text:tab/>D_IM_IIP_TIMEOUT_ERR<text:tab/><text:tab/><text:tab/><text:tab/><text:tab/><text:tab/>(D_IM_IIP | D_DDIM_TIMEOUT)<text:tab/><text:tab/><text:tab/><text:tab/></text:span><text:span text:style-name="T28">/**&lt; Wait timeout error <text:s text:c="4"/>(0x0C000013) */</text:span></text:p>
      <text:p text:style-name="P1"><text:span text:style-name="T1">#define</text:span><text:span text:style-name="T9"><text:tab/>D_IM_IIP_SYSTEMCALL_ERR<text:tab/><text:tab/><text:tab/><text:tab/><text:tab/><text:tab/>(D_IM_IIP | D_DDIM_SYSTEM_ERROR)<text:tab/><text:tab/></text:span><text:span text:style-name="T28">/**&lt; System call error <text:s text:c="5"/>(0x0C000099) */</text:span></text:p>
      <text:p text:style-name="P1"><text:span text:style-name="T1">#define</text:span><text:span text:style-name="T9"><text:tab/>D_IM_IIP_ERR<text:tab/><text:tab/><text:tab/><text:tab/><text:tab/><text:tab/><text:tab/><text:tab/>(D_IM_IIP | 0x100)<text:tab/><text:tab/><text:tab/><text:tab/><text:tab/><text:tab/></text:span><text:span text:style-name="T28">/**&lt; Other error <text:s text:c="11"/>(0x0C000100) */</text:span></text:p>
      <text:p text:style-name="P1"><text:span text:style-name="T1">#define</text:span><text:span text:style-name="T9"><text:tab/>D_IM_IIP_ABORT_FAILED_ERR<text:tab/><text:tab/><text:tab/><text:tab/><text:tab/>(D_IM_IIP | 0x101)<text:tab/><text:tab/><text:tab/><text:tab/><text:tab/><text:tab/></text:span><text:span text:style-name="T28">/**&lt; Abort failed error <text:s text:c="4"/>(0x0C000101) */</text:span></text:p>
      <text:p text:style-name="P5"/>
      <text:p text:style-name="P1"><text:span text:style-name="T28">/** @} */</text:span><text:span text:style-name="T9"><text:tab/></text:span><text:span text:style-name="T28">// name</text:span></text:p>
      <text:p text:style-name="P5"/>
      <text:p text:style-name="P1"><text:span text:style-name="T1">#define</text:span><text:span text:style-name="T9"><text:tab/>D_IM_IIP_RUNNING<text:tab/><text:tab/><text:tab/>(3) </text:span></text:p>
      <text:p text:style-name="P1"><text:span text:style-name="T1">#define</text:span><text:span text:style-name="T9"> D_IM_IIP_PIXID_MAXNUM<text:tab/><text:tab/><text:tab/><text:tab/><text:tab/><text:tab/>(12)<text:tab/></text:span><text:span text:style-name="T28">/**&lt; PIXID number */</text:span></text:p>
      <text:p text:style-name="P5"/>
      <text:p text:style-name="P1"><text:span text:style-name="T1">#define</text:span><text:span text:style-name="T9"> D_IM_IIP_ENABLE_OFF<text:tab/><text:tab/><text:tab/><text:tab/><text:tab/><text:tab/><text:tab/>(0)<text:tab/><text:tab/></text:span><text:span text:style-name="T28">/**&lt; The function is disable */</text:span></text:p>
      <text:p text:style-name="P1"><text:span text:style-name="T1">#define</text:span><text:span text:style-name="T9"> D_IM_IIP_ENABLE_ON<text:tab/><text:tab/><text:tab/><text:tab/><text:tab/><text:tab/><text:tab/>(1)<text:tab/><text:tab/></text:span><text:span text:style-name="T28">/**&lt; The function is enable */</text:span></text:p>
      <text:p text:style-name="P5"><text:soft-page-break/></text:p>
      <text:p text:style-name="P1"><text:span text:style-name="T1">#define</text:span><text:span text:style-name="T9"> D_IM_IIP_STOP<text:tab/><text:tab/><text:tab/><text:tab/><text:tab/><text:tab/><text:tab/><text:tab/>(0)<text:tab/><text:tab/></text:span><text:span text:style-name="T28">/**&lt; Stop IIP */</text:span></text:p>
      <text:p text:style-name="P1"><text:span text:style-name="T1">#define</text:span><text:span text:style-name="T9"> D_IM_IIP_ABORT<text:tab/><text:tab/><text:tab/><text:tab/><text:tab/><text:tab/><text:tab/><text:tab/>(1)<text:tab/><text:tab/></text:span><text:span text:style-name="T28">/**&lt; Abort IIP */</text:span></text:p>
      <text:p text:style-name="P5"/>
      <text:p text:style-name="P11">// PLDUNIT BitMask</text:p>
      <text:p text:style-name="P1"><text:span text:style-name="T1">#define</text:span><text:span text:style-name="T9"> D_IM_IIP_PARAM_PLDUNIT_NONE<text:tab/><text:tab/><text:tab/>(0ULL)<text:tab/><text:tab/><text:tab/></text:span><text:span text:style-name="T28">/**&lt; None<text:tab/><text:tab/><text:tab/>*/</text:span></text:p>
      <text:p text:style-name="P1"><text:span text:style-name="T1">#define</text:span><text:span text:style-name="T9"> D_IM_IIP_PARAM_PLDUNIT_LD0<text:tab/><text:tab/><text:tab/>(1ULL &lt;&lt; 0)<text:tab/><text:tab/></text:span><text:span text:style-name="T28">/**&lt; Loader 0<text:tab/><text:tab/>*/</text:span></text:p>
      <text:p text:style-name="P1"><text:span text:style-name="T1">#define</text:span><text:span text:style-name="T9"> D_IM_IIP_PARAM_PLDUNIT_LD1<text:tab/><text:tab/><text:tab/>(1ULL &lt;&lt; 1)<text:tab/><text:tab/></text:span><text:span text:style-name="T28">/**&lt; Loader 1<text:tab/><text:tab/>*/</text:span></text:p>
      <text:p text:style-name="P1"><text:span text:style-name="T1">#define</text:span><text:span text:style-name="T9"> D_IM_IIP_PARAM_PLDUNIT_LD2<text:tab/><text:tab/><text:tab/>(1ULL &lt;&lt; 2)<text:tab/><text:tab/></text:span><text:span text:style-name="T28">/**&lt; Loader 2<text:tab/><text:tab/>*/</text:span></text:p>
      <text:p text:style-name="P1"><text:span text:style-name="T1">#define</text:span><text:span text:style-name="T9"> D_IM_IIP_PARAM_PLDUNIT_LD3<text:tab/><text:tab/><text:tab/>(1ULL &lt;&lt; 3)<text:tab/><text:tab/></text:span><text:span text:style-name="T28">/**&lt; Loader 3<text:tab/><text:tab/>*/</text:span></text:p>
      <text:p text:style-name="P1"><text:span text:style-name="T1">#define</text:span><text:span text:style-name="T9"> D_IM_IIP_PARAM_PLDUNIT_FLT<text:tab/><text:tab/><text:tab/>(1ULL &lt;&lt; 4)<text:tab/><text:tab/></text:span><text:span text:style-name="T28">/**&lt; FLT<text:tab/><text:tab/><text:tab/>*/</text:span></text:p>
      <text:p text:style-name="P1"><text:span text:style-name="T1">#define</text:span><text:span text:style-name="T9"> D_IM_IIP_PARAM_PLDUNIT_AFN0<text:tab/><text:tab/><text:tab/>(1ULL &lt;&lt; 5)<text:tab/><text:tab/></text:span><text:span text:style-name="T28">/**&lt; AFN 0<text:tab/><text:tab/><text:tab/>*/</text:span></text:p>
      <text:p text:style-name="P1"><text:span text:style-name="T1">#define</text:span><text:span text:style-name="T9"> D_IM_IIP_PARAM_PLDUNIT_AFN1<text:tab/><text:tab/><text:tab/>(1ULL &lt;&lt; 6)<text:tab/><text:tab/></text:span><text:span text:style-name="T28">/**&lt; AFN 1<text:tab/><text:tab/><text:tab/>*/</text:span></text:p>
      <text:p text:style-name="P1"><text:span text:style-name="T1">#define</text:span><text:span text:style-name="T9"> D_IM_IIP_PARAM_PLDUNIT_AFN2<text:tab/><text:tab/><text:tab/>(1ULL &lt;&lt; 7)<text:tab/><text:tab/></text:span><text:span text:style-name="T28">/**&lt; AFN 2<text:tab/><text:tab/><text:tab/>*/</text:span></text:p>
      <text:p text:style-name="P1"><text:span text:style-name="T1">#define</text:span><text:span text:style-name="T9"> D_IM_IIP_PARAM_PLDUNIT_FRECT0<text:tab/><text:tab/>(1ULL &lt;&lt; 8)<text:tab/><text:tab/></text:span><text:span text:style-name="T28">/**&lt; FRECT 0<text:tab/><text:tab/>*/</text:span></text:p>
      <text:p text:style-name="P1"><text:span text:style-name="T1">#define</text:span><text:span text:style-name="T9"> D_IM_IIP_PARAM_PLDUNIT_MON<text:tab/><text:tab/><text:tab/>(1ULL &lt;&lt; 9)<text:tab/><text:tab/></text:span><text:span text:style-name="T28">/**&lt; Monitor<text:tab/><text:tab/>*/</text:span></text:p>
      <text:p text:style-name="P1"><text:span text:style-name="T1">#define</text:span><text:span text:style-name="T9"> D_IM_IIP_PARAM_PLDUNIT_SL0<text:tab/><text:tab/><text:tab/>(1ULL &lt;&lt; 10)<text:tab/></text:span><text:span text:style-name="T28">/**&lt; Store 0<text:tab/><text:tab/>*/</text:span></text:p>
      <text:p text:style-name="P1"><text:span text:style-name="T1">#define</text:span><text:span text:style-name="T9"> D_IM_IIP_PARAM_PLDUNIT_SL1<text:tab/><text:tab/><text:tab/>(1ULL &lt;&lt; 11)<text:tab/></text:span><text:span text:style-name="T28">/**&lt; Store 1<text:tab/><text:tab/>*/</text:span></text:p>
      <text:p text:style-name="P1"><text:span text:style-name="T1">#define</text:span><text:span text:style-name="T9"> D_IM_IIP_PARAM_PLDUNIT_SL2<text:tab/><text:tab/><text:tab/>(1ULL &lt;&lt; 12)<text:tab/></text:span><text:span text:style-name="T28">/**&lt; Store 2<text:tab/><text:tab/>*/</text:span></text:p>
      <text:p text:style-name="P1"><text:span text:style-name="T1">#define</text:span><text:span text:style-name="T9"> D_IM_IIP_PARAM_PLDUNIT_SL3<text:tab/><text:tab/><text:tab/>(1ULL &lt;&lt; 13)<text:tab/></text:span><text:span text:style-name="T28">/**&lt; Store 3<text:tab/><text:tab/>*/</text:span></text:p>
      <text:p text:style-name="P1"><text:span text:style-name="T1">#define</text:span><text:span text:style-name="T9"> D_IM_IIP_PARAM_PLDUNIT_SL4<text:tab/><text:tab/><text:tab/>(1ULL &lt;&lt; 14)<text:tab/></text:span><text:span text:style-name="T28">/**&lt; Store 4<text:tab/><text:tab/>*/</text:span></text:p>
      <text:p text:style-name="P1"><text:span text:style-name="T1">#define</text:span><text:span text:style-name="T9"> D_IM_IIP_PARAM_PLDUNIT_SL5<text:tab/><text:tab/><text:tab/>(1ULL &lt;&lt; 15)<text:tab/></text:span><text:span text:style-name="T28">/**&lt; Store 5<text:tab/><text:tab/>*/</text:span></text:p>
      <text:p text:style-name="P1"><text:span text:style-name="T1">#define</text:span><text:span text:style-name="T9"> D_IM_IIP_PARAM_PLDUNIT_CSC0<text:tab/><text:tab/><text:tab/>(1ULL &lt;&lt; 16)<text:tab/></text:span><text:span text:style-name="T28">/**&lt; CSC 0<text:tab/><text:tab/><text:tab/>*/</text:span></text:p>
      <text:p text:style-name="P1"><text:span text:style-name="T1">#define</text:span><text:span text:style-name="T9"> D_IM_IIP_PARAM_PLDUNIT_CSC1<text:tab/><text:tab/><text:tab/>(1ULL &lt;&lt; 17)<text:tab/></text:span><text:span text:style-name="T28">/**&lt; CSC 1<text:tab/><text:tab/><text:tab/>*/</text:span></text:p>
      <text:p text:style-name="P1"><text:span text:style-name="T1">#define</text:span><text:span text:style-name="T9"> D_IM_IIP_PARAM_PLDUNIT_LUT<text:tab/><text:tab/><text:tab/>(1ULL &lt;&lt; 18)<text:tab/></text:span><text:span text:style-name="T28">/**&lt; LUT<text:tab/><text:tab/><text:tab/>*/</text:span></text:p>
      <text:p text:style-name="P1"><text:span text:style-name="T1">#define</text:span><text:span text:style-name="T9"> D_IM_IIP_PARAM_PLDUNIT_GPC<text:tab/><text:tab/><text:tab/>(1ULL &lt;&lt; 19)<text:tab/></text:span><text:span text:style-name="T28">/**&lt; GPC<text:tab/><text:tab/><text:tab/>*/</text:span></text:p>
      <text:p text:style-name="P1"><text:span text:style-name="T1">#define</text:span><text:span text:style-name="T9"> D_IM_IIP_PARAM_PLDUNIT_BLEND0<text:tab/><text:tab/>(1ULL &lt;&lt; 20)<text:tab/></text:span><text:span text:style-name="T28">/**&lt; Blend 0<text:tab/><text:tab/>*/</text:span></text:p>
      <text:p text:style-name="P1"><text:span text:style-name="T1">#define</text:span><text:span text:style-name="T9"> D_IM_IIP_PARAM_PLDUNIT_BLEND1<text:tab/><text:tab/>(1ULL &lt;&lt; 21)<text:tab/></text:span><text:span text:style-name="T28">/**&lt; Blend 1<text:tab/><text:tab/>*/</text:span></text:p>
      <text:p text:style-name="P1"><text:span text:style-name="T1">#define</text:span><text:span text:style-name="T9"> D_IM_IIP_PARAM_PLDUNIT_FRECT1<text:tab/><text:tab/>(1ULL &lt;&lt; 22)<text:tab/></text:span><text:span text:style-name="T28">/**&lt; FRECT 1<text:tab/><text:tab/>*/</text:span></text:p>
      <text:p text:style-name="P1"><text:span text:style-name="T1">#define</text:span><text:span text:style-name="T9"> D_IM_IIP_PARAM_PLDUNIT_CFL0<text:tab/><text:tab/><text:tab/>(1ULL &lt;&lt; 23)<text:tab/></text:span><text:span text:style-name="T28">/**&lt; Cache Flow 0<text:tab/>*/</text:span></text:p>
      <text:p text:style-name="P1"><text:span text:style-name="T1">#define</text:span><text:span text:style-name="T9"> D_IM_IIP_PARAM_PLDUNIT_CSC2<text:tab/><text:tab/><text:tab/>(1ULL &lt;&lt; 27)<text:tab/></text:span><text:span text:style-name="T28">/**&lt; CSC 2<text:tab/><text:tab/><text:tab/>*/</text:span></text:p>
      <text:p text:style-name="P1"><text:span text:style-name="T1">#define</text:span><text:span text:style-name="T9"> D_IM_IIP_PARAM_PLDUNIT_CSC3<text:tab/><text:tab/><text:tab/>(1ULL &lt;&lt; 28)<text:tab/></text:span><text:span text:style-name="T28">/**&lt; CSC 3<text:tab/><text:tab/><text:tab/>*/</text:span></text:p>
      <text:p text:style-name="P1"><text:span text:style-name="T1">#define</text:span><text:span text:style-name="T9"> D_IM_IIP_PARAM_PLDUNIT_SL6<text:tab/><text:tab/><text:tab/>(1ULL &lt;&lt; 29)<text:tab/></text:span><text:span text:style-name="T28">/**&lt; Store 6<text:tab/><text:tab/>*/</text:span></text:p>
      <text:p text:style-name="P1"><text:span text:style-name="T1">#define</text:span><text:span text:style-name="T9"> D_IM_IIP_PARAM_PLDUNIT_SL7<text:tab/><text:tab/><text:tab/>(1ULL &lt;&lt; 30)<text:tab/></text:span><text:span text:style-name="T28">/**&lt; Store 7<text:tab/><text:tab/>*/</text:span></text:p>
      <text:p text:style-name="P1"><text:span text:style-name="T1">#define</text:span><text:span text:style-name="T9"> D_IM_IIP_PARAM_PLDUNIT_SL8<text:tab/><text:tab/><text:tab/>(1ULL &lt;&lt; 31)<text:tab/></text:span><text:span text:style-name="T28">/**&lt; Store 8<text:tab/><text:tab/>*/</text:span></text:p>
      <text:p text:style-name="P1"><text:span text:style-name="T1">#define</text:span><text:span text:style-name="T9"> D_IM_IIP_PARAM_PLDUNIT_LD4<text:tab/><text:tab/><text:tab/>(1ULL &lt;&lt; 32)<text:tab/></text:span><text:span text:style-name="T28">/**&lt; Loader 4<text:tab/><text:tab/>*/</text:span></text:p>
      <text:p text:style-name="P1"><text:span text:style-name="T1">#define</text:span><text:span text:style-name="T9"> D_IM_IIP_PARAM_PLDUNIT_LD5<text:tab/><text:tab/><text:tab/>(1ULL &lt;&lt; 33)<text:tab/></text:span><text:span text:style-name="T28">/**&lt; Loader 5<text:tab/><text:tab/>*/</text:span></text:p>
      <text:p text:style-name="P1"><text:soft-page-break/><text:span text:style-name="T1">#define</text:span><text:span text:style-name="T9"> D_IM_IIP_PARAM_PLDUNIT_LD6<text:tab/><text:tab/><text:tab/>(1ULL &lt;&lt; 34)<text:tab/></text:span><text:span text:style-name="T28">/**&lt; Loader 6<text:tab/><text:tab/>*/</text:span></text:p>
      <text:p text:style-name="P1"><text:span text:style-name="T1">#define</text:span><text:span text:style-name="T9"> D_IM_IIP_PARAM_PLDUNIT_LD7<text:tab/><text:tab/><text:tab/>(1ULL &lt;&lt; 35)<text:tab/></text:span><text:span text:style-name="T28">/**&lt; Loader 7<text:tab/><text:tab/>*/</text:span></text:p>
      <text:p text:style-name="P1"><text:span text:style-name="T1">#define</text:span><text:span text:style-name="T9"> D_IM_IIP_PARAM_PLDUNIT_AFN3<text:tab/><text:tab/><text:tab/>(1ULL &lt;&lt; 36)<text:tab/></text:span><text:span text:style-name="T28">/**&lt; AFN 3<text:tab/><text:tab/><text:tab/>*/</text:span></text:p>
      <text:p text:style-name="P1"><text:span text:style-name="T1">#define</text:span><text:span text:style-name="T9"> D_IM_IIP_PARAM_PLDUNIT_MFT<text:tab/><text:tab/><text:tab/>(1ULL &lt;&lt; 37)<text:tab/></text:span><text:span text:style-name="T28">/**&lt; MFT<text:tab/><text:tab/><text:tab/>*/</text:span></text:p>
      <text:p text:style-name="P5"/>
      <text:p text:style-name="P11">// UNITINFTBL.SWTRG</text:p>
      <text:p text:style-name="P1"><text:span text:style-name="T1">#define</text:span><text:span text:style-name="T9"> D_IM_IIP_SWTRG_OFF<text:tab/><text:tab/><text:tab/><text:tab/><text:tab/><text:tab/><text:tab/>(0)<text:tab/><text:tab/></text:span><text:span text:style-name="T28">/**&lt; Don't care unit<text:tab/>*/</text:span></text:p>
      <text:p text:style-name="P1"><text:span text:style-name="T1">#define</text:span><text:span text:style-name="T9"> D_IM_IIP_SWTRG_ON<text:tab/><text:tab/><text:tab/><text:tab/><text:tab/><text:tab/><text:tab/>(1)<text:tab/><text:tab/></text:span><text:span text:style-name="T28">/**&lt; Start unit */</text:span></text:p>
      <text:p text:style-name="P5"/>
      <text:p text:style-name="P11">// UNITINFTBL.HWEN</text:p>
      <text:p text:style-name="P1"><text:span text:style-name="T1">#define</text:span><text:span text:style-name="T9"><text:tab/>D_IM_IIP_HW_CTRL_SWTRG<text:tab/><text:tab/><text:tab/><text:tab/><text:tab/><text:tab/>(0)<text:tab/><text:tab/></text:span><text:span text:style-name="T28">/**&lt; SWTRG control<text:tab/> */</text:span></text:p>
      <text:p text:style-name="P1"><text:span text:style-name="T1">#define</text:span><text:span text:style-name="T9"><text:tab/>D_IM_IIP_HW_CTRL_AUTO<text:tab/><text:tab/><text:tab/><text:tab/><text:tab/><text:tab/>(1)<text:tab/><text:tab/></text:span><text:span text:style-name="T28">/**&lt; HW auto control */</text:span></text:p>
      <text:p text:style-name="P5"/>
      <text:p text:style-name="P11">// UNITINFTBL.CHAIN</text:p>
      <text:p text:style-name="P1"><text:span text:style-name="T1">#define</text:span><text:span text:style-name="T9"><text:tab/>D_IM_IIP_PLDUNIT_CHAIN_DISABLE<text:tab/><text:tab/><text:tab/><text:tab/>(0)<text:tab/><text:tab/></text:span><text:span text:style-name="T28">/**&lt; PLDUNIT do not chain operation */</text:span></text:p>
      <text:p text:style-name="P1"><text:span text:style-name="T1">#define</text:span><text:span text:style-name="T9"><text:tab/>D_IM_IIP_PLDUNIT_CHAIN_ENABLE<text:tab/><text:tab/><text:tab/><text:tab/>(1)<text:tab/><text:tab/></text:span><text:span text:style-name="T28">/**&lt; PLDUNIT do chain operation */</text:span></text:p>
      <text:p text:style-name="P5"/>
      <text:p text:style-name="P11">// PIXFMTTBL.PDEPTH</text:p>
      <text:p text:style-name="P1"><text:span text:style-name="T1">#define</text:span><text:span text:style-name="T9"><text:tab/>D_IM_IIP_PDEPTH_8BITS<text:tab/><text:tab/><text:tab/><text:tab/><text:tab/><text:tab/>(0)<text:tab/><text:tab/></text:span><text:span text:style-name="T28">/**&lt; 8bits<text:tab/><text:tab/><text:tab/>*/</text:span></text:p>
      <text:p text:style-name="P1"><text:span text:style-name="T1">#define</text:span><text:span text:style-name="T9"><text:tab/>D_IM_IIP_PDEPTH_12BITS<text:tab/><text:tab/><text:tab/><text:tab/><text:tab/><text:tab/>(1)<text:tab/><text:tab/></text:span><text:span text:style-name="T28">/**&lt; 12bits-packed<text:tab/>*/</text:span></text:p>
      <text:p text:style-name="P1"><text:span text:style-name="T1">#define</text:span><text:span text:style-name="T9"><text:tab/>D_IM_IIP_PDEPTH_16BITS<text:tab/><text:tab/><text:tab/><text:tab/><text:tab/><text:tab/>(2)<text:tab/><text:tab/></text:span><text:span text:style-name="T28">/**&lt; 16bits(14bits)<text:tab/>*/</text:span></text:p>
      <text:p text:style-name="P5"/>
      <text:p text:style-name="P11">// PIXFMTTBL.CHKYORDR</text:p>
      <text:p text:style-name="P1"><text:span text:style-name="T1">#define</text:span><text:span text:style-name="T9"><text:tab/>D_IM_IIP_CHUNKY_COLOR_Y0_G<text:tab/><text:tab/><text:tab/><text:tab/><text:tab/>(0)<text:tab/><text:tab/></text:span><text:span text:style-name="T28">/**&lt; YO(G)<text:tab/> <text:s text:c="2"/>*/</text:span></text:p>
      <text:p text:style-name="P1"><text:span text:style-name="T1">#define</text:span><text:span text:style-name="T9"><text:tab/>D_IM_IIP_CHUNKY_COLOR_CB_B<text:tab/><text:tab/><text:tab/><text:tab/><text:tab/>(1)<text:tab/><text:tab/></text:span><text:span text:style-name="T28">/**&lt; </text:span><text:span text:style-name="T29">Cb</text:span><text:span text:style-name="T28">(B)<text:tab/> <text:s text:c="2"/>*/</text:span></text:p>
      <text:p text:style-name="P1"><text:span text:style-name="T1">#define</text:span><text:span text:style-name="T9"><text:tab/>D_IM_IIP_CHUNKY_COLOR_CR_R<text:tab/><text:tab/><text:tab/><text:tab/><text:tab/>(2)<text:tab/><text:tab/></text:span><text:span text:style-name="T28">/**&lt; </text:span><text:span text:style-name="T29">Cr</text:span><text:span text:style-name="T28">(R)<text:tab/> <text:s text:c="2"/>*/</text:span></text:p>
      <text:p text:style-name="P1"><text:span text:style-name="T1">#define</text:span><text:span text:style-name="T9"><text:tab/>D_IM_IIP_CHUNKY_COLOR_Y1_A<text:tab/><text:tab/><text:tab/><text:tab/><text:tab/>(3)<text:tab/><text:tab/></text:span><text:span text:style-name="T28">/**&lt; Y1(Alpha) */</text:span></text:p>
      <text:p text:style-name="P5"/>
      <text:p text:style-name="P11">// PIXFMTTBL.SGYG, SGB, SGR, SGA</text:p>
      <text:p text:style-name="P1"><text:span text:style-name="T1">#define</text:span><text:span text:style-name="T9"><text:tab/>D_IM_IIP_UNSIGNED_DATA<text:tab/><text:tab/><text:tab/><text:tab/><text:tab/><text:tab/>(0)<text:tab/><text:tab/></text:span><text:span text:style-name="T28">/**&lt; Unsigned data */</text:span></text:p>
      <text:p text:style-name="P1"><text:span text:style-name="T1">#define</text:span><text:span text:style-name="T9"><text:tab/>D_IM_IIP_SIGNED_DATA<text:tab/><text:tab/><text:tab/><text:tab/><text:tab/><text:tab/>(1)<text:tab/><text:tab/></text:span><text:span text:style-name="T28">/**&lt; Signed data <text:s text:c="2"/>*/</text:span></text:p>
      <text:p text:style-name="P5"/>
      <text:p text:style-name="P11">// PIXFMTTBL.ALPHA</text:p>
      <text:p text:style-name="P1"><text:span text:style-name="T1">#define</text:span><text:span text:style-name="T9"><text:tab/>D_IM_IIP_ALPHA_FALSE<text:tab/><text:tab/><text:tab/><text:tab/><text:tab/><text:tab/>(0)<text:tab/><text:tab/></text:span><text:span text:style-name="T28">/**&lt; Image without alpha */</text:span></text:p>
      <text:p text:style-name="P1"><text:span text:style-name="T1">#define</text:span><text:span text:style-name="T9"><text:tab/>D_IM_IIP_ALPHA_TRUE<text:tab/><text:tab/><text:tab/><text:tab/><text:tab/><text:tab/><text:tab/>(1)<text:tab/><text:tab/></text:span><text:span text:style-name="T28">/**&lt; Image with alpha<text:tab/> */</text:span></text:p>
      <text:p text:style-name="P5"/>
      <text:p text:style-name="P11"><text:soft-page-break/>// PIXFMTTBL.ASUBSPL</text:p>
      <text:p text:style-name="P1"><text:span text:style-name="T1">#define</text:span><text:span text:style-name="T9"><text:tab/>D_IM_IIP_ALPHA_NO_SUBSAMP<text:tab/><text:tab/><text:tab/><text:tab/><text:tab/>(0)<text:tab/><text:tab/></text:span><text:span text:style-name="T28">/**&lt; No </text:span><text:span text:style-name="T29">subsampling</text:span><text:span text:style-name="T28"><text:tab/><text:tab/><text:tab/><text:tab/><text:tab/><text:tab/><text:tab/>*/</text:span></text:p>
      <text:p text:style-name="P1"><text:span text:style-name="T1">#define</text:span><text:span text:style-name="T9"><text:tab/>D_IM_IIP_ALPHA_H_SUBSAMP<text:tab/><text:tab/><text:tab/><text:tab/><text:tab/>(1)<text:tab/><text:tab/></text:span><text:span text:style-name="T28">/**&lt; Horizontal </text:span><text:span text:style-name="T29">subsampling</text:span><text:span text:style-name="T28"><text:tab/><text:tab/><text:tab/><text:tab/><text:tab/>*/</text:span></text:p>
      <text:p text:style-name="P1"><text:span text:style-name="T1">#define</text:span><text:span text:style-name="T9"><text:tab/>D_IM_IIP_ALPHA_HV_SUBSAMP<text:tab/><text:tab/><text:tab/><text:tab/><text:tab/>(2)<text:tab/><text:tab/></text:span><text:span text:style-name="T28">/**&lt; Horizontal and Vertical </text:span><text:span text:style-name="T29">subsampling</text:span><text:span text:style-name="T28"><text:tab/>*/</text:span></text:p>
      <text:p text:style-name="P5"/>
      <text:p text:style-name="P11">// PIXFMTTBL.MTIFYG, MTIFB, MTIFR, MTIFA (for SL2/SL5 only)</text:p>
      <text:p text:style-name="P1"><text:span text:style-name="T1">#define</text:span><text:span text:style-name="T9"><text:tab/>D_IM_IIP_MASTER_IF0<text:tab/><text:tab/><text:tab/><text:tab/><text:tab/><text:tab/><text:tab/>(1)<text:tab/><text:tab/></text:span><text:span text:style-name="T28">/**&lt; Master I/F 0 */</text:span></text:p>
      <text:p text:style-name="P1"><text:span text:style-name="T1">#define</text:span><text:span text:style-name="T9"><text:tab/>D_IM_IIP_MASTER_IF1<text:tab/><text:tab/><text:tab/><text:tab/><text:tab/><text:tab/><text:tab/>(0)<text:tab/><text:tab/></text:span><text:span text:style-name="T28">/**&lt; Master I/F 1 */</text:span></text:p>
      <text:p text:style-name="P1"><text:span text:style-name="T1">#define</text:span><text:span text:style-name="T9"><text:tab/>D_IM_IIP_MASTER_IF2<text:tab/><text:tab/><text:tab/><text:tab/><text:tab/><text:tab/><text:tab/>(0)<text:tab/><text:tab/></text:span><text:span text:style-name="T28">/**&lt; Master I/F 2 */</text:span></text:p>
      <text:p text:style-name="P5"/>
      <text:p text:style-name="P11">// PIXFMTTBL.OARBHV</text:p>
      <text:p text:style-name="P1"><text:span text:style-name="T1">#define</text:span><text:span text:style-name="T9"><text:tab/>D_IM_IIP_OUTSIDE_IMG_FIXED_VALUE<text:tab/><text:tab/><text:tab/>(0)<text:tab/><text:tab/></text:span><text:span text:style-name="T28">/**&lt; Fixed value */</text:span></text:p>
      <text:p text:style-name="P1"><text:span text:style-name="T1">#define</text:span><text:span text:style-name="T9"><text:tab/>D_IM_IIP_OUTSIDE_IMG_EDGE<text:tab/><text:tab/><text:tab/><text:tab/><text:tab/>(1)<text:tab/><text:tab/></text:span><text:span text:style-name="T28">/**&lt; Image edge value (value of pixels on top, bottom, left and right lines) */</text:span></text:p>
      <text:p text:style-name="P5"/>
      <text:p text:style-name="P1"><text:span text:style-name="T1">#if</text:span><text:span text:style-name="T9"> 0<text:tab/></text:span><text:span text:style-name="T28">// B2Y Link not support</text:span></text:p>
      <text:p text:style-name="P11">// IZACTL1.LKEN</text:p>
      <text:p text:style-name="P1"><text:span text:style-name="T1">#define</text:span><text:span text:style-name="T9"><text:tab/>D_IM_IIP_LINK_B2Y_OFF<text:tab/><text:tab/><text:tab/><text:tab/><text:tab/><text:tab/>(0)<text:tab/><text:tab/></text:span><text:span text:style-name="T28">/**&lt; Disable linkage between B2Y to IIP.<text:tab/>*/</text:span></text:p>
      <text:p text:style-name="P1"><text:span text:style-name="T1">#define</text:span><text:span text:style-name="T9"><text:tab/>D_IM_IIP_LINK_B2Y_ON<text:tab/><text:tab/><text:tab/><text:tab/><text:tab/><text:tab/>(1)<text:tab/><text:tab/></text:span><text:span text:style-name="T28">/**&lt; Enable linkage between B2Y to IIP.<text:tab/>*/</text:span></text:p>
      <text:p text:style-name="P1"><text:span text:style-name="T1">#endif</text:span><text:span text:style-name="T9"><text:tab/></text:span><text:span text:style-name="T28">// B2Y Link not support</text:span></text:p>
      <text:p text:style-name="P5"/>
      <text:p text:style-name="P1"><text:span text:style-name="T1">#define</text:span><text:span text:style-name="T9"><text:tab/>D_IM_IIP_INT_FACTOR_IZAEND<text:tab/><text:tab/><text:tab/><text:tab/><text:tab/>(1&lt;&lt;0)<text:tab/></text:span><text:span text:style-name="T28">/**&lt; IZAFLG interrupt factor ID (0x0000001) */</text:span></text:p>
      <text:p text:style-name="P1"><text:span text:style-name="T1">#define</text:span><text:span text:style-name="T9"><text:tab/>D_IM_IIP_INT_FACTOR_AXIERR<text:tab/><text:tab/><text:tab/><text:tab/><text:tab/>(1&lt;&lt;1)<text:tab/></text:span><text:span text:style-name="T28">/**&lt; AXEFLG interrupt factor ID (0x0000002) */</text:span></text:p>
      <text:p text:style-name="P1"><text:span text:style-name="T1">#define</text:span><text:span text:style-name="T9"><text:tab/>D_IM_IIP_INT_FACTOR_SL0END<text:tab/><text:tab/><text:tab/><text:tab/><text:tab/>(1&lt;&lt;2)<text:tab/></text:span><text:span text:style-name="T28">/**&lt; SL0FF interrupt factor ID <text:s/>(0x0000004) */</text:span></text:p>
      <text:p text:style-name="P1"><text:span text:style-name="T1">#define</text:span><text:span text:style-name="T9"><text:tab/>D_IM_IIP_INT_FACTOR_SL1END<text:tab/><text:tab/><text:tab/><text:tab/><text:tab/>(1&lt;&lt;3)<text:tab/></text:span><text:span text:style-name="T28">/**&lt; SL1FF interrupt factor ID <text:s/>(0x0000008) */</text:span></text:p>
      <text:p text:style-name="P1"><text:span text:style-name="T1">#define</text:span><text:span text:style-name="T9"><text:tab/>D_IM_IIP_INT_FACTOR_SL2END<text:tab/><text:tab/><text:tab/><text:tab/><text:tab/>(1&lt;&lt;4)<text:tab/></text:span><text:span text:style-name="T28">/**&lt; SL2FF interrupt factor ID <text:s/>(0x0000010) */</text:span></text:p>
      <text:p text:style-name="P1"><text:span text:style-name="T1">#define</text:span><text:span text:style-name="T9"><text:tab/>D_IM_IIP_INT_FACTOR_SL3END<text:tab/><text:tab/><text:tab/><text:tab/><text:tab/>(1&lt;&lt;5)<text:tab/></text:span><text:span text:style-name="T28">/**&lt; SL3FF interrupt factor ID <text:s/>(0x0000020) */</text:span></text:p>
      <text:p text:style-name="P1"><text:span text:style-name="T1">#define</text:span><text:span text:style-name="T9"><text:tab/>D_IM_IIP_INT_FACTOR_SL4END<text:tab/><text:tab/><text:tab/><text:tab/><text:tab/>(1&lt;&lt;6)<text:tab/></text:span><text:span text:style-name="T28">/**&lt; SL4FF interrupt factor ID <text:s/>(0x0000040) */</text:span></text:p>
      <text:p text:style-name="P1"><text:span text:style-name="T1">#define</text:span><text:span text:style-name="T9"><text:tab/>D_IM_IIP_INT_FACTOR_SL5END<text:tab/><text:tab/><text:tab/><text:tab/><text:tab/>(1&lt;&lt;7)<text:tab/></text:span><text:span text:style-name="T28">/**&lt; SL5FF interrupt factor ID <text:s/>(0x0000080) */</text:span></text:p>
      <text:p text:style-name="P1"><text:span text:style-name="T1">#define</text:span><text:span text:style-name="T9"><text:tab/>D_IM_IIP_INT_FACTOR_SL6END<text:tab/><text:tab/><text:tab/><text:tab/><text:tab/>(1&lt;&lt;8)<text:tab/></text:span><text:span text:style-name="T28">/**&lt; SL6FF interrupt factor ID <text:s/>(0x0000100) */</text:span></text:p>
      <text:p text:style-name="P1"><text:span text:style-name="T1">#define</text:span><text:span text:style-name="T9"><text:tab/>D_IM_IIP_INT_FACTOR_SL7END<text:tab/><text:tab/><text:tab/><text:tab/><text:tab/>(1&lt;&lt;9)<text:tab/></text:span><text:span text:style-name="T28">/**&lt; SL7FF interrupt factor ID <text:s/>(0x0000200) */</text:span></text:p>
      <text:p text:style-name="P1"><text:span text:style-name="T1">#define</text:span><text:span text:style-name="T9"><text:tab/>D_IM_IIP_INT_FACTOR_SL8END<text:tab/><text:tab/><text:tab/><text:tab/><text:tab/>(1&lt;&lt;10)<text:tab/></text:span><text:span text:style-name="T28">/**&lt; SL8FF interrupt factor ID <text:s/>(0x0000400) */</text:span></text:p>
      <text:p text:style-name="P1"><text:span text:style-name="T1">#define</text:span><text:span text:style-name="T9"><text:tab/>D_IM_IIP_INT_FACTOR_SL0_LINEEND<text:tab/><text:tab/><text:tab/><text:tab/>(1&lt;&lt;11)<text:tab/></text:span><text:span text:style-name="T28">/**&lt; SL0MF interrupt factor ID <text:s/>(0x0000800) */</text:span></text:p>
      <text:p text:style-name="P1"><text:span text:style-name="T1">#define</text:span><text:span text:style-name="T9"><text:tab/>D_IM_IIP_INT_FACTOR_SL1_LINEEND<text:tab/><text:tab/><text:tab/><text:tab/>(1&lt;&lt;12)<text:tab/></text:span><text:span text:style-name="T28">/**&lt; SL1MF interrupt factor ID <text:s/>(0x0001000) */</text:span></text:p>
      <text:p text:style-name="P1"><text:soft-page-break/><text:span text:style-name="T1">#define</text:span><text:span text:style-name="T9"><text:tab/>D_IM_IIP_INT_FACTOR_SL2_LINEEND<text:tab/><text:tab/><text:tab/><text:tab/>(1&lt;&lt;13)<text:tab/></text:span><text:span text:style-name="T28">/**&lt; SL2MF interrupt factor ID <text:s/>(0x0002000) */</text:span></text:p>
      <text:p text:style-name="P1"><text:span text:style-name="T1">#define</text:span><text:span text:style-name="T9"><text:tab/>D_IM_IIP_INT_FACTOR_SL3_LINEEND<text:tab/><text:tab/><text:tab/><text:tab/>(1&lt;&lt;14)<text:tab/></text:span><text:span text:style-name="T28">/**&lt; SL3MF interrupt factor ID <text:s/>(0x0004000) */</text:span></text:p>
      <text:p text:style-name="P1"><text:span text:style-name="T1">#define</text:span><text:span text:style-name="T9"><text:tab/>D_IM_IIP_INT_FACTOR_SL4_LINEEND<text:tab/><text:tab/><text:tab/><text:tab/>(1&lt;&lt;15)<text:tab/></text:span><text:span text:style-name="T28">/**&lt; SL4MF interrupt factor ID <text:s/>(0x0008000) */</text:span></text:p>
      <text:p text:style-name="P1"><text:span text:style-name="T1">#define</text:span><text:span text:style-name="T9"><text:tab/>D_IM_IIP_INT_FACTOR_SL5_LINEEND<text:tab/><text:tab/><text:tab/><text:tab/>(1&lt;&lt;16)<text:tab/></text:span><text:span text:style-name="T28">/**&lt; SL5MF interrupt factor ID <text:s/>(0x0010000) */</text:span></text:p>
      <text:p text:style-name="P1"><text:span text:style-name="T1">#define</text:span><text:span text:style-name="T9"><text:tab/>D_IM_IIP_INT_FACTOR_SL6_LINEEND<text:tab/><text:tab/><text:tab/><text:tab/>(1&lt;&lt;17)<text:tab/></text:span><text:span text:style-name="T28">/**&lt; SL6MF interrupt factor ID <text:s/>(0x0020000) */</text:span></text:p>
      <text:p text:style-name="P1"><text:span text:style-name="T1">#define</text:span><text:span text:style-name="T9"><text:tab/>D_IM_IIP_INT_FACTOR_SL7_LINEEND<text:tab/><text:tab/><text:tab/><text:tab/>(1&lt;&lt;18)<text:tab/></text:span><text:span text:style-name="T28">/**&lt; SL7MF interrupt factor ID <text:s/>(0x0040000) */</text:span></text:p>
      <text:p text:style-name="P1"><text:span text:style-name="T1">#define</text:span><text:span text:style-name="T9"><text:tab/>D_IM_IIP_INT_FACTOR_SL8_LINEEND<text:tab/><text:tab/><text:tab/><text:tab/>(1&lt;&lt;19)<text:tab/></text:span><text:span text:style-name="T28">/**&lt; SL8MF interrupt factor ID <text:s/>(0x0080000) */</text:span></text:p>
      <text:p text:style-name="P5"/>
      <text:p text:style-name="P11">// PDCCTL.FLHALL</text:p>
      <text:p text:style-name="P1"><text:span text:style-name="T1">#define</text:span><text:span text:style-name="T9"><text:tab/>D_IM_IIP_NON_FLUSH_IMGCACHE_START<text:tab/><text:tab/><text:tab/>(0)<text:tab/><text:tab/></text:span><text:span text:style-name="T28">/**&lt; Non flush cache data when IIP begins to run.<text:tab/>*/</text:span></text:p>
      <text:p text:style-name="P1"><text:span text:style-name="T1">#define</text:span><text:span text:style-name="T9"><text:tab/>D_IM_IIP_FLUSH_IMGCACHE_START<text:tab/><text:tab/><text:tab/><text:tab/>(1)<text:tab/><text:tab/></text:span><text:span text:style-name="T28">/**&lt; Flush cache data when IIP begins to run.<text:tab/><text:tab/>*/</text:span></text:p>
      <text:p text:style-name="P5"/>
      <text:p text:style-name="P11">// PDCCTL.EXBIT</text:p>
      <text:p text:style-name="P1"><text:span text:style-name="T1">#define</text:span><text:span text:style-name="T9"><text:tab/>D_IM_IIP_EXTBIT_LOWER_ALIGNED<text:tab/><text:tab/><text:tab/><text:tab/>(0)<text:tab/><text:tab/></text:span><text:span text:style-name="T28">/**&lt; Store data on lower bit. */</text:span></text:p>
      <text:p text:style-name="P1"><text:span text:style-name="T1">#define</text:span><text:span text:style-name="T9"><text:tab/>D_IM_IIP_EXTBIT_UPPER_ALIGNED<text:tab/><text:tab/><text:tab/><text:tab/>(1)<text:tab/><text:tab/></text:span><text:span text:style-name="T28">/**&lt; Store data on upper bit. */</text:span></text:p>
      <text:p text:style-name="P5"/>
      <text:p text:style-name="P11">// SLAXICTl.SL0PKG, SL1PKG, SL2PKG, SL3PKG, SL4PKG, SL5PKG, SL6PKG, SL7PKG, SL8PKG</text:p>
      <text:p text:style-name="P1"><text:span text:style-name="T1">#define</text:span><text:span text:style-name="T9"><text:tab/>D_IM_IIP_NON_BURST<text:tab/><text:tab/><text:tab/><text:tab/><text:tab/><text:tab/><text:tab/>(0)<text:tab/><text:tab/></text:span><text:span text:style-name="T28">/**&lt; Non burst transfer. */</text:span></text:p>
      <text:p text:style-name="P1"><text:span text:style-name="T1">#define</text:span><text:span text:style-name="T9"><text:tab/>D_IM_IIP_BURST_MAX_2LINES<text:tab/><text:tab/><text:tab/><text:tab/><text:tab/>(1)<text:tab/><text:tab/></text:span><text:span text:style-name="T28">/**&lt; Up to 2lines burst transfer. */</text:span></text:p>
      <text:p text:style-name="P1"><text:span text:style-name="T1">#define</text:span><text:span text:style-name="T9"><text:tab/>D_IM_IIP_BURST_MAX_4LINES<text:tab/><text:tab/><text:tab/><text:tab/><text:tab/>(2)<text:tab/><text:tab/></text:span><text:span text:style-name="T28">/**&lt; Up to 4lines burst transfer. */</text:span></text:p>
      <text:p text:style-name="P1"><text:span text:style-name="T1">#define</text:span><text:span text:style-name="T9"><text:tab/>D_IM_IIP_BURST_OVER_4LINES<text:tab/><text:tab/><text:tab/><text:tab/><text:tab/>(3)<text:tab/><text:tab/></text:span><text:span text:style-name="T28">/**&lt; Over 4lines burst transfer. */</text:span></text:p>
      <text:p text:style-name="P5"/>
      <text:p text:style-name="P1"><text:span text:style-name="T1">#define</text:span><text:span text:style-name="T9"> D_IM_IIP_AND_WAIT<text:tab/><text:tab/><text:tab/><text:tab/><text:tab/><text:tab/><text:tab/>(0)<text:tab/><text:tab/></text:span><text:span text:style-name="T28">/**&lt; AND WAIT */</text:span></text:p>
      <text:p text:style-name="P1"><text:span text:style-name="T1">#define</text:span><text:span text:style-name="T9"> D_IM_IIP_OR_WAIT<text:tab/><text:tab/><text:tab/><text:tab/><text:tab/><text:tab/><text:tab/>(1)<text:tab/><text:tab/></text:span><text:span text:style-name="T28">/**&lt; OR WAIT <text:s/>*/</text:span></text:p>
      <text:p text:style-name="P5"/>
      <text:p text:style-name="P1"><text:span text:style-name="T1">#define</text:span><text:span text:style-name="T9"> D_IM_IIP_HIST_MAXCOUNTS<text:tab/><text:tab/><text:tab/><text:tab/><text:tab/><text:tab/>(256)<text:tab/></text:span><text:span text:style-name="T28">/**&lt; Array counts of </text:span><text:span text:style-name="T29">Histgram</text:span><text:span text:style-name="T28"> buffer */</text:span></text:p>
      <text:p text:style-name="P1"><text:span text:style-name="T1">#define</text:span><text:span text:style-name="T9"> D_IM_IIP_HIST_MAXBYTES<text:tab/><text:tab/><text:tab/><text:tab/><text:tab/><text:tab/>(D_IM_IIP_HIST_MAXCOUNTS * </text:span><text:span text:style-name="T1">sizeof</text:span><text:span text:style-name="T9">(ULONG))<text:tab/></text:span><text:span text:style-name="T28">/**&lt; Byte number of </text:span><text:span text:style-name="T29">Histgram</text:span><text:span text:style-name="T28"> buffer */</text:span></text:p>
      <text:p text:style-name="P5"/>
      <text:p text:style-name="P1"><text:span text:style-name="T1">#define</text:span><text:span text:style-name="T9"> D_IM_IIP_LUT_MAXNUM<text:tab/><text:tab/><text:tab/><text:tab/><text:tab/><text:tab/><text:tab/>(1024)<text:tab/></text:span><text:span text:style-name="T28">/**&lt; Array number of LUTRAM */</text:span></text:p>
      <text:p text:style-name="P5"/>
      <text:p text:style-name="P1"><text:span text:style-name="T1">#define</text:span><text:span text:style-name="T9"> Im_IIP_Set_PLDUNIT( pldunit_reg, pldunit_val )<text:tab/>( \</text:span></text:p>
      <text:p text:style-name="P8"><text:tab/><text:tab/>pldunit_reg.bit.PLDUNIT_SL_LO = Im_IIP_Get_PLDUNIT_Lo( pldunit_val ), \</text:p>
      <text:p text:style-name="P8"><text:tab/><text:tab/>pldunit_reg.bit.PLDUNIT_SL_HI = Im_IIP_Get_PLDUNIT_Hi( pldunit_val ) \</text:p>
      <text:p text:style-name="P8"><text:tab/><text:tab/>)</text:p>
      <text:p text:style-name="P5"/>
      <text:p text:style-name="P11"><text:soft-page-break/>/** Get Lower 32bit of PLDUNIT value. */</text:p>
      <text:p text:style-name="P1"><text:span text:style-name="T1">#define</text:span><text:span text:style-name="T9"> Im_IIP_Get_PLDUNIT_Lo( pldunit_val )<text:tab/>( (ULONG)((pldunit_val) &amp; 0xFFFFFFFFULL) )</text:span></text:p>
      <text:p text:style-name="P5"/>
      <text:p text:style-name="P11">/** Get Upper 32bit of PLDUNIT value. */</text:p>
      <text:p text:style-name="P1"><text:span text:style-name="T1">#define</text:span><text:span text:style-name="T9"> Im_IIP_Get_PLDUNIT_Hi( pldunit_val )<text:tab/>( (ULONG)(((pldunit_val) &amp; 0xFFFFFFFF00000000ULL) &gt;&gt; 32) )</text:span></text:p>
      <text:p text:style-name="P5"/>
      <text:p text:style-name="P11">/** Get PLDUNIT 64bit value from register parameter. */</text:p>
      <text:p text:style-name="P1"><text:span text:style-name="T1">#define</text:span><text:span text:style-name="T9"> Im_IIP_Get_Reg_PLDUNIT64( pldunit_reg )<text:tab/>( \</text:span></text:p>
      <text:p text:style-name="P8"><text:tab/><text:tab/>((ULLONG)pldunit_reg.bit.PLDUNIT_LO) &amp; (((ULLONG)pldunit_reg.bit.PLDUNIT_HI) &lt;&lt; 32) \</text:p>
      <text:p text:style-name="P8"><text:tab/>)</text:p>
      <text:p text:style-name="P5"/>
      <text:p text:style-name="P1"><text:span text:style-name="T1">#define</text:span><text:span text:style-name="T9"><text:tab/>D_IM_IIP_IZAFLG_BIT<text:tab/><text:tab/><text:tab/>(1&lt;&lt;0)</text:span></text:p>
      <text:p text:style-name="P1"><text:span text:style-name="T1">#define</text:span><text:span text:style-name="T9"><text:tab/>D_IM_IIP_AXEFLG_BIT<text:tab/><text:tab/><text:tab/>(1&lt;&lt;2)</text:span></text:p>
      <text:p text:style-name="P5"/>
      <text:p text:style-name="P1"><text:span text:style-name="T1">#define</text:span><text:span text:style-name="T9"><text:tab/>D_IM_IIP_SL0FEN_BIT<text:tab/><text:tab/><text:tab/>D_IM_IIP_SL0FF_BIT</text:span></text:p>
      <text:p text:style-name="P1"><text:span text:style-name="T1">#define</text:span><text:span text:style-name="T9"><text:tab/>D_IM_IIP_SL0FF_BIT<text:tab/><text:tab/><text:tab/>(1&lt;&lt;0)</text:span></text:p>
      <text:p text:style-name="P5"/>
      <text:p text:style-name="P1"><text:span text:style-name="T1">#define</text:span><text:span text:style-name="T9"><text:tab/>D_IM_IIP_SL1FF_BIT<text:tab/><text:tab/><text:tab/>(1&lt;&lt;1)</text:span></text:p>
      <text:p text:style-name="P1"><text:span text:style-name="T1">#define</text:span><text:span text:style-name="T9"><text:tab/>D_IM_IIP_SL2FF_BIT<text:tab/><text:tab/><text:tab/>(1&lt;&lt;2)</text:span></text:p>
      <text:p text:style-name="P1"><text:span text:style-name="T1">#define</text:span><text:span text:style-name="T9"><text:tab/>D_IM_IIP_SL3FF_BIT<text:tab/><text:tab/><text:tab/>(1&lt;&lt;3)</text:span></text:p>
      <text:p text:style-name="P1"><text:span text:style-name="T1">#define</text:span><text:span text:style-name="T9"><text:tab/>D_IM_IIP_SL4FF_BIT<text:tab/><text:tab/><text:tab/>(1&lt;&lt;4)</text:span></text:p>
      <text:p text:style-name="P1"><text:span text:style-name="T1">#define</text:span><text:span text:style-name="T9"><text:tab/>D_IM_IIP_SL5FF_BIT<text:tab/><text:tab/><text:tab/>(1&lt;&lt;5)</text:span></text:p>
      <text:p text:style-name="P1"><text:span text:style-name="T1">#define</text:span><text:span text:style-name="T9"><text:tab/>D_IM_IIP_SL6FF_BIT<text:tab/><text:tab/><text:tab/>(1&lt;&lt;6)</text:span></text:p>
      <text:p text:style-name="P1"><text:span text:style-name="T1">#define</text:span><text:span text:style-name="T9"><text:tab/>D_IM_IIP_SL7FF_BIT<text:tab/><text:tab/><text:tab/>(1&lt;&lt;7)</text:span></text:p>
      <text:p text:style-name="P1"><text:span text:style-name="T1">#define</text:span><text:span text:style-name="T9"><text:tab/>D_IM_IIP_SL8FF_BIT<text:tab/><text:tab/><text:tab/>(1&lt;&lt;8)</text:span></text:p>
      <text:p text:style-name="P1"><text:span text:style-name="T1">#define</text:span><text:span text:style-name="T9"><text:tab/>D_IM_IIP_SL0MF_BIT<text:tab/><text:tab/><text:tab/>(1&lt;&lt;16)</text:span></text:p>
      <text:p text:style-name="P1"><text:span text:style-name="T1">#define</text:span><text:span text:style-name="T9"><text:tab/>D_IM_IIP_SL1MF_BIT<text:tab/><text:tab/><text:tab/>(1&lt;&lt;17)</text:span></text:p>
      <text:p text:style-name="P1"><text:span text:style-name="T1">#define</text:span><text:span text:style-name="T9"><text:tab/>D_IM_IIP_SL2MF_BIT<text:tab/><text:tab/><text:tab/>(1&lt;&lt;18)</text:span></text:p>
      <text:p text:style-name="P1"><text:span text:style-name="T1">#define</text:span><text:span text:style-name="T9"><text:tab/>D_IM_IIP_SL3MF_BIT<text:tab/><text:tab/><text:tab/>(1&lt;&lt;19)</text:span></text:p>
      <text:p text:style-name="P1"><text:span text:style-name="T1">#define</text:span><text:span text:style-name="T9"><text:tab/>D_IM_IIP_SL4MF_BIT<text:tab/><text:tab/><text:tab/>(1&lt;&lt;20)</text:span></text:p>
      <text:p text:style-name="P1"><text:span text:style-name="T1">#define</text:span><text:span text:style-name="T9"><text:tab/>D_IM_IIP_SL5MF_BIT<text:tab/><text:tab/><text:tab/>(1&lt;&lt;21)</text:span></text:p>
      <text:p text:style-name="P1"><text:span text:style-name="T1">#define</text:span><text:span text:style-name="T9"><text:tab/>D_IM_IIP_SL6MF_BIT<text:tab/><text:tab/><text:tab/>(1&lt;&lt;22)</text:span></text:p>
      <text:p text:style-name="P1"><text:span text:style-name="T1">#define</text:span><text:span text:style-name="T9"><text:tab/>D_IM_IIP_SL7MF_BIT<text:tab/><text:tab/><text:tab/>(1&lt;&lt;23)</text:span></text:p>
      <text:p text:style-name="P1"><text:span text:style-name="T1">#define</text:span><text:span text:style-name="T9"><text:tab/>D_IM_IIP_SL8MF_BIT<text:tab/><text:tab/><text:tab/>(1&lt;&lt;24)</text:span></text:p>
      <text:p text:style-name="P1"><text:span text:style-name="T1">#define</text:span><text:span text:style-name="T9"><text:tab/>D_IM_IIP_REAF0F_BIT<text:tab/><text:tab/><text:tab/>(1&lt;&lt;0)</text:span></text:p>
      <text:p text:style-name="P1"><text:span text:style-name="T1">#define</text:span><text:span text:style-name="T9"><text:tab/>D_IM_IIP_REAF1F_BIT<text:tab/><text:tab/><text:tab/>(1&lt;&lt;1)</text:span></text:p>
      <text:p text:style-name="P1"><text:span text:style-name="T1">#define</text:span><text:span text:style-name="T9"><text:tab/>D_IM_IIP_REAF2F_BIT<text:tab/><text:tab/><text:tab/>(1&lt;&lt;2)</text:span></text:p>
      <text:p text:style-name="P1"><text:span text:style-name="T1">#define</text:span><text:span text:style-name="T9"><text:tab/>D_IM_IIP_REAF3F_BIT<text:tab/><text:tab/><text:tab/>(1&lt;&lt;3)</text:span></text:p>
      <text:p text:style-name="P1"><text:span text:style-name="T1">#define</text:span><text:span text:style-name="T9"><text:tab/>D_IM_IIP_REFR0F_BIT<text:tab/><text:tab/><text:tab/>(1&lt;&lt;4)</text:span></text:p>
      <text:p text:style-name="P1"><text:span text:style-name="T1">#define</text:span><text:span text:style-name="T9"><text:tab/>D_IM_IIP_REFR1F_BIT<text:tab/><text:tab/><text:tab/>(1&lt;&lt;5)</text:span></text:p>
      <text:p text:style-name="P1"><text:span text:style-name="T1">#define</text:span><text:span text:style-name="T9"><text:tab/>D_IM_IIP_REFLTF_BIT<text:tab/><text:tab/><text:tab/>(1&lt;&lt;6)</text:span></text:p>
      <text:p text:style-name="P5"/>
      <text:p text:style-name="P11">// INTEN0, INTEN1, INTEN2 Register bits</text:p>
      <text:p text:style-name="P1"><text:span text:style-name="T1">#define</text:span><text:span text:style-name="T9"><text:tab/>D_IM_IIP_IZAEN_BIT<text:tab/><text:tab/><text:tab/>D_IM_IIP_IZAFLG_BIT</text:span></text:p>
      <text:p text:style-name="P1"><text:span text:style-name="T1">#define</text:span><text:span text:style-name="T9"><text:tab/>D_IM_IIP_AXEEN_BIT<text:tab/><text:tab/><text:tab/>D_IM_IIP_AXEFLG_BIT</text:span></text:p>
      <text:p text:style-name="P5"/>
      <text:p text:style-name="P1"><text:span text:style-name="T1">#define</text:span><text:span text:style-name="T9"><text:tab/>D_IM_IIP_SL1FEN_BIT<text:tab/><text:tab/><text:tab/>D_IM_IIP_SL1FF_BIT</text:span></text:p>
      <text:p text:style-name="P1"><text:span text:style-name="T1">#define</text:span><text:span text:style-name="T9"><text:tab/>D_IM_IIP_SL2FEN_BIT<text:tab/><text:tab/><text:tab/>D_IM_IIP_SL2FF_BIT</text:span></text:p>
      <text:p text:style-name="P1"><text:span text:style-name="T1">#define</text:span><text:span text:style-name="T9"><text:tab/>D_IM_IIP_SL3FEN_BIT<text:tab/><text:tab/><text:tab/>D_IM_IIP_SL3FF_BIT</text:span></text:p>
      <text:p text:style-name="P1"><text:span text:style-name="T1">#define</text:span><text:span text:style-name="T9"><text:tab/>D_IM_IIP_SL4FEN_BIT<text:tab/><text:tab/><text:tab/>D_IM_IIP_SL4FF_BIT</text:span></text:p>
      <text:p text:style-name="P1"><text:span text:style-name="T1">#define</text:span><text:span text:style-name="T9"><text:tab/>D_IM_IIP_SL5FEN_BIT<text:tab/><text:tab/><text:tab/>D_IM_IIP_SL5FF_BIT</text:span></text:p>
      <text:p text:style-name="P1"><text:span text:style-name="T1">#define</text:span><text:span text:style-name="T9"><text:tab/>D_IM_IIP_SL6FEN_BIT<text:tab/><text:tab/><text:tab/>D_IM_IIP_SL6FF_BIT</text:span></text:p>
      <text:p text:style-name="P1"><text:span text:style-name="T1">#define</text:span><text:span text:style-name="T9"><text:tab/>D_IM_IIP_SL7FEN_BIT<text:tab/><text:tab/><text:tab/>D_IM_IIP_SL7FF_BIT</text:span></text:p>
      <text:p text:style-name="P1"><text:span text:style-name="T1">#define</text:span><text:span text:style-name="T9"><text:tab/>D_IM_IIP_SL8FEN_BIT<text:tab/><text:tab/><text:tab/>D_IM_IIP_SL8FF_BIT</text:span></text:p>
      <text:p text:style-name="P1"><text:soft-page-break/><text:span text:style-name="T1">#define</text:span><text:span text:style-name="T9"><text:tab/>D_IM_IIP_SL0MEN_BIT<text:tab/><text:tab/><text:tab/>D_IM_IIP_SL0MF_BIT</text:span></text:p>
      <text:p text:style-name="P1"><text:span text:style-name="T1">#define</text:span><text:span text:style-name="T9"><text:tab/>D_IM_IIP_SL1MEN_BIT<text:tab/><text:tab/><text:tab/>D_IM_IIP_SL1MF_BIT</text:span></text:p>
      <text:p text:style-name="P1"><text:span text:style-name="T1">#define</text:span><text:span text:style-name="T9"><text:tab/>D_IM_IIP_SL2MEN_BIT<text:tab/><text:tab/><text:tab/>D_IM_IIP_SL2MF_BIT</text:span></text:p>
      <text:p text:style-name="P1"><text:span text:style-name="T1">#define</text:span><text:span text:style-name="T9"><text:tab/>D_IM_IIP_SL3MEN_BIT<text:tab/><text:tab/><text:tab/>D_IM_IIP_SL3MF_BIT</text:span></text:p>
      <text:p text:style-name="P1"><text:span text:style-name="T1">#define</text:span><text:span text:style-name="T9"><text:tab/>D_IM_IIP_SL4MEN_BIT<text:tab/><text:tab/><text:tab/>D_IM_IIP_SL4MF_BIT</text:span></text:p>
      <text:p text:style-name="P1"><text:span text:style-name="T1">#define</text:span><text:span text:style-name="T9"><text:tab/>D_IM_IIP_SL5MEN_BIT<text:tab/><text:tab/><text:tab/>D_IM_IIP_SL5MF_BIT</text:span></text:p>
      <text:p text:style-name="P1"><text:span text:style-name="T1">#define</text:span><text:span text:style-name="T9"><text:tab/>D_IM_IIP_SL6MEN_BIT<text:tab/><text:tab/><text:tab/>D_IM_IIP_SL6MF_BIT</text:span></text:p>
      <text:p text:style-name="P1"><text:span text:style-name="T1">#define</text:span><text:span text:style-name="T9"><text:tab/>D_IM_IIP_SL7MEN_BIT<text:tab/><text:tab/><text:tab/>D_IM_IIP_SL7MF_BIT</text:span></text:p>
      <text:p text:style-name="P1"><text:span text:style-name="T1">#define</text:span><text:span text:style-name="T9"><text:tab/>D_IM_IIP_SL8MEN_BIT<text:tab/><text:tab/><text:tab/>D_IM_IIP_SL8MF_BIT</text:span></text:p>
      <text:p text:style-name="P1"><text:span text:style-name="T1">#define</text:span><text:span text:style-name="T9"><text:tab/>D_IM_IIP_REAF0E_BIT<text:tab/><text:tab/><text:tab/>D_IM_IIP_REAF0F_BIT</text:span></text:p>
      <text:p text:style-name="P1"><text:span text:style-name="T1">#define</text:span><text:span text:style-name="T9"><text:tab/>D_IM_IIP_REAF1E_BIT<text:tab/><text:tab/><text:tab/>D_IM_IIP_REAF1F_BIT</text:span></text:p>
      <text:p text:style-name="P1"><text:span text:style-name="T1">#define</text:span><text:span text:style-name="T9"><text:tab/>D_IM_IIP_REAF2E_BIT<text:tab/><text:tab/><text:tab/>D_IM_IIP_REAF2F_BIT</text:span></text:p>
      <text:p text:style-name="P1"><text:span text:style-name="T1">#define</text:span><text:span text:style-name="T9"><text:tab/>D_IM_IIP_REAF3E_BIT<text:tab/><text:tab/><text:tab/>D_IM_IIP_REAF3F_BIT</text:span></text:p>
      <text:p text:style-name="P1"><text:span text:style-name="T1">#define</text:span><text:span text:style-name="T9"><text:tab/>D_IM_IIP_REFR0E_BIT<text:tab/><text:tab/><text:tab/>D_IM_IIP_REFR0F_BIT</text:span></text:p>
      <text:p text:style-name="P1"><text:span text:style-name="T1">#define</text:span><text:span text:style-name="T9"><text:tab/>D_IM_IIP_REFR1E_BIT<text:tab/><text:tab/><text:tab/>D_IM_IIP_REFR1F_BIT</text:span></text:p>
      <text:p text:style-name="P1"><text:span text:style-name="T1">#define</text:span><text:span text:style-name="T9"><text:tab/>D_IM_IIP_REFLTE_BIT<text:tab/><text:tab/><text:tab/>D_IM_IIP_REFLTF_BIT</text:span></text:p>
      <text:p text:style-name="P5"/>
      <text:p text:style-name="P1"><text:span text:style-name="T1">#define</text:span><text:span text:style-name="T9"><text:tab/>D_IM_IIP_TRUE<text:tab/><text:tab/>(1)</text:span></text:p>
      <text:p text:style-name="P1"><text:span text:style-name="T1">#define</text:span><text:span text:style-name="T9"><text:tab/>D_IM_IIP_FALSE<text:tab/><text:tab/>(0)</text:span></text:p>
      <text:p text:style-name="P1"><text:span text:style-name="T1">#define</text:span><text:span text:style-name="T9"> im_iip_roundup_8(val)<text:tab/><text:tab/><text:tab/>(((UINT32)(val) + 7) &amp; 0xFFFFFFF8)</text:span></text:p>
      <text:p text:style-name="P1"><text:span text:style-name="T1">#define</text:span><text:span text:style-name="T9"> im_iip_get_fixed_point(val)<text:tab/><text:tab/>( (INT32)((DOUBLE)(val) * D_IM_IIP_PARAM_AFN_VAL_1_0) )</text:span></text:p>
      <text:p text:style-name="P1"><text:span text:style-name="T1">#define</text:span><text:span text:style-name="T9"> im_iip_util_conv_unitid_to_pldunit(unit_id)<text:tab/><text:tab/>(1ULL &lt;&lt; (unit_id))</text:span></text:p>
      <text:p text:style-name="P5"/>
      <text:p text:style-name="P1"><text:span text:style-name="T1">#define</text:span><text:span text:style-name="T9"><text:tab/>D_IM_IIP_UTIL_ORIGIN<text:tab/><text:tab/><text:tab/><text:tab/><text:tab/>(0x00)</text:span></text:p>
      <text:p text:style-name="P1"><text:span text:style-name="T1">#define</text:span><text:span text:style-name="T9"><text:tab/>D_IM_IIP_UTIL_TOPRIGHT<text:tab/><text:tab/><text:tab/><text:tab/><text:tab/>(0x01)</text:span></text:p>
      <text:p text:style-name="P1"><text:span text:style-name="T1">#define</text:span><text:span text:style-name="T9"><text:tab/>D_IM_IIP_UTIL_BOTTOMLEFT<text:tab/><text:tab/><text:tab/><text:tab/>(0x02)</text:span></text:p>
      <text:p text:style-name="P1"><text:span text:style-name="T1">#define</text:span><text:span text:style-name="T9"><text:tab/>D_IM_IIP_UTIL_BOTTOMRIGHT<text:tab/><text:tab/><text:tab/><text:tab/>(0x03)</text:span></text:p>
      <text:p text:style-name="P1"><text:span text:style-name="T1">#define</text:span><text:span text:style-name="T9"><text:tab/>D_IM_IIP_UNITPARAM_BASEADDR<text:tab/><text:tab/>(0x10000)</text:span></text:p>
      <text:p text:style-name="P1"><text:span text:style-name="T1">#define</text:span><text:span text:style-name="T9"><text:tab/>D_IM_IIP_UNITPARAM_SIZE_ERROR<text:tab/>(0x000)</text:span></text:p>
      <text:p text:style-name="P5"/>
      <text:p text:style-name="P1"><text:span text:style-name="T1">#define</text:span><text:span text:style-name="T9"> D_IM_IIP_NUM_CPU_CORES<text:tab/><text:tab/><text:tab/>(4)</text:span></text:p>
      <text:p text:style-name="P1"><text:span text:style-name="T1">#define</text:span><text:span text:style-name="T9"> D_IM_IIP_RECURSIVE_COUNT_MAX<text:tab/>(0xFFFFFFFF)</text:span></text:p>
      <text:p text:style-name="P1"><text:span text:style-name="T1">#define</text:span><text:span text:style-name="T9"> D_IM_IIP_SRAM_WAIT_USEC<text:tab/><text:tab/><text:tab/>(1)</text:span></text:p>
      <text:p text:style-name="P5"/>
      <text:p text:style-name="P1"><text:span text:style-name="T1">#define</text:span><text:span text:style-name="T9"><text:tab/>D_IM_IIP_STOPPED<text:tab/><text:tab/><text:tab/>(2)</text:span></text:p>
      <text:p text:style-name="P5"/>
      <text:p text:style-name="P1"><text:span text:style-name="T1">#define</text:span><text:span text:style-name="T9"> im_iip_wait_usec( usec )<text:tab/><text:tab/><text:tab/><text:tab/>Dd_ARM_Wait_ns( (usec) * 1000 )</text:span></text:p>
      <text:p text:style-name="P1"><text:span text:style-name="T1">#define</text:span><text:span text:style-name="T9"> Im_IIP_Dsb()<text:tab/>Dd_ARM_Dsb_Pou()</text:span></text:p>
      <text:p text:style-name="P1"><text:span text:style-name="T1">#define</text:span><text:span text:style-name="T9"><text:tab/>D_IM_IIP_FLG_USED_BIT_PATTERN<text:tab/><text:tab/>(0x7FFFFFF)</text:span></text:p>
      <text:p text:style-name="P1"><text:span text:style-name="T1">#define</text:span><text:span text:style-name="T9"><text:tab/>D_IM_IIP_SWTRG_STOPPED<text:tab/><text:tab/>(2)</text:span></text:p>
      <text:p text:style-name="P1"><text:span text:style-name="T1">#define</text:span><text:span text:style-name="T9"> D_IM_IIP_TRIG_STOP_CHK_RETRY_COUNT<text:tab/>(1000)</text:span></text:p>
      <text:p text:style-name="P1"><text:span text:style-name="T1">typedef</text:span><text:span text:style-name="T9"> </text:span><text:span text:style-name="T1">struct</text:span><text:span text:style-name="T9"> <text:tab/><text:tab/><text:tab/><text:tab/>_ImIipDefine </text:span><text:span text:style-name="T21">ImIipDefine</text:span><text:span text:style-name="T9">;</text:span></text:p>
      <text:p text:style-name="P1"><text:span text:style-name="T1">typedef</text:span><text:span text:style-name="T9"> </text:span><text:span text:style-name="T1">struct</text:span><text:span text:style-name="T9"> <text:tab/><text:tab/><text:tab/><text:tab/>_ImIipDefinePrivate </text:span><text:span text:style-name="T21">ImIipDefinePrivate</text:span><text:span text:style-name="T9">;</text:span></text:p>
      <text:p text:style-name="P11">// HISTGRAM</text:p>
      <text:p text:style-name="P1"><text:span text:style-name="T1">#define</text:span><text:span text:style-name="T9"> D_IM_IIP_NUM_HISTGRAM<text:tab/><text:tab/>(256)</text:span></text:p>
      <text:p text:style-name="P1"><text:span text:style-name="T1">#define</text:span><text:span text:style-name="T9"> D_IM_IIP_HISTGRAM_BYTES<text:tab/><text:tab/>(D_IM_IIP_NUM_HISTGRAM *4)</text:span></text:p>
      <text:p text:style-name="P5"/>
      <text:p text:style-name="P11">// Maximum value</text:p>
      <text:p text:style-name="P1"><text:span text:style-name="T1">#define</text:span><text:span text:style-name="T9"><text:tab/>D_IM_IIP_MAX_PIXID<text:tab/><text:tab/><text:tab/>(12)</text:span></text:p>
      <text:p text:style-name="P1"><text:span text:style-name="T1">#define</text:span><text:span text:style-name="T9"> D_IM_IIP_MAX_LUTRAM_TYPE<text:tab/>(6)<text:tab/><text:tab/><text:tab/></text:span><text:span text:style-name="T28">// A~F</text:span></text:p>
      <text:p text:style-name="P1"><text:span text:style-name="T1">#define</text:span><text:span text:style-name="T9"> D_IM_IIP_MAX_LUTRAM_RESOL<text:tab/>(1024)<text:tab/><text:tab/></text:span><text:span text:style-name="T28">// 0~1023</text:span></text:p>
      <text:p text:style-name="P5"/>
      <text:p text:style-name="P1"><text:span text:style-name="T1">#define</text:span><text:span text:style-name="T9"> im_iip_get_reg_signed_a( val, reg, type, member )<text:tab/><text:tab/>{ \</text:span></text:p>
      <text:p text:style-name="P8"><text:tab/><text:tab/><text:tab/>type work = { .word[0] = 0UL }; \</text:p>
      <text:p text:style-name="P8"><text:tab/><text:tab/><text:tab/>work.bit.member = -1L; \</text:p>
      <text:p text:style-name="P1"><text:soft-page-break/><text:span text:style-name="T9"><text:tab/><text:tab/><text:tab/></text:span><text:span text:style-name="T1">if</text:span><text:span text:style-name="T9">( ((work.bit.member) == 0xFFFFFFFFUL) || ((reg.bit.member) &lt;= ((work.bit.member) /2)) ) { \</text:span></text:p>
      <text:p text:style-name="P8"><text:tab/><text:tab/><text:tab/><text:tab/>(val) = reg.bit.member; \</text:p>
      <text:p text:style-name="P8"><text:tab/><text:tab/><text:tab/>} \</text:p>
      <text:p text:style-name="P1"><text:span text:style-name="T9"><text:tab/><text:tab/><text:tab/></text:span><text:span text:style-name="T1">else</text:span><text:span text:style-name="T9"> { \</text:span></text:p>
      <text:p text:style-name="P8"><text:tab/><text:tab/><text:tab/><text:tab/>(val) = -(work.bit.member - reg.bit.member +1); \</text:p>
      <text:p text:style-name="P8"><text:tab/><text:tab/><text:tab/>} \</text:p>
      <text:p text:style-name="P1"><text:span text:style-name="T9"><text:tab/><text:tab/><text:tab/>im_iip_check_reg_type( (reg), work ); </text:span><text:span text:style-name="T28">/* The structure type matching check. */</text:span><text:span text:style-name="T9"> \</text:span></text:p>
      <text:p text:style-name="P8"><text:tab/><text:tab/>}</text:p>
      <text:p text:style-name="P5"/>
      <text:p text:style-name="P1"><text:span text:style-name="T1">#ifdef</text:span><text:span text:style-name="T9"> CO_IIP_DEBUG_PRINT_FUNC</text:span></text:p>
      <text:p text:style-name="P1"><text:span text:style-name="T1">#define</text:span><text:span text:style-name="T9"> Im_IIP_Print_Pcdbg<text:tab/>Ddim_Print</text:span></text:p>
      <text:p text:style-name="P12">#else</text:p>
      <text:p text:style-name="P1"><text:span text:style-name="T1">#define</text:span><text:span text:style-name="T9"> Im_IIP_Print_Pcdbg(dmy)</text:span></text:p>
      <text:p text:style-name="P12">#endif</text:p>
      <text:p text:style-name="P5"/>
      <text:p text:style-name="P1"><text:span text:style-name="T1">#ifdef</text:span><text:span text:style-name="T9"> CO_IIP_REG_TYPE_CHECK</text:span></text:p>
      <text:p text:style-name="P1"><text:span text:style-name="T1">#define</text:span><text:span text:style-name="T9"> im_iip_check_reg_type( dst, src )<text:tab/>(dst) = (src);</text:span></text:p>
      <text:p text:style-name="P12">#else</text:p>
      <text:p text:style-name="P1"><text:span text:style-name="T1">#define</text:span><text:span text:style-name="T9"> im_iip_check_reg_type( dst, src )</text:span></text:p>
      <text:p text:style-name="P12">#endif</text:p>
      <text:p text:style-name="P5"/>
      <text:p text:style-name="P1"><text:span text:style-name="T1">#define</text:span><text:span text:style-name="T9"> im_xxx_get_reg_signed( val, reg, type, member )<text:tab/><text:tab/>{ \</text:span></text:p>
      <text:p text:style-name="P8"><text:tab/><text:tab/><text:tab/>type work = { .word = 0UL }; \</text:p>
      <text:p text:style-name="P8"><text:tab/><text:tab/><text:tab/>work.bit.member = -1L; \</text:p>
      <text:p text:style-name="P1"><text:span text:style-name="T9"><text:tab/><text:tab/><text:tab/></text:span><text:span text:style-name="T1">if</text:span><text:span text:style-name="T9">( ((work.bit.member) == 0xFFFFFFFFUL) || ((reg.bit.member) &lt;= ((work.bit.member) /2)) ) { \</text:span></text:p>
      <text:p text:style-name="P8"><text:tab/><text:tab/><text:tab/><text:tab/>(val) = reg.bit.member; \</text:p>
      <text:p text:style-name="P8"><text:tab/><text:tab/><text:tab/>} \</text:p>
      <text:p text:style-name="P1"><text:span text:style-name="T9"><text:tab/><text:tab/><text:tab/></text:span><text:span text:style-name="T1">else</text:span><text:span text:style-name="T9"> { \</text:span></text:p>
      <text:p text:style-name="P8"><text:tab/><text:tab/><text:tab/><text:tab/>(val) = -(work.bit.member - reg.bit.member +1); \</text:p>
      <text:p text:style-name="P8"><text:tab/><text:tab/><text:tab/>} \</text:p>
      <text:p text:style-name="P1"><text:span text:style-name="T9"><text:tab/><text:tab/><text:tab/>im_iip_check_reg_type( (reg), work ); </text:span><text:span text:style-name="T28">/* The structure type matching check. */</text:span><text:span text:style-name="T9"> \</text:span></text:p>
      <text:p text:style-name="P8"><text:tab/><text:tab/>}</text:p>
      <text:p text:style-name="P5"/>
      <text:p text:style-name="P11">// Set signed Bit field value from signed variable.</text:p>
      <text:p text:style-name="P1"><text:span text:style-name="T1">#define</text:span><text:span text:style-name="T9"> im_iip_set_reg_signed_a( reg, type, member, val )<text:tab/><text:tab/>\</text:span></text:p>
      <text:p text:style-name="P8"><text:tab/><text:tab/>{ \</text:p>
      <text:p text:style-name="P8"><text:tab/><text:tab/><text:tab/>type work = { .word[0] = 0UL }; \</text:p>
      <text:p text:style-name="P8"><text:tab/><text:tab/><text:tab/>work.bit.member = (val); \</text:p>
      <text:p text:style-name="P8"><text:tab/><text:tab/><text:tab/>(reg).bit.member = work.bit.member; \</text:p>
      <text:p text:style-name="P1"><text:span text:style-name="T9"><text:tab/><text:tab/><text:tab/>im_iip_check_reg_type( work, (reg) );<text:tab/></text:span><text:span text:style-name="T28">/* The structure type matching check. */</text:span><text:span text:style-name="T9"> \</text:span></text:p>
      <text:p text:style-name="P8"><text:tab/><text:tab/>}</text:p>
      <text:p text:style-name="P5"/>
      <text:p text:style-name="P11">// Unit Parameter [debug function]</text:p>
      <text:p text:style-name="P1"><text:span text:style-name="T1">#define</text:span><text:span text:style-name="T9"><text:tab/>D_IM_IIP_UNITPARAM_SIZE_LD<text:tab/><text:tab/>(0x040)</text:span></text:p>
      <text:p text:style-name="P1"><text:span text:style-name="T1">#define</text:span><text:span text:style-name="T9"><text:tab/>D_IM_IIP_UNITPARAM_SIZE_CFL<text:tab/><text:tab/>(0x020)</text:span></text:p>
      <text:p text:style-name="P1"><text:span text:style-name="T1">#define</text:span><text:span text:style-name="T9"><text:tab/>D_IM_IIP_UNITPARAM_SIZE_GPC<text:tab/><text:tab/>(0x01C)</text:span></text:p>
      <text:p text:style-name="P1"><text:span text:style-name="T1">#define</text:span><text:span text:style-name="T9"><text:tab/>D_IM_IIP_UNITPARAM_SIZE_CSC<text:tab/><text:tab/>(0x060)</text:span></text:p>
      <text:p text:style-name="P1"><text:span text:style-name="T1">#define</text:span><text:span text:style-name="T9"><text:tab/>D_IM_IIP_UNITPARAM_SIZE_AFN<text:tab/><text:tab/>(0x070)</text:span></text:p>
      <text:p text:style-name="P1"><text:span text:style-name="T1">#define</text:span><text:span text:style-name="T9"><text:tab/>D_IM_IIP_UNITPARAM_SIZE_FRECT<text:tab/>(0x070)</text:span></text:p>
      <text:p text:style-name="P1"><text:span text:style-name="T1">#define</text:span><text:span text:style-name="T9"><text:tab/>D_IM_IIP_UNITPARAM_SIZE_MON<text:tab/><text:tab/>(0x060)</text:span></text:p>
      <text:p text:style-name="P1"><text:span text:style-name="T1">#define</text:span><text:span text:style-name="T9"><text:tab/>D_IM_IIP_UNITPARAM_SIZE_BLEND<text:tab/>(0x0DC)</text:span></text:p>
      <text:p text:style-name="P1"><text:span text:style-name="T1">#define</text:span><text:span text:style-name="T9"><text:tab/>D_IM_IIP_UNITPARAM_SIZE_SL<text:tab/><text:tab/>(0x3A0)</text:span></text:p>
      <text:p text:style-name="P1"><text:span text:style-name="T1">#define</text:span><text:span text:style-name="T9"><text:tab/>D_IM_IIP_UNITPARAM_SIZE_LUT<text:tab/><text:tab/>(0x0E0)</text:span></text:p>
      <text:p text:style-name="P5"><text:soft-page-break/></text:p>
      <text:p text:style-name="P1"><text:span text:style-name="T1">#define</text:span><text:span text:style-name="T9"><text:tab/>D_IM_IIP_UNITPARAM_SIZE_MFT<text:tab/><text:tab/>(0x020)</text:span></text:p>
      <text:p text:style-name="P5"/>
      <text:p text:style-name="P1"><text:span text:style-name="T1">#define</text:span><text:span text:style-name="T9"><text:tab/>D_IM_IIP_UNITPARAM_SIZE_FLT<text:tab/><text:tab/>(0x240)</text:span></text:p>
      <text:p text:style-name="P5"/>
      <text:p text:style-name="P11">// IZACTL1.bit.TRG</text:p>
      <text:p text:style-name="P1"><text:span text:style-name="T1">#define</text:span><text:span text:style-name="T9"><text:tab/>D_IM_IIP_STOP<text:tab/><text:tab/><text:tab/><text:tab/>(0)</text:span></text:p>
      <text:p text:style-name="P1"><text:span text:style-name="T1">#define</text:span><text:span text:style-name="T9"><text:tab/>D_IM_IIP_START<text:tab/><text:tab/><text:tab/><text:tab/>(1)</text:span></text:p>
      <text:p text:style-name="P5"/>
      <text:p text:style-name="P11">// UNITINFTBL0.bit.SWTRG</text:p>
      <text:p text:style-name="P1"><text:span text:style-name="T1">#define</text:span><text:span text:style-name="T9"><text:tab/>D_IM_IIP_SWTRG_START<text:tab/><text:tab/>(1)</text:span></text:p>
      <text:p text:style-name="P5"/>
      <text:p text:style-name="P1"><text:span text:style-name="T1">#define</text:span><text:span text:style-name="T9"><text:tab/>D_IM_IIP_SWTRG_RUNNING<text:tab/><text:tab/>(3)</text:span></text:p>
      <text:p text:style-name="P5"/>
      <text:p text:style-name="P1"><text:span text:style-name="T1">#define</text:span><text:span text:style-name="T9"> Im_IIP_Dmb()<text:tab/>Dd_ARM_Dmb_Pou()</text:span></text:p>
      <text:p text:style-name="P14"/>
      <text:p text:style-name="P14"/>
      <text:p text:style-name="P14"/>
      <text:p text:style-name="P14"/>
      <text:p text:style-name="P14"/>
      <text:p text:style-name="P20"><text:span text:style-name="T30">imiipstruct.h</text:span><text:span text:style-name="T27">:宏定义：修改思路为：</text:span><text:span text:style-name="T9">ImIipStruct_</text:span><text:span text:style-name="T25">加上具体宏名全部大写中间用下划线分割</text:span></text:p>
      <text:p text:style-name="P20"><text:span text:style-name="T25">例如：</text:span><text:span text:style-name="T3">#define</text:span><text:span text:style-name="T14"> D_IM_IIP_UNIT_LD_MAXNUM<text:tab/>(8)</text:span></text:p>
      <text:p text:style-name="P20"><text:span text:style-name="T14">修改为：</text:span><text:span text:style-name="T3">#define </text:span><text:span text:style-name="T14">ImIipStruct_D_IM_IIP_UNIT_LD_MAXNUM<text:tab/>(8)</text:span></text:p>
      <text:p text:style-name="P20"/>
      <text:p text:style-name="P20"/>
      <text:p text:style-name="P20"/>
      <text:p text:style-name="P20"><text:span text:style-name="T1">#ifndef</text:span><text:span text:style-name="T9"> CO_IIP_DEBUG_CLK_DISABLE</text:span></text:p>
      <text:p text:style-name="P1"><text:span text:style-name="T1">#if</text:span><text:span text:style-name="T9"> defined(CO_ACT_CLOCK) || defined(CO_ACT_IMAGE_CLOCK)</text:span></text:p>
      <text:p text:style-name="P1"><text:span text:style-name="T1">#<text:tab/>define</text:span><text:span text:style-name="T9"> CO_ACT_IIPCLK</text:span></text:p>
      <text:p text:style-name="P12">#endif</text:p>
      <text:p text:style-name="P1"><text:span text:style-name="T1">#if</text:span><text:span text:style-name="T9"> defined(CO_ACT_ICLOCK) || defined(CO_ACT_IMAGE_ICLOCK)</text:span></text:p>
      <text:p text:style-name="P1"><text:span text:style-name="T1">#<text:tab/>define</text:span><text:span text:style-name="T9"> CO_ACT_IIP_ICLK</text:span></text:p>
      <text:p text:style-name="P12">#endif</text:p>
      <text:p text:style-name="P1"><text:span text:style-name="T1">#if</text:span><text:span text:style-name="T9"> defined(CO_ACT_HCLOCK) || defined(CO_ACT_IMAGE_HCLOCK)</text:span></text:p>
      <text:p text:style-name="P1"><text:span text:style-name="T1">#<text:tab/>define</text:span><text:span text:style-name="T9"> CO_ACT_IIP_HCLK</text:span></text:p>
      <text:p text:style-name="P12">#endif</text:p>
      <text:p text:style-name="P1"><text:span text:style-name="T1">#if</text:span><text:span text:style-name="T9"> defined(CO_ACT_PCLOCK) || defined(CO_ACT_IMAGE_PCLOCK)</text:span></text:p>
      <text:p text:style-name="P1"><text:span text:style-name="T1">#<text:tab/>define</text:span><text:span text:style-name="T9"> CO_ACT_IIP_PCLK</text:span></text:p>
      <text:p text:style-name="P12">#endif</text:p>
      <text:p text:style-name="P12">#endif</text:p>
      <text:p text:style-name="P5"/>
      <text:p text:style-name="P11">// Debug option</text:p>
      <text:p text:style-name="P1"><text:span text:style-name="T1">#ifdef</text:span><text:span text:style-name="T9"> CO_IIP_DEBUG</text:span></text:p>
      <text:p text:style-name="P1"><text:span text:style-name="T1">#<text:tab/>ifndef</text:span><text:span text:style-name="T9"> CO_PARAM_CHECK</text:span></text:p>
      <text:p text:style-name="P1"><text:span text:style-name="T1">#<text:tab/><text:tab/>define</text:span><text:span text:style-name="T9"> CO_PARAM_CHECK</text:span></text:p>
      <text:p text:style-name="P12">#<text:tab/>endif</text:p>
      <text:p text:style-name="P1"><text:span text:style-name="T1">#<text:tab/>ifndef</text:span><text:span text:style-name="T9"> CO_IIP_DEBUG_CLK_DISABLE</text:span></text:p>
      <text:p text:style-name="P1"><text:span text:style-name="T1">#<text:tab/><text:tab/>ifndef</text:span><text:span text:style-name="T9"> CO_ACT_IIPCLK</text:span></text:p>
      <text:p text:style-name="P1"><text:span text:style-name="T1">#<text:tab/><text:tab/><text:tab/>define</text:span><text:span text:style-name="T9"> CO_ACT_IIPCLK</text:span></text:p>
      <text:p text:style-name="P12">#<text:tab/><text:tab/>endif</text:p>
      <text:p text:style-name="P1"><text:span text:style-name="T1">#<text:tab/><text:tab/>ifndef</text:span><text:span text:style-name="T9"> CO_ACT_IIP_HCLK</text:span></text:p>
      <text:p text:style-name="P1"><text:span text:style-name="T1">#<text:tab/><text:tab/><text:tab/>define</text:span><text:span text:style-name="T9"> CO_ACT_IIP_HCLK</text:span></text:p>
      <text:p text:style-name="P12">#<text:tab/><text:tab/>endif</text:p>
      <text:p text:style-name="P1"><text:span text:style-name="T1">#<text:tab/><text:tab/>ifndef</text:span><text:span text:style-name="T9"> CO_ACT_IIP_PCLK</text:span></text:p>
      <text:p text:style-name="P1"><text:soft-page-break/><text:span text:style-name="T1">#<text:tab/><text:tab/><text:tab/>define</text:span><text:span text:style-name="T9"> CO_ACT_IIP_PCLK</text:span></text:p>
      <text:p text:style-name="P12">#<text:tab/><text:tab/>endif</text:p>
      <text:p text:style-name="P12">#<text:tab/>endif</text:p>
      <text:p text:style-name="P12">#endif</text:p>
      <text:p text:style-name="P5"/>
      <text:p text:style-name="P1"><text:span text:style-name="T1">#define</text:span><text:span text:style-name="T9"> D_IM_IIP_UNIT_LD_MAXNUM<text:tab/><text:tab/><text:tab/><text:tab/><text:tab/><text:tab/>(8)<text:tab/><text:tab/></text:span><text:span text:style-name="T28">/**&lt; Loader Unit number */</text:span></text:p>
      <text:p text:style-name="P1"><text:span text:style-name="T1">#define</text:span><text:span text:style-name="T9"> D_IM_IIP_UNIT_AFN_MAXNUM<text:tab/><text:tab/><text:tab/><text:tab/><text:tab/>(4)<text:tab/><text:tab/></text:span><text:span text:style-name="T28">/**&lt; AFN Unit number */</text:span></text:p>
      <text:p text:style-name="P1"><text:span text:style-name="T1">#define</text:span><text:span text:style-name="T9"> D_IM_IIP_UNIT_FRECT_MAXNUM<text:tab/><text:tab/><text:tab/><text:tab/><text:tab/>(2)<text:tab/><text:tab/></text:span><text:span text:style-name="T28">/**&lt; FRECT Unit number */</text:span></text:p>
      <text:p text:style-name="P1"><text:span text:style-name="T1">#define</text:span><text:span text:style-name="T9"> D_IM_IIP_UNIT_SL_MAXNUM<text:tab/><text:tab/><text:tab/><text:tab/><text:tab/><text:tab/>(9)<text:tab/><text:tab/></text:span><text:span text:style-name="T28">/**&lt; SL Unit number */</text:span></text:p>
      <text:p text:style-name="P1"><text:span text:style-name="T1">#define</text:span><text:span text:style-name="T9"> D_IM_IIP_UNIT_CSC_MAXNUM<text:tab/><text:tab/><text:tab/><text:tab/><text:tab/>(4)<text:tab/><text:tab/></text:span><text:span text:style-name="T28">/**&lt; CSC Unit number */</text:span></text:p>
      <text:p text:style-name="P1"><text:span text:style-name="T1">#define</text:span><text:span text:style-name="T9"> D_IM_IIP_UNIT_CFL_MAXNUM<text:tab/><text:tab/><text:tab/><text:tab/><text:tab/>(1)<text:tab/><text:tab/></text:span><text:span text:style-name="T28">/**&lt; CFC Unit number */</text:span></text:p>
      <text:p text:style-name="P1"><text:span text:style-name="T1">#define</text:span><text:span text:style-name="T9"> D_IM_IIP_UNIT_BLEND_MAXNUM<text:tab/><text:tab/><text:tab/><text:tab/><text:tab/>(2)<text:tab/><text:tab/></text:span><text:span text:style-name="T28">/**&lt; BLEND Unit number */</text:span></text:p>
      <text:p text:style-name="P1"><text:span text:style-name="T1">#define</text:span><text:span text:style-name="T9"> D_IM_IIP_CACHE_MAXNUM<text:tab/><text:tab/><text:tab/><text:tab/><text:tab/><text:tab/>(3)<text:tab/><text:tab/></text:span><text:span text:style-name="T28">/**&lt; Cache number */</text:span></text:p>
      <text:p text:style-name="P14"/>
      <text:p text:style-name="P14"/>
      <text:p text:style-name="P14"/>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soft-page-break/></text:p>
      <text:p text:style-name="P21"/>
      <text:p text:style-name="P21"/>
      <text:p text:style-name="P21">结构体：imiipdefine.h:修改思路变量修改为首字母第一个字母小写以后每个单词的第一个字母大写，结构与类名命名相同</text:p>
      <text:p text:style-name="P22">例如：</text:p>
      <text:p text:style-name="P24"><text:span text:style-name="T16"><text:tab/><text:tab/></text:span><text:span text:style-name="T11">typedef struct {</text:span></text:p>
      <text:p text:style-name="P26"><text:tab/><text:tab/>E_IM_IIP_UNIT_ID<text:tab/>unit_id;</text:p>
      <text:p text:style-name="P26"><text:tab/><text:tab/>const CHAR*<text:tab/><text:tab/><text:tab/>unit_name;</text:p>
      <text:p text:style-name="P26"><text:tab/><text:tab/>} T_IM_IIP_DUMP_UNIT_NAME;</text:p>
      <text:p text:style-name="P16"><text:span text:style-name="T33">修改为：<text:tab/></text:span><text:span text:style-name="T1">typedef</text:span><text:span text:style-name="T9"> </text:span><text:span text:style-name="T1">struct</text:span><text:span text:style-name="T9"> {</text:span></text:p>
      <text:p text:style-name="P1"><text:span text:style-name="T9"><text:tab/><text:tab/></text:span><text:span text:style-name="T21">E_IM_IIP_UNIT_ID</text:span><text:span text:style-name="T9"><text:tab/></text:span><text:span text:style-name="T31">unitId</text:span><text:span text:style-name="T9">;</text:span></text:p>
      <text:p text:style-name="P1"><text:span text:style-name="T9"><text:tab/><text:tab/></text:span><text:span text:style-name="T1">const</text:span><text:span text:style-name="T9"> CHAR*<text:tab/><text:tab/><text:tab/></text:span><text:span text:style-name="T31">unitName</text:span><text:span text:style-name="T9">;</text:span></text:p>
      <text:p text:style-name="P1"><text:span text:style-name="T9"><text:tab/><text:tab/>} </text:span><text:span text:style-name="T21">TImIipDumpUnitName</text:span><text:span text:style-name="T9">;</text:span></text:p>
      <text:p text:style-name="P21"/>
      <text:p text:style-name="P21"/>
      <text:p text:style-name="P28">imiipstruct.h结构体修改思路与imiipdefine.h相同</text:p>
      <text:p text:style-name="P28">枚举定义修改思路为：</text:p>
      <text:p text:style-name="P25"><text:span text:style-name="T17">例如</text:span><text:span text:style-name="T8">：typedef enum {</text:span></text:p>
      <text:p text:style-name="P27"><text:tab/>E_IM_IIP_FTYPE_Y_PACKED_CBCR = 0,<text:tab/>/**&lt; Planar format of Y and Chunky format of CbCr */</text:p>
      <text:p text:style-name="P27"><text:tab/>E_IM_IIP_FTYPE_CHUNKY = 1,<text:tab/><text:tab/><text:tab/>/**&lt; Chunky format of RGB/YCbCr or&lt;br&gt; Chunky format of CbCr without Y */</text:p>
      <text:p text:style-name="P27"><text:tab/>E_IM_IIP_FTYPE_PLANE = 2<text:tab/><text:tab/><text:tab/>/**&lt; Planar format of YCbCr/GBR or&lt;br&gt; Planar format of CbCr without Y */</text:p>
      <text:p text:style-name="P27">} E_IM_IIP_FTYPE;</text:p>
      <text:p text:style-name="P29">修改为：</text:p>
      <text:p text:style-name="P23"><text:span text:style-name="T4">typedef</text:span><text:span text:style-name="T9"> </text:span><text:span text:style-name="T4">enum</text:span><text:span text:style-name="T9"> {</text:span></text:p>
      <text:p text:style-name="P1"><text:span text:style-name="T9"><text:tab/></text:span><text:span text:style-name="T32">ImIipStruct_E_IM_IIP_CACHE_CH_0</text:span><text:span text:style-name="T9"> = 0,<text:tab/><text:tab/><text:tab/></text:span><text:span text:style-name="T28">/**&lt; Cache channel 0 */</text:span></text:p>
      <text:p text:style-name="P1"><text:span text:style-name="T9"><text:tab/></text:span><text:span text:style-name="T32">ImIipStruct_E_IM_IIP_CACHE_CH_1</text:span><text:span text:style-name="T9">,<text:tab/><text:tab/><text:tab/><text:tab/></text:span><text:span text:style-name="T28">/**&lt; Cache channel 1 */</text:span></text:p>
      <text:p text:style-name="P1"><text:span text:style-name="T9"><text:tab/></text:span><text:span text:style-name="T32">ImIipStruct_E_IM_IIP_CACHE_CH_2</text:span><text:span text:style-name="T9">,<text:tab/><text:tab/><text:tab/><text:tab/></text:span><text:span text:style-name="T28">/**&lt; Cache channel 2 */</text:span></text:p>
      <text:p text:style-name="P1"><text:span text:style-name="T9"><text:tab/></text:span><text:span text:style-name="T32">ImIipStruct_E_IM_IIP_CACHE_CH_MAX</text:span><text:span text:style-name="T9"><text:tab/><text:tab/><text:tab/><text:tab/></text:span><text:span text:style-name="T28">/**&lt; Cache channel Maximum number */</text:span></text:p>
      <text:p text:style-name="P1"><text:span text:style-name="T9"><text:tab/>} </text:span><text:span text:style-name="T21">EImIipCacheCh</text:span><text:span text:style-name="T9">;</text:span></text:p>
      <text:p text:style-name="P2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onospace" svg:font-family="Monospace"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Fallback"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Droid Sans Fallback"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Fallback" style:font-family-complex="'Droid Sans Fallback'"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9-11T09:56:58.823591357</meta:creation-date>
    <dc:date>2020-09-14T09:50:50.869379183</dc:date>
    <meta:editing-duration>PT1H57M16S</meta:editing-duration>
    <meta:editing-cycles>12</meta:editing-cycles>
    <meta:generator>LibreOffice/4.2.8.2$Linux_X86_64 LibreOffice_project/420m0$Build-2</meta:generator>
    <meta:document-statistic meta:table-count="0" meta:image-count="0" meta:object-count="0" meta:page-count="17" meta:paragraph-count="542" meta:word-count="3705" meta:character-count="31849" meta:non-whitespace-character-count="27562"/>
  </office:meta>
</office:document-meta>
</file>